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694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822cm"/>
    </style:style>
    <style:style style:name="co7" style:family="table-column">
      <style:table-column-properties fo:break-before="auto" style:column-width="3.888cm"/>
    </style:style>
    <style:style style:name="co8" style:family="table-column">
      <style:table-column-properties fo:break-before="auto" style:column-width="2.80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916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4.255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.715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649cm"/>
    </style:style>
    <style:style style:name="co21" style:family="table-column">
      <style:table-column-properties fo:break-before="auto" style:column-width="3.089cm"/>
    </style:style>
    <style:style style:name="co22" style:family="table-column">
      <style:table-column-properties fo:break-before="auto" style:column-width="2.466cm"/>
    </style:style>
    <style:style style:name="co23" style:family="table-column">
      <style:table-column-properties fo:break-before="auto" style:column-width="2.528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3.283cm"/>
    </style:style>
    <style:style style:name="co27" style:family="table-column">
      <style:table-column-properties fo:break-before="auto" style:column-width="2.681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2.619cm"/>
    </style:style>
    <style:style style:name="co30" style:family="table-column">
      <style:table-column-properties fo:break-before="auto" style:column-width="3.672cm"/>
    </style:style>
    <style:style style:name="co31" style:family="table-column">
      <style:table-column-properties fo:break-before="auto" style:column-width="3.133cm"/>
    </style:style>
    <style:style style:name="co32" style:family="table-column">
      <style:table-column-properties fo:break-before="auto" style:column-width="2.77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default-cell-style-name="ce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5" table:default-cell-style-name="Excel_20_Built-in_20_Normal"/>
        <table:table-column table:style-name="co13" table:default-cell-style-name="Excel_20_Built-in_20_Normal"/>
        <table:table-column table:style-name="co1" table:number-columns-repeated="1000" table:default-cell-style-name="Excel_20_Built-in_20_Normal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1" office:value-type="string">
            <text:p>rand / bin</text:p>
          </table:table-cell>
          <table:table-cell table:style-name="ce1" office:value-type="string">
            <text:p>rand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rand / bin</text:p>
          </table:table-cell>
          <table:table-cell table:style-name="ce1" office:value-type="string">
            <text:p>rand / exp</text:p>
          </table:table-cell>
          <table:table-cell table:style-name="Default"/>
          <table:table-cell table:style-name="ce1" office:value-type="string">
            <text:p>avg / bin</text:p>
          </table:table-cell>
          <table:table-cell table:style-name="ce1" office:value-type="string">
            <text:p>avg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avg / bin</text:p>
          </table:table-cell>
          <table:table-cell table:style-name="ce1" office:value-type="string">
            <text:p>avg / exp</text:p>
          </table:table-cell>
          <table:table-cell table:style-name="Default"/>
          <table:table-cell table:style-name="ce1" office:value-type="string">
            <text:p>best / bin</text:p>
          </table:table-cell>
          <table:table-cell table:style-name="ce1" office:value-type="string">
            <text:p>best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best / bin</text:p>
          </table:table-cell>
          <table:table-cell table:style-name="ce1" office:value-type="string">
            <text:p>best / exp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rand / bin</text:p>
          </table:table-cell>
          <table:table-cell table:style-name="ce1" office:value-type="string">
            <text:p>avg / bin</text:p>
          </table:table-cell>
          <table:table-cell table:style-name="ce1" office:value-type="string">
            <text:p>best / bin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rand / exp</text:p>
          </table:table-cell>
          <table:table-cell table:style-name="ce1" office:value-type="string">
            <text:p>avg / exp</text:p>
          </table:table-cell>
          <table:table-cell table:style-name="ce1" office:value-type="string">
            <text:p>best / exp</text:p>
          </table:table-cell>
          <table:table-cell table:style-name="ce1" table:number-columns-repeated="99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B2]-[.D2])/[.D2])" office:value-type="float" office:value="0">
            <text:p>0</text:p>
          </table:table-cell>
          <table:table-cell table:formula="of:=ABS(([.C2]-[.D2])/[.D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400">
            <text:p>-1400</text:p>
          </table:table-cell>
          <table:table-cell office:value-type="float" office:value="-1399.997">
            <text:p>-1399,997</text:p>
          </table:table-cell>
          <table:table-cell table:style-name="ce3" office:value-type="float" office:value="-1400">
            <text:p>-1400</text:p>
          </table:table-cell>
          <table:table-cell table:formula="of:=ABS(([.D2]-[.H2])/[.D2])" office:value-type="float" office:value="0">
            <text:p>0</text:p>
          </table:table-cell>
          <table:table-cell table:formula="of:=ABS(([.D2]-[.I2])/[.D2])" office:value-type="float" office:value="0.00000214285714280647">
            <text:p>2,14285714280647E-006</text:p>
          </table:table-cell>
          <table:table-cell table:style-name="Default"/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-[.N2])/[.D2])" office:value-type="float" office:value="0">
            <text:p>0</text:p>
          </table:table-cell>
          <table:table-cell table:formula="of:=ABS(([.D2]-[.O2])/[.D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000214285714280647">
            <text:p>2,14285714280647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B3]-[.D3])/[.D3])" office:value-type="float" office:value="0">
            <text:p>0</text:p>
          </table:table-cell>
          <table:table-cell table:formula="of:=ABS(([.C3]-[.D3])/[.D3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300">
            <text:p>-1300</text:p>
          </table:table-cell>
          <table:table-cell office:value-type="float" office:value="-1299.939">
            <text:p>-1299,939</text:p>
          </table:table-cell>
          <table:table-cell table:style-name="ce3" office:value-type="float" office:value="-1300">
            <text:p>-1300</text:p>
          </table:table-cell>
          <table:table-cell table:formula="of:=ABS(([.D3]-[.H3])/[.D3])" office:value-type="float" office:value="0">
            <text:p>0</text:p>
          </table:table-cell>
          <table:table-cell table:formula="of:=ABS(([.D3]-[.I3])/[.D3])" office:value-type="float" office:value="0.0000469230769230168">
            <text:p>4,69230769230168E-005</text:p>
          </table:table-cell>
          <table:table-cell table:style-name="Default"/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D3]-[.N3])/[.D3])" office:value-type="float" office:value="0">
            <text:p>0</text:p>
          </table:table-cell>
          <table:table-cell table:formula="of:=ABS(([.D3]-[.O3])/[.D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0.0000469230769230168">
            <text:p>4,69230769230168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B4]-[.D4])/[.D4])" office:value-type="float" office:value="0">
            <text:p>0</text:p>
          </table:table-cell>
          <table:table-cell table:formula="of:=ABS(([.C4]-[.D4])/[.D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024.86">
            <text:p>-1024,86</text:p>
          </table:table-cell>
          <table:table-cell office:value-type="float" office:value="-959.4715">
            <text:p>-959,4715</text:p>
          </table:table-cell>
          <table:table-cell table:style-name="ce3" office:value-type="float" office:value="-1200">
            <text:p>-1200</text:p>
          </table:table-cell>
          <table:table-cell table:formula="of:=ABS(([.D4]-[.H4])/[.D4])" office:value-type="float" office:value="0.14595">
            <text:p>0,14595</text:p>
          </table:table-cell>
          <table:table-cell table:formula="of:=ABS(([.D4]-[.I4])/[.D4])" office:value-type="float" office:value="0.200440416666667">
            <text:p>0,2004404167</text:p>
          </table:table-cell>
          <table:table-cell table:style-name="Default"/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D4]-[.N4])/[.D4])" office:value-type="float" office:value="0">
            <text:p>0</text:p>
          </table:table-cell>
          <table:table-cell table:formula="of:=ABS(([.D4]-[.O4])/[.D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14595">
            <text:p>0,1459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200440416666667">
            <text:p>0,200440416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B5]-[.D5])/[.D5])" office:value-type="float" office:value="0">
            <text:p>0</text:p>
          </table:table-cell>
          <table:table-cell table:formula="of:=ABS(([.C5]-[.D5])/[.D5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888.0326">
            <text:p>-888,0326</text:p>
          </table:table-cell>
          <table:table-cell office:value-type="float" office:value="-816.6373">
            <text:p>-816,6373</text:p>
          </table:table-cell>
          <table:table-cell table:style-name="ce3" office:value-type="float" office:value="-1100">
            <text:p>-1100</text:p>
          </table:table-cell>
          <table:table-cell table:formula="of:=ABS(([.D5]-[.H5])/[.D5])" office:value-type="float" office:value="0.192697636363636">
            <text:p>0,1926976364</text:p>
          </table:table-cell>
          <table:table-cell table:formula="of:=ABS(([.D5]-[.I5])/[.D5])" office:value-type="float" office:value="0.257602454545455">
            <text:p>0,2576024545</text:p>
          </table:table-cell>
          <table:table-cell table:style-name="Default"/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D5]-[.N5])/[.D5])" office:value-type="float" office:value="0">
            <text:p>0</text:p>
          </table:table-cell>
          <table:table-cell table:formula="of:=ABS(([.D5]-[.O5])/[.D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192697636363636">
            <text:p>0,1926976364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257602454545455">
            <text:p>0,257602454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B6]-[.D6])/[.D6])" office:value-type="float" office:value="0">
            <text:p>0</text:p>
          </table:table-cell>
          <table:table-cell table:formula="of:=ABS(([.C6]-[.D6])/[.D6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99.9958">
            <text:p>-999,9958</text:p>
          </table:table-cell>
          <table:table-cell office:value-type="float" office:value="-999.9998">
            <text:p>-999,9998</text:p>
          </table:table-cell>
          <table:table-cell table:style-name="ce3" office:value-type="float" office:value="-1000">
            <text:p>-1000</text:p>
          </table:table-cell>
          <table:table-cell table:formula="of:=ABS(([.D6]-[.H6])/[.D6])" office:value-type="float" office:value="0.0000041999999999689">
            <text:p>0,0000042</text:p>
          </table:table-cell>
          <table:table-cell table:formula="of:=ABS(([.D6]-[.I6])/[.D6])" office:value-type="float" office:value="0.000000199999999949796">
            <text:p>0,0000002</text:p>
          </table:table-cell>
          <table:table-cell table:style-name="Default"/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D6]-[.N6])/[.D6])" office:value-type="float" office:value="0">
            <text:p>0</text:p>
          </table:table-cell>
          <table:table-cell table:formula="of:=ABS(([.D6]-[.O6])/[.D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41999999999689">
            <text:p>0,000004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0199999999949796">
            <text:p>0,0000002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B7]-[.D7])/[.D7])" office:value-type="float" office:value="0">
            <text:p>0</text:p>
          </table:table-cell>
          <table:table-cell table:formula="of:=ABS(([.C7]-[.D7])/[.D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D7]-[.H7])/[.D7])" office:value-type="float" office:value="0">
            <text:p>0</text:p>
          </table:table-cell>
          <table:table-cell table:formula="of:=ABS(([.D7]-[.I7])/[.D7])" office:value-type="float" office:value="0.00000011111111108322">
            <text:p>1,1111111108322E-007</text:p>
          </table:table-cell>
          <table:table-cell table:style-name="Default"/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-[.N7])/[.D7])" office:value-type="float" office:value="0">
            <text:p>0</text:p>
          </table:table-cell>
          <table:table-cell table:formula="of:=ABS(([.D7]-[.O7])/[.D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-711.6652">
            <text:p>-711,6652</text:p>
          </table:table-cell>
          <table:table-cell table:style-name="ce3" office:value-type="float" office:value="-800">
            <text:p>-800</text:p>
          </table:table-cell>
          <table:table-cell table:formula="of:=ABS(([.B8]-[.D8])/[.D8])" office:value-type="float" office:value="0.1104185">
            <text:p>0,1104185</text:p>
          </table:table-cell>
          <table:table-cell table:formula="of:=ABS(([.C8]-[.D8])/[.D8])" office:value-type="float" office:value="0.1104185">
            <text:p>0,1104185</text:p>
          </table:table-cell>
          <table:table-cell table:style-name="Default"/>
          <table:table-cell table:style-name="Excel_20_Built-in_20_Normal" office:value-type="float" office:value="-800">
            <text:p>-800</text:p>
          </table:table-cell>
          <table:table-cell office:value-type="float" office:value="-799.4801">
            <text:p>-799,4801</text:p>
          </table:table-cell>
          <table:table-cell table:style-name="ce3" office:value-type="float" office:value="-800">
            <text:p>-800</text:p>
          </table:table-cell>
          <table:table-cell table:formula="of:=ABS(([.D8]-[.H8])/[.D8])" office:value-type="float" office:value="0">
            <text:p>0</text:p>
          </table:table-cell>
          <table:table-cell table:formula="of:=ABS(([.D8]-[.I8])/[.D8])" office:value-type="float" office:value="0.000649875000000009">
            <text:p>0,000649875</text:p>
          </table:table-cell>
          <table:table-cell table:style-name="Default"/>
          <table:table-cell table:number-columns-repeated="2" office:value-type="float" office:value="-800">
            <text:p>-800</text:p>
          </table:table-cell>
          <table:table-cell table:style-name="ce3" office:value-type="float" office:value="-800">
            <text:p>-800</text:p>
          </table:table-cell>
          <table:table-cell table:formula="of:=ABS(([.D8]-[.N8])/[.D8])" office:value-type="float" office:value="0">
            <text:p>0</text:p>
          </table:table-cell>
          <table:table-cell table:formula="of:=ABS(([.D8]-[.O8])/[.D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office:value-type="float" office:value="0.000649875000000009">
            <text:p>0,00064987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79.9703">
            <text:p>-679,9703</text:p>
          </table:table-cell>
          <table:table-cell office:value-type="float" office:value="-679.9997">
            <text:p>-679,9997</text:p>
          </table:table-cell>
          <table:table-cell table:style-name="ce3" office:value-type="float" office:value="-700">
            <text:p>-700</text:p>
          </table:table-cell>
          <table:table-cell table:formula="of:=ABS(([.B9]-[.D9])/[.D9])" office:value-type="float" office:value="0.0286138571428572">
            <text:p>0,0286138571</text:p>
          </table:table-cell>
          <table:table-cell table:formula="of:=ABS(([.C9]-[.D9])/[.D9])" office:value-type="float" office:value="0.0285718571428572">
            <text:p>0,0285718571</text:p>
          </table:table-cell>
          <table:table-cell table:style-name="Default"/>
          <table:table-cell table:style-name="Excel_20_Built-in_20_Normal" office:value-type="float" office:value="-699.9742">
            <text:p>-699,9742</text:p>
          </table:table-cell>
          <table:table-cell office:value-type="float" office:value="-699.9954">
            <text:p>-699,9954</text:p>
          </table:table-cell>
          <table:table-cell table:style-name="ce3" office:value-type="float" office:value="-700">
            <text:p>-700</text:p>
          </table:table-cell>
          <table:table-cell table:formula="of:=ABS(([.D9]-[.H9])/[.D9])" office:value-type="float" office:value="0.0000368571428571483">
            <text:p>3,68571428571483E-005</text:p>
          </table:table-cell>
          <table:table-cell table:formula="of:=ABS(([.D9]-[.I9])/[.D9])" office:value-type="float" office:value="0.00000657142857140311">
            <text:p>6,57142857140311E-006</text:p>
          </table:table-cell>
          <table:table-cell table:style-name="Default"/>
          <table:table-cell table:number-columns-repeated="2" office:value-type="float" office:value="-700">
            <text:p>-700</text:p>
          </table:table-cell>
          <table:table-cell table:style-name="ce3" office:value-type="float" office:value="-700">
            <text:p>-700</text:p>
          </table:table-cell>
          <table:table-cell table:formula="of:=ABS(([.D9]-[.N9])/[.D9])" office:value-type="float" office:value="0">
            <text:p>0</text:p>
          </table:table-cell>
          <table:table-cell table:formula="of:=ABS(([.D9]-[.O9])/[.D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6138571428572">
            <text:p>0,0286138571</text:p>
          </table:table-cell>
          <table:table-cell office:value-type="float" office:value="0.0000368571428571483">
            <text:p>3,68571428571483E-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5718571428572">
            <text:p>0,0285718571</text:p>
          </table:table-cell>
          <table:table-cell office:value-type="float" office:value="0.00000657142857140311">
            <text:p>6,57142857140311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7">
            <text:p>-597</text:p>
          </table:table-cell>
          <table:table-cell table:style-name="ce3" office:value-type="float" office:value="-600">
            <text:p>-600</text:p>
          </table:table-cell>
          <table:table-cell table:formula="of:=ABS(([.B10]-[.D10])/[.D10])" office:value-type="float" office:value="0">
            <text:p>0</text:p>
          </table:table-cell>
          <table:table-cell table:formula="of:=ABS(([.C10]-[.D10])/[.D10])" office:value-type="float" office:value="0.005">
            <text:p>0,005</text:p>
          </table:table-cell>
          <table:table-cell table:style-name="Default"/>
          <table:table-cell table:style-name="Excel_20_Built-in_20_Normal" office:value-type="float" office:value="-599.4461">
            <text:p>-599,4461</text:p>
          </table:table-cell>
          <table:table-cell office:value-type="float" office:value="-599.9893">
            <text:p>-599,9893</text:p>
          </table:table-cell>
          <table:table-cell table:style-name="ce3" office:value-type="float" office:value="-600">
            <text:p>-600</text:p>
          </table:table-cell>
          <table:table-cell table:formula="of:=ABS(([.D10]-[.H10])/[.D10])" office:value-type="float" office:value="0.000923166666666665">
            <text:p>0,0009231667</text:p>
          </table:table-cell>
          <table:table-cell table:formula="of:=ABS(([.D10]-[.I10])/[.D10])" office:value-type="float" office:value="0.0000178333333334043">
            <text:p>1,78333333334043E-005</text:p>
          </table:table-cell>
          <table:table-cell table:style-name="Default"/>
          <table:table-cell office:value-type="float" office:value="-599.9927">
            <text:p>-599,9927</text:p>
          </table:table-cell>
          <table:table-cell office:value-type="float" office:value="-600">
            <text:p>-600</text:p>
          </table:table-cell>
          <table:table-cell table:style-name="ce3" office:value-type="float" office:value="-600">
            <text:p>-600</text:p>
          </table:table-cell>
          <table:table-cell table:formula="of:=ABS(([.D10]-[.N10])/[.D10])" office:value-type="float" office:value="0.0000121666666666442">
            <text:p>1,21666666666442E-005</text:p>
          </table:table-cell>
          <table:table-cell table:formula="of:=ABS(([.D10]-[.O10])/[.D10])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0923166666666665">
            <text:p>0,0009231667</text:p>
          </table:table-cell>
          <table:table-cell office:value-type="float" office:value="0.0000121666666666442">
            <text:p>1,21666666666442E-005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5">
            <text:p>0,005</text:p>
          </table:table-cell>
          <table:table-cell office:value-type="float" office:value="0.0000178333333334043">
            <text:p>1,78333333334043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-500">
            <text:p>-500</text:p>
          </table:table-cell>
          <table:table-cell table:style-name="ce3" office:value-type="float" office:value="-500">
            <text:p>-500</text:p>
          </table:table-cell>
          <table:table-cell table:formula="of:=ABS(([.B11]-[.D11])/[.D11])" office:value-type="float" office:value="0">
            <text:p>0</text:p>
          </table:table-cell>
          <table:table-cell table:formula="of:=ABS(([.C11]-[.D11])/[.D11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499.9015">
            <text:p>-499,9015</text:p>
          </table:table-cell>
          <table:table-cell office:value-type="float" office:value="-499.7222">
            <text:p>-499,7222</text:p>
          </table:table-cell>
          <table:table-cell table:style-name="ce3" office:value-type="float" office:value="-500">
            <text:p>-500</text:p>
          </table:table-cell>
          <table:table-cell table:formula="of:=ABS(([.D11]-[.H11])/[.D11])" office:value-type="float" office:value="0.000197000000000003">
            <text:p>0,000197</text:p>
          </table:table-cell>
          <table:table-cell table:formula="of:=ABS(([.D11]-[.I11])/[.D11])" office:value-type="float" office:value="0.000555600000000027">
            <text:p>0,0005556</text:p>
          </table:table-cell>
          <table:table-cell table:style-name="Default"/>
          <table:table-cell office:value-type="float" office:value="-500">
            <text:p>-500</text:p>
          </table:table-cell>
          <table:table-cell office:value-type="float" office:value="-499.9926">
            <text:p>-499,9926</text:p>
          </table:table-cell>
          <table:table-cell table:style-name="ce3" office:value-type="float" office:value="-500">
            <text:p>-500</text:p>
          </table:table-cell>
          <table:table-cell table:formula="of:=ABS(([.D11]-[.N11])/[.D11])" office:value-type="float" office:value="0">
            <text:p>0</text:p>
          </table:table-cell>
          <table:table-cell table:formula="of:=ABS(([.D11]-[.O11])/[.D11])" office:value-type="float" office:value="0.0000148000000000366">
            <text:p>0,0000148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197000000000003">
            <text:p>0,00019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555600000000027">
            <text:p>0,0005556</text:p>
          </table:table-cell>
          <table:table-cell office:value-type="float" office:value="0.0000148000000000366">
            <text:p>0,0000148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B12]-[.D12])/[.D12])" office:value-type="float" office:value="0">
            <text:p>0</text:p>
          </table:table-cell>
          <table:table-cell table:formula="of:=ABS(([.C12]-[.D12])/[.D1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396.2258">
            <text:p>-396,2258</text:p>
          </table:table-cell>
          <table:table-cell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H12])/[.D12])" office:value-type="float" office:value="0.00943550000000002">
            <text:p>0,0094355</text:p>
          </table:table-cell>
          <table:table-cell table:formula="of:=ABS(([.D12]-[.I12])/[.D12])" office:value-type="float" office:value="0">
            <text:p>0</text:p>
          </table:table-cell>
          <table:table-cell table:style-name="Default"/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N12])/[.D12])" office:value-type="float" office:value="0">
            <text:p>0</text:p>
          </table:table-cell>
          <table:table-cell table:formula="of:=ABS(([.D12]-[.O12])/[.D12])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943550000000002">
            <text:p>0,009435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99.005">
            <text:p>-299,005</text:p>
          </table:table-cell>
          <table:table-cell office:value-type="float" office:value="-295.0252">
            <text:p>-295,0252</text:p>
          </table:table-cell>
          <table:table-cell table:style-name="ce3" office:value-type="float" office:value="-300">
            <text:p>-300</text:p>
          </table:table-cell>
          <table:table-cell table:formula="of:=ABS(([.B13]-[.D13])/[.D13])" office:value-type="float" office:value="0.00331666666666668">
            <text:p>0,0033166667</text:p>
          </table:table-cell>
          <table:table-cell table:formula="of:=ABS(([.C13]-[.D13])/[.D13])" office:value-type="float" office:value="0.0165826666666667">
            <text:p>0,0165826667</text:p>
          </table:table-cell>
          <table:table-cell table:style-name="Default"/>
          <table:table-cell table:style-name="Excel_20_Built-in_20_Normal" office:value-type="float" office:value="-299.9985">
            <text:p>-299,9985</text:p>
          </table:table-cell>
          <table:table-cell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H13])/[.D13])" office:value-type="float" office:value="0.00000500000000007124">
            <text:p>0,000005</text:p>
          </table:table-cell>
          <table:table-cell table:formula="of:=ABS(([.D13]-[.I13])/[.D13])" office:value-type="float" office:value="0">
            <text:p>0</text:p>
          </table:table-cell>
          <table:table-cell table:style-name="Default"/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N13])/[.D13])" office:value-type="float" office:value="0">
            <text:p>0</text:p>
          </table:table-cell>
          <table:table-cell table:formula="of:=ABS(([.D13]-[.O13])/[.D13])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0331666666666668">
            <text:p>0,0033166667</text:p>
          </table:table-cell>
          <table:table-cell office:value-type="float" office:value="0.00000500000000007124">
            <text:p>0,000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165826666666667">
            <text:p>0,0165826667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98.0101">
            <text:p>-198,0101</text:p>
          </table:table-cell>
          <table:table-cell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B14]-[.D14])/[.D14])" office:value-type="float" office:value="0.00994950000000003">
            <text:p>0,0099495</text:p>
          </table:table-cell>
          <table:table-cell table:formula="of:=ABS(([.C14]-[.D14])/[.D1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200">
            <text:p>-200</text:p>
          </table:table-cell>
          <table:table-cell office:value-type="float" office:value="-197.2395">
            <text:p>-197,2395</text:p>
          </table:table-cell>
          <table:table-cell table:style-name="ce3" office:value-type="float" office:value="-200">
            <text:p>-200</text:p>
          </table:table-cell>
          <table:table-cell table:formula="of:=ABS(([.D14]-[.H14])/[.D14])" office:value-type="float" office:value="0">
            <text:p>0</text:p>
          </table:table-cell>
          <table:table-cell table:formula="of:=ABS(([.D14]-[.I14])/[.D14])" office:value-type="float" office:value="0.0138025">
            <text:p>0,0138025</text:p>
          </table:table-cell>
          <table:table-cell table:style-name="Default"/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D14]-[.N14])/[.D14])" office:value-type="float" office:value="0">
            <text:p>0</text:p>
          </table:table-cell>
          <table:table-cell table:formula="of:=ABS(([.D14]-[.O14])/[.D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0994950000000003">
            <text:p>0,00994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38025">
            <text:p>0,013802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458.5593">
            <text:p>458,5593</text:p>
          </table:table-cell>
          <table:table-cell table:style-name="ce3" office:value-type="float" office:value="-100">
            <text:p>-100</text:p>
          </table:table-cell>
          <table:table-cell table:formula="of:=ABS(([.B15]-[.D15])/[.D15])" office:value-type="float" office:value="0.00312169999999995">
            <text:p>0,0031217</text:p>
          </table:table-cell>
          <table:table-cell table:formula="of:=ABS(([.C15]-[.D15])/[.D15])" office:value-type="float" office:value="5.585593">
            <text:p>5,585593</text:p>
          </table:table-cell>
          <table:table-cell table:style-name="Default"/>
          <table:table-cell table:style-name="Excel_20_Built-in_20_Normal" office:value-type="float" office:value="-96.71519">
            <text:p>-96,71519</text:p>
          </table:table-cell>
          <table:table-cell office:value-type="float" office:value="-79.96757">
            <text:p>-79,96757</text:p>
          </table:table-cell>
          <table:table-cell table:style-name="ce3" office:value-type="float" office:value="-100">
            <text:p>-100</text:p>
          </table:table-cell>
          <table:table-cell table:formula="of:=ABS(([.D15]-[.H15])/[.D15])" office:value-type="float" office:value="0.0328480999999999">
            <text:p>0,0328481</text:p>
          </table:table-cell>
          <table:table-cell table:formula="of:=ABS(([.D15]-[.I15])/[.D15])" office:value-type="float" office:value="0.2003243">
            <text:p>0,2003243</text:p>
          </table:table-cell>
          <table:table-cell table:style-name="Default"/>
          <table:table-cell office:value-type="float" office:value="-99.37565">
            <text:p>-99,37565</text:p>
          </table:table-cell>
          <table:table-cell office:value-type="float" office:value="-66.48556">
            <text:p>-66,48556</text:p>
          </table:table-cell>
          <table:table-cell table:style-name="ce3" office:value-type="float" office:value="-100">
            <text:p>-100</text:p>
          </table:table-cell>
          <table:table-cell table:formula="of:=ABS(([.D15]-[.N15])/[.D15])" office:value-type="float" office:value="0.00624350000000007">
            <text:p>0,0062435</text:p>
          </table:table-cell>
          <table:table-cell table:formula="of:=ABS(([.D15]-[.O15])/[.D15])" office:value-type="float" office:value="0.3351444">
            <text:p>0,3351444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00312169999999995">
            <text:p>0,0031217</text:p>
          </table:table-cell>
          <table:table-cell office:value-type="float" office:value="0.0328480999999999">
            <text:p>0,0328481</text:p>
          </table:table-cell>
          <table:table-cell office:value-type="float" office:value="0.00624350000000007">
            <text:p>0,0062435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5.585593">
            <text:p>5,585593</text:p>
          </table:table-cell>
          <table:table-cell office:value-type="float" office:value="0.2003243">
            <text:p>0,2003243</text:p>
          </table:table-cell>
          <table:table-cell office:value-type="float" office:value="0.3351444">
            <text:p>0,3351444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.5045">
            <text:p>158,5045</text:p>
          </table:table-cell>
          <table:table-cell office:value-type="float" office:value="174.9496">
            <text:p>174,9496</text:p>
          </table:table-cell>
          <table:table-cell table:style-name="ce3" office:value-type="float" office:value="100">
            <text:p>100</text:p>
          </table:table-cell>
          <table:table-cell table:formula="of:=ABS(([.B16]-[.D16])/[.D16])" office:value-type="float" office:value="0.585045">
            <text:p>0,585045</text:p>
          </table:table-cell>
          <table:table-cell table:formula="of:=ABS(([.C16]-[.D16])/[.D16])" office:value-type="float" office:value="0.749496">
            <text:p>0,749496</text:p>
          </table:table-cell>
          <table:table-cell table:style-name="Default"/>
          <table:table-cell table:style-name="Excel_20_Built-in_20_Normal" office:value-type="float" office:value="100.3123">
            <text:p>100,3123</text:p>
          </table:table-cell>
          <table:table-cell office:value-type="float" office:value="122.652">
            <text:p>122,652</text:p>
          </table:table-cell>
          <table:table-cell table:style-name="ce3" office:value-type="float" office:value="100">
            <text:p>100</text:p>
          </table:table-cell>
          <table:table-cell table:formula="of:=ABS(([.D16]-[.H16])/[.D16])" office:value-type="float" office:value="0.00312299999999993">
            <text:p>0,003123</text:p>
          </table:table-cell>
          <table:table-cell table:formula="of:=ABS(([.D16]-[.I16])/[.D16])" office:value-type="float" office:value="0.22652">
            <text:p>0,22652</text:p>
          </table:table-cell>
          <table:table-cell table:style-name="Default"/>
          <table:table-cell office:value-type="float" office:value="117.0694">
            <text:p>117,0694</text:p>
          </table:table-cell>
          <table:table-cell office:value-type="float" office:value="100.3122">
            <text:p>100,3122</text:p>
          </table:table-cell>
          <table:table-cell table:style-name="ce3" office:value-type="float" office:value="100">
            <text:p>100</text:p>
          </table:table-cell>
          <table:table-cell table:formula="of:=ABS(([.D16]-[.N16])/[.D16])" office:value-type="float" office:value="0.170694">
            <text:p>0,170694</text:p>
          </table:table-cell>
          <table:table-cell table:formula="of:=ABS(([.D16]-[.O16])/[.D16])" office:value-type="float" office:value="0.00312200000000004">
            <text:p>0,003122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585045">
            <text:p>0,585045</text:p>
          </table:table-cell>
          <table:table-cell office:value-type="float" office:value="0.00312299999999993">
            <text:p>0,003123</text:p>
          </table:table-cell>
          <table:table-cell office:value-type="float" office:value="0.170694">
            <text:p>0,170694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749496">
            <text:p>0,749496</text:p>
          </table:table-cell>
          <table:table-cell office:value-type="float" office:value="0.22652">
            <text:p>0,22652</text:p>
          </table:table-cell>
          <table:table-cell office:value-type="float" office:value="0.00312200000000004">
            <text:p>0,003122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B17]-[.D17])/[.D17])" office:value-type="float" office:value="0">
            <text:p>0</text:p>
          </table:table-cell>
          <table:table-cell table:formula="of:=ABS(([.C17]-[.D17])/[.D1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205.3461">
            <text:p>205,3461</text:p>
          </table:table-cell>
          <table:table-cell office:value-type="float" office:value="207.7793">
            <text:p>207,7793</text:p>
          </table:table-cell>
          <table:table-cell table:style-name="ce3" office:value-type="float" office:value="200">
            <text:p>200</text:p>
          </table:table-cell>
          <table:table-cell table:formula="of:=ABS(([.D17]-[.H17])/[.D17])" office:value-type="float" office:value="0.0267305">
            <text:p>0,0267305</text:p>
          </table:table-cell>
          <table:table-cell table:formula="of:=ABS(([.D17]-[.I17])/[.D17])" office:value-type="float" office:value="0.0388965">
            <text:p>0,0388965</text:p>
          </table:table-cell>
          <table:table-cell table:style-name="Default"/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D17]-[.N17])/[.D17])" office:value-type="float" office:value="0">
            <text:p>0</text:p>
          </table:table-cell>
          <table:table-cell table:formula="of:=ABS(([.D17]-[.O17])/[.D17])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267305">
            <text:p>0,02673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388965">
            <text:p>0,038896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0">
            <text:p>300</text:p>
          </table:table-cell>
          <table:table-cell table:style-name="ce3" office:value-type="float" office:value="300">
            <text:p>300</text:p>
          </table:table-cell>
          <table:table-cell table:formula="of:=ABS(([.B18]-[.D18])/[.D18])" office:value-type="float" office:value="0.00673200000000008">
            <text:p>0,006732</text:p>
          </table:table-cell>
          <table:table-cell table:formula="of:=ABS(([.C18]-[.D18])/[.D18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305.4988">
            <text:p>305,4988</text:p>
          </table:table-cell>
          <table:table-cell office:value-type="float" office:value="304.0274">
            <text:p>304,0274</text:p>
          </table:table-cell>
          <table:table-cell table:style-name="ce3" office:value-type="float" office:value="300">
            <text:p>300</text:p>
          </table:table-cell>
          <table:table-cell table:formula="of:=ABS(([.D18]-[.H18])/[.D18])" office:value-type="float" office:value="0.0183293333333334">
            <text:p>0,0183293333</text:p>
          </table:table-cell>
          <table:table-cell table:formula="of:=ABS(([.D18]-[.I18])/[.D18])" office:value-type="float" office:value="0.0134246666666667">
            <text:p>0,0134246667</text:p>
          </table:table-cell>
          <table:table-cell table:style-name="Default"/>
          <table:table-cell office:value-type="float" office:value="303.7462">
            <text:p>303,7462</text:p>
          </table:table-cell>
          <table:table-cell office:value-type="float" office:value="302.0196">
            <text:p>302,0196</text:p>
          </table:table-cell>
          <table:table-cell table:style-name="ce3" office:value-type="float" office:value="300">
            <text:p>300</text:p>
          </table:table-cell>
          <table:table-cell table:formula="of:=ABS(([.D18]-[.N18])/[.D18])" office:value-type="float" office:value="0.0124873333333333">
            <text:p>0,0124873333</text:p>
          </table:table-cell>
          <table:table-cell table:formula="of:=ABS(([.D18]-[.O18])/[.D18])"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.0183293333333334">
            <text:p>0,0183293333</text:p>
          </table:table-cell>
          <table:table-cell office:value-type="float" office:value="0.0124873333333333">
            <text:p>0,0124873333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0134246666666667">
            <text:p>0,0134246667</text:p>
          </table:table-cell>
          <table:table-cell office:value-type="float" office:value="0.00673200000000008">
            <text:p>0,006732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B19]-[.D19])/[.D19])" office:value-type="float" office:value="0">
            <text:p>0</text:p>
          </table:table-cell>
          <table:table-cell table:formula="of:=ABS(([.C19]-[.D19])/[.D19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405.4569">
            <text:p>405,4569</text:p>
          </table:table-cell>
          <table:table-cell office:value-type="float" office:value="405.0404">
            <text:p>405,0404</text:p>
          </table:table-cell>
          <table:table-cell table:style-name="ce3" office:value-type="float" office:value="400">
            <text:p>400</text:p>
          </table:table-cell>
          <table:table-cell table:formula="of:=ABS(([.D19]-[.H19])/[.D19])" office:value-type="float" office:value="0.01364225">
            <text:p>0,01364225</text:p>
          </table:table-cell>
          <table:table-cell table:formula="of:=ABS(([.D19]-[.I19])/[.D19])" office:value-type="float" office:value="0.0126009999999999">
            <text:p>0,012601</text:p>
          </table:table-cell>
          <table:table-cell table:style-name="Default"/>
          <table:table-cell office:value-type="float" office:value="402.0035">
            <text:p>402,0035</text:p>
          </table:table-cell>
          <table:table-cell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D19]-[.N19])/[.D19])" office:value-type="float" office:value="0.00500874999999994">
            <text:p>0,00500875</text:p>
          </table:table-cell>
          <table:table-cell table:formula="of:=ABS(([.D19]-[.O19])/[.D19])" office:value-type="float" office:value="0">
            <text:p>0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364225">
            <text:p>0,01364225</text:p>
          </table:table-cell>
          <table:table-cell office:value-type="float" office:value="0.00500874999999994">
            <text:p>0,0050087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26009999999999">
            <text:p>0,01260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B20]-[.D20])/[.D20])" office:value-type="float" office:value="0">
            <text:p>0</text:p>
          </table:table-cell>
          <table:table-cell table:formula="of:=ABS(([.C20]-[.D20])/[.D20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500.1756">
            <text:p>500,1756</text:p>
          </table:table-cell>
          <table:table-cell office:value-type="float" office:value="500.1277">
            <text:p>500,1277</text:p>
          </table:table-cell>
          <table:table-cell table:style-name="ce3" office:value-type="float" office:value="500">
            <text:p>500</text:p>
          </table:table-cell>
          <table:table-cell table:formula="of:=ABS(([.D20]-[.H20])/[.D20])" office:value-type="float" office:value="0.000351199999999949">
            <text:p>0,0003512</text:p>
          </table:table-cell>
          <table:table-cell table:formula="of:=ABS(([.D20]-[.I20])/[.D20])" office:value-type="float" office:value="0.000255400000000009">
            <text:p>0,0002554</text:p>
          </table:table-cell>
          <table:table-cell table:style-name="Default"/>
          <table:table-cell office:value-type="float" office:value="500">
            <text:p>500</text:p>
          </table:table-cell>
          <table:table-cell office:value-type="float" office:value="500.0632">
            <text:p>500,0632</text:p>
          </table:table-cell>
          <table:table-cell table:style-name="ce3" office:value-type="float" office:value="500">
            <text:p>500</text:p>
          </table:table-cell>
          <table:table-cell table:formula="of:=ABS(([.D20]-[.N20])/[.D20])" office:value-type="float" office:value="0">
            <text:p>0</text:p>
          </table:table-cell>
          <table:table-cell table:formula="of:=ABS(([.D20]-[.O20])/[.D20])" office:value-type="float" office:value="0.00012639999999999">
            <text:p>0,000126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351199999999949">
            <text:p>0,000351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55400000000009">
            <text:p>0,0002554</text:p>
          </table:table-cell>
          <table:table-cell office:value-type="float" office:value="0.00012639999999999">
            <text:p>0,000126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B21]-[.D21])/[.D21])" office:value-type="float" office:value="0.0000323333333333646">
            <text:p>3,23333333333646E-005</text:p>
          </table:table-cell>
          <table:table-cell table:formula="of:=ABS(([.C21]-[.D21])/[.D21])" office:value-type="float" office:value="0.0000323333333333646">
            <text:p>3,23333333333646E-005</text:p>
          </table:table-cell>
          <table:table-cell table:style-name="Default"/>
          <table:table-cell table:style-name="Excel_20_Built-in_20_Normal" office:value-type="float" office:value="600.0195">
            <text:p>600,0195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-[.H21])/[.D21])" office:value-type="float" office:value="0.0000324999999999894">
            <text:p>0,0000325</text:p>
          </table:table-cell>
          <table:table-cell table:formula="of:=ABS(([.D21]-[.I21])/[.D21])" office:value-type="float" office:value="0.0000324999999999894">
            <text:p>0,0000325</text:p>
          </table:table-cell>
          <table:table-cell table:style-name="Default"/>
          <table:table-cell office:value-type="float" office:value="600">
            <text:p>600</text:p>
          </table:table-cell>
          <table:table-cell office:value-type="float" office:value="600.0419">
            <text:p>600,0419</text:p>
          </table:table-cell>
          <table:table-cell table:style-name="ce3" office:value-type="float" office:value="600">
            <text:p>600</text:p>
          </table:table-cell>
          <table:table-cell table:formula="of:=ABS(([.D21]-[.N21])/[.D21])" office:value-type="float" office:value="0">
            <text:p>0</text:p>
          </table:table-cell>
          <table:table-cell table:formula="of:=ABS(([.D21]-[.O21])/[.D21])" office:value-type="float" office:value="0.0000698333333334252">
            <text:p>6,98333333334252E-005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.0000698333333334252">
            <text:p>6,98333333334252E-00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table:style-name="ce3" office:value-type="float" office:value="700">
            <text:p>700</text:p>
          </table:table-cell>
          <table:table-cell table:formula="of:=ABS(([.B22]-[.D22])/[.D22])" office:value-type="float" office:value="0">
            <text:p>0</text:p>
          </table:table-cell>
          <table:table-cell table:formula="of:=ABS(([.C22]-[.D22])/[.D22])" office:value-type="float" office:value="0.285714285714286">
            <text:p>0,2857142857</text:p>
          </table:table-cell>
          <table:table-cell table:style-name="Default"/>
          <table:table-cell table:style-name="Excel_20_Built-in_20_Normal" office:value-type="float" office:value="910.2265">
            <text:p>910,2265</text:p>
          </table:table-cell>
          <table:table-cell office:value-type="float" office:value="700.0263">
            <text:p>700,0263</text:p>
          </table:table-cell>
          <table:table-cell table:style-name="ce3" office:value-type="float" office:value="700">
            <text:p>700</text:p>
          </table:table-cell>
          <table:table-cell table:formula="of:=ABS(([.D22]-[.H22])/[.D22])" office:value-type="float" office:value="0.300323571428571">
            <text:p>0,3003235714</text:p>
          </table:table-cell>
          <table:table-cell table:formula="of:=ABS(([.D22]-[.I22])/[.D22])" office:value-type="float" office:value="0.0000375714285714171">
            <text:p>3,75714285714171E-005</text:p>
          </table:table-cell>
          <table:table-cell table:style-name="Default"/>
          <table:table-cell office:value-type="float" office:value="900">
            <text:p>900</text:p>
          </table:table-cell>
          <table:table-cell office:value-type="float" office:value="711.3752">
            <text:p>711,3752</text:p>
          </table:table-cell>
          <table:table-cell table:style-name="ce3" office:value-type="float" office:value="700">
            <text:p>700</text:p>
          </table:table-cell>
          <table:table-cell table:formula="of:=ABS(([.D22]-[.N22])/[.D22])" office:value-type="float" office:value="0.285714285714286">
            <text:p>0,2857142857</text:p>
          </table:table-cell>
          <table:table-cell table:formula="of:=ABS(([.D22]-[.O22])/[.D22])" office:value-type="float" office:value="0.0162502857142856">
            <text:p>0,016250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00323571428571">
            <text:p>0,3003235714</text:p>
          </table:table-cell>
          <table:table-cell office:value-type="float" office:value="0.285714285714286">
            <text:p>0,285714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85714285714286">
            <text:p>0,2857142857</text:p>
          </table:table-cell>
          <table:table-cell office:value-type="float" office:value="0.0000375714285714171">
            <text:p>3,75714285714171E-005</text:p>
          </table:table-cell>
          <table:table-cell office:value-type="float" office:value="0.0162502857142856">
            <text:p>0,0162502857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473.798">
            <text:p>1473,798</text:p>
          </table:table-cell>
          <table:table-cell table:style-name="ce3" office:value-type="float" office:value="800">
            <text:p>800</text:p>
          </table:table-cell>
          <table:table-cell table:formula="of:=ABS(([.B23]-[.D23])/[.D23])" office:value-type="float" office:value="0.8422475">
            <text:p>0,8422475</text:p>
          </table:table-cell>
          <table:table-cell table:formula="of:=ABS(([.C23]-[.D23])/[.D23])" office:value-type="float" office:value="0.8422475">
            <text:p>0,8422475</text:p>
          </table:table-cell>
          <table:table-cell table:style-name="Default"/>
          <table:table-cell table:style-name="Excel_20_Built-in_20_Normal" office:value-type="float" office:value="841.1363">
            <text:p>841,1363</text:p>
          </table:table-cell>
          <table:table-cell office:value-type="float" office:value="851.2916">
            <text:p>851,2916</text:p>
          </table:table-cell>
          <table:table-cell table:style-name="ce3" office:value-type="float" office:value="800">
            <text:p>800</text:p>
          </table:table-cell>
          <table:table-cell table:formula="of:=ABS(([.D23]-[.H23])/[.D23])" office:value-type="float" office:value="0.051420375">
            <text:p>0,051420375</text:p>
          </table:table-cell>
          <table:table-cell table:formula="of:=ABS(([.D23]-[.I23])/[.D23])" office:value-type="float" office:value="0.0641145">
            <text:p>0,0641145</text:p>
          </table:table-cell>
          <table:table-cell table:style-name="Default"/>
          <table:table-cell office:value-type="float" office:value="923.9188">
            <text:p>923,9188</text:p>
          </table:table-cell>
          <table:table-cell office:value-type="float" office:value="917.3027">
            <text:p>917,3027</text:p>
          </table:table-cell>
          <table:table-cell table:style-name="ce3" office:value-type="float" office:value="800">
            <text:p>800</text:p>
          </table:table-cell>
          <table:table-cell table:formula="of:=ABS(([.D23]-[.N23])/[.D23])" office:value-type="float" office:value="0.1548985">
            <text:p>0,1548985</text:p>
          </table:table-cell>
          <table:table-cell table:formula="of:=ABS(([.D23]-[.O23])/[.D23])" office:value-type="float" office:value="0.146628375">
            <text:p>0,14662837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51420375">
            <text:p>0,051420375</text:p>
          </table:table-cell>
          <table:table-cell office:value-type="float" office:value="0.1548985">
            <text:p>0,154898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641145">
            <text:p>0,0641145</text:p>
          </table:table-cell>
          <table:table-cell office:value-type="float" office:value="0.146628375">
            <text:p>0,14662837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440.659">
            <text:p>1440,659</text:p>
          </table:table-cell>
          <table:table-cell table:style-name="ce3" office:value-type="float" office:value="900">
            <text:p>900</text:p>
          </table:table-cell>
          <table:table-cell table:formula="of:=ABS(([.B24]-[.D24])/[.D24])" office:value-type="float" office:value="0">
            <text:p>0</text:p>
          </table:table-cell>
          <table:table-cell table:formula="of:=ABS(([.C24]-[.D24])/[.D24])" office:value-type="float" office:value="0.600732222222222">
            <text:p>0,6007322222</text:p>
          </table:table-cell>
          <table:table-cell table:style-name="Default"/>
          <table:table-cell table:style-name="Excel_20_Built-in_20_Normal" office:value-type="float" office:value="900.0001">
            <text:p>900,0001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D24]-[.H24])/[.D24])" office:value-type="float" office:value="0.00000011111111108322">
            <text:p>1,1111111108322E-007</text:p>
          </table:table-cell>
          <table:table-cell table:formula="of:=ABS(([.D24]-[.I24])/[.D24])" office:value-type="float" office:value="0.0179245555555556">
            <text:p>0,0179245556</text:p>
          </table:table-cell>
          <table:table-cell table:style-name="Default"/>
          <table:table-cell office:value-type="float" office:value="978.7674">
            <text:p>978,7674</text:p>
          </table:table-cell>
          <table:table-cell office:value-type="float" office:value="903.852">
            <text:p>903,852</text:p>
          </table:table-cell>
          <table:table-cell table:style-name="ce3" office:value-type="float" office:value="900">
            <text:p>900</text:p>
          </table:table-cell>
          <table:table-cell table:formula="of:=ABS(([.D24]-[.N24])/[.D24])" office:value-type="float" office:value="0.0875193333333333">
            <text:p>0,0875193333</text:p>
          </table:table-cell>
          <table:table-cell table:formula="of:=ABS(([.D24]-[.O24])/[.D24])" office:value-type="float" office:value="0.00427999999999997">
            <text:p>0,0042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.0875193333333333">
            <text:p>0,0875193333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600732222222222">
            <text:p>0,6007322222</text:p>
          </table:table-cell>
          <table:table-cell office:value-type="float" office:value="0.0179245555555556">
            <text:p>0,0179245556</text:p>
          </table:table-cell>
          <table:table-cell office:value-type="float" office:value="0.00427999999999997">
            <text:p>0,0042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129.194">
            <text:p>1129,194</text:p>
          </table:table-cell>
          <table:table-cell table:style-name="ce3" office:value-type="float" office:value="1000">
            <text:p>1000</text:p>
          </table:table-cell>
          <table:table-cell table:formula="of:=ABS(([.B25]-[.D25])/[.D25])" office:value-type="float" office:value="0">
            <text:p>0</text:p>
          </table:table-cell>
          <table:table-cell table:formula="of:=ABS(([.C25]-[.D25])/[.D25])" office:value-type="float" office:value="0.129194">
            <text:p>0,129194</text:p>
          </table:table-cell>
          <table:table-cell table:style-name="Default"/>
          <table:table-cell table:style-name="Excel_20_Built-in_20_Normal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H25])/[.D25])" office:value-type="float" office:value="0">
            <text:p>0</text:p>
          </table:table-cell>
          <table:table-cell table:formula="of:=ABS(([.D25]-[.I25])/[.D25])" office:value-type="float" office:value="0">
            <text:p>0</text:p>
          </table:table-cell>
          <table:table-cell table:style-name="Default"/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N25])/[.D25])" office:value-type="float" office:value="0">
            <text:p>0</text:p>
          </table:table-cell>
          <table:table-cell table:formula="of:=ABS(([.D25]-[.O25])/[.D25])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129194">
            <text:p>0,129194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style-name="ce3" office:value-type="float" office:value="1100">
            <text:p>1100</text:p>
          </table:table-cell>
          <table:table-cell table:formula="of:=ABS(([.B26]-[.D26])/[.D26])" office:value-type="float" office:value="0.0909090909090909">
            <text:p>0,0909090909</text:p>
          </table:table-cell>
          <table:table-cell table:formula="of:=ABS(([.C26]-[.D26])/[.D26])" office:value-type="float" office:value="0.181818181818182">
            <text:p>0,1818181818</text:p>
          </table:table-cell>
          <table:table-cell table:style-name="Default"/>
          <table:table-cell table:style-name="Excel_20_Built-in_20_Normal" office:value-type="float" office:value="1184.501">
            <text:p>1184,501</text:p>
          </table:table-cell>
          <table:table-cell office:value-type="float" office:value="1100">
            <text:p>1100</text:p>
          </table:table-cell>
          <table:table-cell table:style-name="ce3" office:value-type="float" office:value="1100">
            <text:p>1100</text:p>
          </table:table-cell>
          <table:table-cell table:formula="of:=ABS(([.D26]-[.H26])/[.D26])" office:value-type="float" office:value="0.0768190909090909">
            <text:p>0,0768190909</text:p>
          </table:table-cell>
          <table:table-cell table:formula="of:=ABS(([.D26]-[.I26])/[.D26])" office:value-type="float" office:value="0">
            <text:p>0</text:p>
          </table:table-cell>
          <table:table-cell table:style-name="Default"/>
          <table:table-cell office:value-type="float" office:value="1102.194">
            <text:p>1102,194</text:p>
          </table:table-cell>
          <table:table-cell office:value-type="float" office:value="1101.7621">
            <text:p>1101,7621</text:p>
          </table:table-cell>
          <table:table-cell table:style-name="ce3" office:value-type="float" office:value="1100">
            <text:p>1100</text:p>
          </table:table-cell>
          <table:table-cell table:formula="of:=ABS(([.D26]-[.N26])/[.D26])" office:value-type="float" office:value="0.00199454545454542">
            <text:p>0,0019945455</text:p>
          </table:table-cell>
          <table:table-cell table:formula="of:=ABS(([.D26]-[.O26])/[.D26])" office:value-type="float" office:value="0.00160190909090902">
            <text:p>0,0016019091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09090909090909">
            <text:p>0,0909090909</text:p>
          </table:table-cell>
          <table:table-cell office:value-type="float" office:value="0.0768190909090909">
            <text:p>0,0768190909</text:p>
          </table:table-cell>
          <table:table-cell office:value-type="float" office:value="0.00199454545454542">
            <text:p>0,0019945455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181818181818182">
            <text:p>0,1818181818</text:p>
          </table:table-cell>
          <table:table-cell office:value-type="float" office:value="0">
            <text:p>0</text:p>
          </table:table-cell>
          <table:table-cell office:value-type="float" office:value="0.00160190909090902">
            <text:p>0,0016019091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B27]-[.D27])/[.D27])" office:value-type="float" office:value="0">
            <text:p>0</text:p>
          </table:table-cell>
          <table:table-cell table:formula="of:=ABS(([.C27]-[.D27])/[.D27])" office:value-type="float" office:value="0.0000674999999999197">
            <text:p>0,0000675</text:p>
          </table:table-cell>
          <table:table-cell table:style-name="Default"/>
          <table:table-cell table:style-name="Excel_20_Built-in_20_Normal" office:value-type="float" office:value="1201.754">
            <text:p>1201,754</text:p>
          </table:table-cell>
          <table:table-cell office:value-type="float" office:value="1205.136">
            <text:p>1205,136</text:p>
          </table:table-cell>
          <table:table-cell table:style-name="ce3" office:value-type="float" office:value="1200">
            <text:p>1200</text:p>
          </table:table-cell>
          <table:table-cell table:formula="of:=ABS(([.D27]-[.H27])/[.D27])" office:value-type="float" office:value="0.00146166666666659">
            <text:p>0,0014616667</text:p>
          </table:table-cell>
          <table:table-cell table:formula="of:=ABS(([.D27]-[.I27])/[.D27])" office:value-type="float" office:value="0.00427999999999997">
            <text:p>0,00428</text:p>
          </table:table-cell>
          <table:table-cell table:style-name="Default"/>
          <table:table-cell table:number-columns-repeated="2" office:value-type="float" office:value="1200">
            <text:p>1200</text:p>
          </table:table-cell>
          <table:table-cell table:style-name="ce3" office:value-type="float" office:value="1200">
            <text:p>1200</text:p>
          </table:table-cell>
          <table:table-cell table:formula="of:=ABS(([.D27]-[.N27])/[.D27])" office:value-type="float" office:value="0">
            <text:p>0</text:p>
          </table:table-cell>
          <table:table-cell table:formula="of:=ABS(([.D27]-[.O27])/[.D27])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0146166666666659">
            <text:p>0,001461666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427999999999997">
            <text:p>0,00428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53.969">
            <text:p>2053,969</text:p>
          </table:table-cell>
          <table:table-cell office:value-type="float" office:value="2349.932">
            <text:p>2349,932</text:p>
          </table:table-cell>
          <table:table-cell table:style-name="ce3" office:value-type="float" office:value="1300">
            <text:p>1300</text:p>
          </table:table-cell>
          <table:table-cell table:formula="of:=ABS(([.B28]-[.D28])/[.D28])" office:value-type="float" office:value="0.579976153846154">
            <text:p>0,5799761538</text:p>
          </table:table-cell>
          <table:table-cell table:formula="of:=ABS(([.C28]-[.D28])/[.D28])" office:value-type="float" office:value="0.80764">
            <text:p>0,80764</text:p>
          </table:table-cell>
          <table:table-cell table:style-name="Default"/>
          <table:table-cell table:style-name="Excel_20_Built-in_20_Normal" office:value-type="float" office:value="1644.641">
            <text:p>1644,641</text:p>
          </table:table-cell>
          <table:table-cell office:value-type="float" office:value="1613.554">
            <text:p>1613,554</text:p>
          </table:table-cell>
          <table:table-cell table:style-name="ce3" office:value-type="float" office:value="1300">
            <text:p>1300</text:p>
          </table:table-cell>
          <table:table-cell table:formula="of:=ABS(([.D28]-[.H28])/[.D28])" office:value-type="float" office:value="0.265108461538462">
            <text:p>0,2651084615</text:p>
          </table:table-cell>
          <table:table-cell table:formula="of:=ABS(([.D28]-[.I28])/[.D28])" office:value-type="float" office:value="0.241195384615385">
            <text:p>0,2411953846</text:p>
          </table:table-cell>
          <table:table-cell table:style-name="Default"/>
          <table:table-cell office:value-type="float" office:value="1400">
            <text:p>1400</text:p>
          </table:table-cell>
          <table:table-cell office:value-type="float" office:value="1387.3285">
            <text:p>1387,3285</text:p>
          </table:table-cell>
          <table:table-cell table:style-name="ce3" office:value-type="float" office:value="1300">
            <text:p>1300</text:p>
          </table:table-cell>
          <table:table-cell table:formula="of:=ABS(([.D28]-[.N28])/[.D28])" office:value-type="float" office:value="0.0769230769230769">
            <text:p>0,0769230769</text:p>
          </table:table-cell>
          <table:table-cell table:formula="of:=ABS(([.D28]-[.O28])/[.D28])" office:value-type="float" office:value="0.0671757692307693">
            <text:p>0,067175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579976153846154">
            <text:p>0,5799761538</text:p>
          </table:table-cell>
          <table:table-cell office:value-type="float" office:value="0.265108461538462">
            <text:p>0,2651084615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80764">
            <text:p>0,80764</text:p>
          </table:table-cell>
          <table:table-cell office:value-type="float" office:value="0.241195384615385">
            <text:p>0,2411953846</text:p>
          </table:table-cell>
          <table:table-cell office:value-type="float" office:value="0.0671757692307693">
            <text:p>0,067175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518.616">
            <text:p>2518,616</text:p>
          </table:table-cell>
          <table:table-cell table:style-name="ce3" office:value-type="float" office:value="1400">
            <text:p>1400</text:p>
          </table:table-cell>
          <table:table-cell table:formula="of:=ABS(([.B29]-[.D29])/[.D29])" office:value-type="float" office:value="0.799011428571429">
            <text:p>0,7990114286</text:p>
          </table:table-cell>
          <table:table-cell table:formula="of:=ABS(([.C29]-[.D29])/[.D29])" office:value-type="float" office:value="0.799011428571429">
            <text:p>0,7990114286</text:p>
          </table:table-cell>
          <table:table-cell table:style-name="Default"/>
          <table:table-cell table:style-name="Excel_20_Built-in_20_Normal" office:value-type="float" office:value="1400.311">
            <text:p>1400,311</text:p>
          </table:table-cell>
          <table:table-cell office:value-type="float" office:value="1400.005">
            <text:p>1400,005</text:p>
          </table:table-cell>
          <table:table-cell table:style-name="ce3" office:value-type="float" office:value="1400">
            <text:p>1400</text:p>
          </table:table-cell>
          <table:table-cell table:formula="of:=ABS(([.D29]-[.H29])/[.D29])" office:value-type="float" office:value="0.000222142857142801">
            <text:p>0,0002221429</text:p>
          </table:table-cell>
          <table:table-cell table:formula="of:=ABS(([.D29]-[.I29])/[.D29])" office:value-type="float" office:value="0.00000357142857150653">
            <text:p>3,57142857150653E-006</text:p>
          </table:table-cell>
          <table:table-cell table:style-name="Default"/>
          <table:table-cell office:value-type="float" office:value="1500">
            <text:p>1500</text:p>
          </table:table-cell>
          <table:table-cell office:value-type="float" office:value="1510.4932">
            <text:p>1510,4932</text:p>
          </table:table-cell>
          <table:table-cell table:style-name="ce3" office:value-type="float" office:value="1400">
            <text:p>1400</text:p>
          </table:table-cell>
          <table:table-cell table:formula="of:=ABS(([.D29]-[.N29])/[.D29])" office:value-type="float" office:value="0.0714285714285714">
            <text:p>0,0714285714</text:p>
          </table:table-cell>
          <table:table-cell table:formula="of:=ABS(([.D29]-[.O29])/[.D29])" office:value-type="float" office:value="0.0789237142857142">
            <text:p>0,0789237143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222142857142801">
            <text:p>0,0002221429</text:p>
          </table:table-cell>
          <table:table-cell office:value-type="float" office:value="0.0714285714285714">
            <text:p>0,0714285714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00357142857150653">
            <text:p>3,57142857150653E-006</text:p>
          </table:table-cell>
          <table:table-cell office:value-type="float" office:value="0.0789237142857142">
            <text:p>0,078923714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Arkusz1.H60" table:end-x="0.836cm" table:end-y="0.282cm" draw:z-index="0" draw:style-name="gr1" draw:text-style-name="P1" svg:width="24.411cm" svg:height="13.899cm" svg:x="0.094cm" svg:y="0.21cm">
              <draw:object draw:notify-on-update-of-ranges="Arkusz1.D1:Arkusz1.D1 Arkusz1.D2:Arkusz1.D29 Arkusz1.E1:Arkusz1.E1 Arkusz1.E2:Arkusz1.E29 Arkusz1.F1:Arkusz1.F1 Arkusz1.F2:Arkusz1.F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Arkusz1.U60" table:end-x="1.712cm" table:end-y="0.282cm" draw:z-index="3" draw:style-name="gr1" draw:text-style-name="P1" svg:width="29.484cm" svg:height="13.994cm" svg:x="0.111cm" svg:y="0.115cm">
              <draw:object draw:notify-on-update-of-ranges="Arkusz1.T1:Arkusz1.T1 Arkusz1.T2:Arkusz1.T29 Arkusz1.U1:Arkusz1.U1 Arkusz1.U2:Arkusz1.U29 Arkusz1.V1:Arkusz1.V1 Arkusz1.V2:Arkusz1.V29 Arkusz1.W1:Arkusz1.W1 Arkusz1.W2:Arkusz1.W2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90" table:end-x="0.947cm" table:end-y="0.286cm" draw:z-index="1" draw:style-name="gr1" draw:text-style-name="P1" svg:width="24.523cm" svg:height="14.063cm" svg:x="0.093cm" svg:y="0.05cm">
              <draw:object draw:notify-on-update-of-ranges="Arkusz1.J1:Arkusz1.J1 Arkusz1.J2:Arkusz1.J29 Arkusz1.K1:Arkusz1.K1 Arkusz1.K2:Arkusz1.K29 Arkusz1.L1:Arkusz1.L1 Arkusz1.L2:Arkusz1.L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rkusz1.U91" table:end-x="1.712cm" table:end-y="0.176cm" draw:z-index="4" draw:style-name="gr1" draw:text-style-name="P1" svg:width="29.504cm" svg:height="14.149cm" svg:x="0.091cm" svg:y="0.348cm">
              <draw:object draw:notify-on-update-of-ranges="Arkusz1.Y1:Arkusz1.Y1 Arkusz1.Y2:Arkusz1.Y29 Arkusz1.Z1:Arkusz1.Z1 Arkusz1.Z2:Arkusz1.Z29 Arkusz1.AA1:Arkusz1.AA1 Arkusz1.AA2:Arkusz1.AA29 Arkusz1.AB1:Arkusz1.AB1 Arkusz1.AB2:Arkusz1.AB2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120" table:end-x="0.947cm" table:end-y="0.18cm" draw:z-index="2" draw:style-name="gr1" draw:text-style-name="P1" svg:width="24.57cm" svg:height="13.939cm" svg:x="0.046cm" svg:y="0.068cm">
              <draw:object draw:notify-on-update-of-ranges="Arkusz1.P1:Arkusz1.P1 Arkusz1.P2:Arkusz1.P29 Arkusz1.Q1:Arkusz1.Q1 Arkusz1.Q2:Arkusz1.Q29 Arkusz1.R1:Arkusz1.R1 Arkusz1.R2:Arkusz1.R2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" table:default-cell-style-name="ce3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9" table:default-cell-style-name="Excel_20_Built-in_20_Normal"/>
        <table:table-column table:style-name="co18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3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office:value-type="string">
            <text:p>F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/>
          <table:table-cell office:value-type="string">
            <text:p>F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rand</text:p>
          </table:table-cell>
          <table:table-cell office:value-type="string">
            <text:p>avg</text:p>
          </table:table-cell>
          <table:table-cell/>
          <table:table-cell office:value-type="string">
            <text:p>F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rand</text:p>
          </table:table-cell>
          <table:table-cell office:value-type="string">
            <text:p>avg</text:p>
          </table:table-cell>
          <table:table-cell/>
          <table:table-cell table:style-name="ce2" office:value-type="string">
            <text:p>EXPECTED</text:p>
          </table:table-cell>
          <table:table-cell office:value-type="string">
            <text:p>rand F=0.2</text:p>
          </table:table-cell>
          <table:table-cell office:value-type="string">
            <text:p>avg F=0.2</text:p>
          </table:table-cell>
          <table:table-cell office:value-type="string">
            <text:p>rand F=0.5</text:p>
          </table:table-cell>
          <table:table-cell office:value-type="string">
            <text:p>avg F =0.5</text:p>
          </table:table-cell>
          <table:table-cell office:value-type="string">
            <text:p>rand F=0.8</text:p>
          </table:table-cell>
          <table:table-cell office:value-type="string">
            <text:p>avg F =0.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7.534">
            <text:p>-1397,534</text:p>
          </table:table-cell>
          <table:table-cell office:value-type="float" office:value="-1400">
            <text:p>-1400</text:p>
          </table:table-cell>
          <table:table-cell table:formula="of:=ABS(([.D2] - [.B2])/[.D2])" office:value-type="float" office:value="0">
            <text:p>0</text:p>
          </table:table-cell>
          <table:table-cell table:formula="of:=ABS(([.D2] - [.C2])/[.D2])" office:value-type="float" office:value="0.0017614285714285">
            <text:p>0,0017614286</text:p>
          </table:table-cell>
          <table:table-cell/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9.995">
            <text:p>-1399,995</text:p>
          </table:table-cell>
          <table:table-cell office:value-type="float" office:value="-1400">
            <text:p>-1400</text:p>
          </table:table-cell>
          <table:table-cell table:style-name="ce4" table:formula="of:=ABS(([.K2] - [.I2])/[.K2])" office:value-type="float" office:value="0">
            <text:p>0</text:p>
          </table:table-cell>
          <table:table-cell table:style-name="ce4" table:formula="of:=ABS(([.K2] - [.J2])/[.K2])" office:value-type="float" office:value="0.00000357142857150653">
            <text:p>3,57142857150653E-006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-1400">
            <text:p>-1400</text:p>
          </table:table-cell>
          <table:table-cell table:style-name="ce4" table:formula="of:=ABS(([.R2] - [.P2])/[.R2])" office:value-type="float" office:value="0">
            <text:p>0</text:p>
          </table:table-cell>
          <table:table-cell table:formula="of:=ABS(([.R2] - [.Q2])/[.R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17614285714285">
            <text:p>0,00176142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357142857150653">
            <text:p>3,57142857150653E-00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23245.75">
            <text:p>23245,75</text:p>
          </table:table-cell>
          <table:table-cell office:value-type="float" office:value="-1300">
            <text:p>-1300</text:p>
          </table:table-cell>
          <table:table-cell table:formula="of:=ABS(([.D3] - [.B3])/[.D3])" office:value-type="float" office:value="0">
            <text:p>0</text:p>
          </table:table-cell>
          <table:table-cell table:formula="of:=ABS(([.D3] - [.C3])/[.D3])" office:value-type="float" office:value="18.8813461538462">
            <text:p>18,8813461538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273">
            <text:p>-1295,273</text:p>
          </table:table-cell>
          <table:table-cell office:value-type="float" office:value="-1300">
            <text:p>-1300</text:p>
          </table:table-cell>
          <table:table-cell table:style-name="ce4" table:formula="of:=ABS(([.K3] - [.I3])/[.K3])" office:value-type="float" office:value="0">
            <text:p>0</text:p>
          </table:table-cell>
          <table:table-cell table:style-name="ce4" table:formula="of:=ABS(([.K3] - [.J3])/[.K3])" office:value-type="float" office:value="0.00363615384615391">
            <text:p>0,0036361538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-1300">
            <text:p>-1300</text:p>
          </table:table-cell>
          <table:table-cell table:style-name="ce4" table:formula="of:=ABS(([.R3] - [.P3])/[.R3])" office:value-type="float" office:value="0">
            <text:p>0</text:p>
          </table:table-cell>
          <table:table-cell table:formula="of:=ABS(([.R3] - [.Q3])/[.R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18.8813461538462">
            <text:p>18,88134615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363615384615391">
            <text:p>0,003636153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1116116">
            <text:p>1116116</text:p>
          </table:table-cell>
          <table:table-cell office:value-type="float" office:value="-1200">
            <text:p>-1200</text:p>
          </table:table-cell>
          <table:table-cell table:formula="of:=ABS(([.D4] - [.B4])/[.D4])" office:value-type="float" office:value="0">
            <text:p>0</text:p>
          </table:table-cell>
          <table:table-cell table:formula="of:=ABS(([.D4] - [.C4])/[.D4])" office:value-type="float" office:value="931.096666666667">
            <text:p>931,0966666667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978.0623">
            <text:p>-978,0623</text:p>
          </table:table-cell>
          <table:table-cell office:value-type="float" office:value="-1200">
            <text:p>-1200</text:p>
          </table:table-cell>
          <table:table-cell table:style-name="ce4" table:formula="of:=ABS(([.K4] - [.I4])/[.K4])" office:value-type="float" office:value="0">
            <text:p>0</text:p>
          </table:table-cell>
          <table:table-cell table:style-name="ce4" table:formula="of:=ABS(([.K4] - [.J4])/[.K4])" office:value-type="float" office:value="0.184948083333333">
            <text:p>0,184948083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-1200">
            <text:p>-1200</text:p>
          </table:table-cell>
          <table:table-cell table:style-name="ce4" table:formula="of:=ABS(([.R4] - [.P4])/[.R4])" office:value-type="float" office:value="0">
            <text:p>0</text:p>
          </table:table-cell>
          <table:table-cell table:formula="of:=ABS(([.R4] - [.Q4])/[.R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931.096666666667">
            <text:p>931,096666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84948083333333">
            <text:p>0,1849480833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181164.5">
            <text:p>181164,5</text:p>
          </table:table-cell>
          <table:table-cell office:value-type="float" office:value="-1100">
            <text:p>-1100</text:p>
          </table:table-cell>
          <table:table-cell table:formula="of:=ABS(([.D5] - [.B5])/[.D5])" office:value-type="float" office:value="0">
            <text:p>0</text:p>
          </table:table-cell>
          <table:table-cell table:formula="of:=ABS(([.D5] - [.C5])/[.D5])" office:value-type="float" office:value="165.695">
            <text:p>165,695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K5] - [.I5])/[.K5])" office:value-type="float" office:value="0">
            <text:p>0</text:p>
          </table:table-cell>
          <table:table-cell table:style-name="ce4" table:formula="of:=ABS(([.K5] - [.J5])/[.K5]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R5] - [.P5])/[.R5])" office:value-type="float" office:value="0">
            <text:p>0</text:p>
          </table:table-cell>
          <table:table-cell table:formula="of:=ABS(([.R5] - [.Q5])/[.R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165.695">
            <text:p>165,69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6.7731">
            <text:p>-996,7731</text:p>
          </table:table-cell>
          <table:table-cell office:value-type="float" office:value="-1000">
            <text:p>-1000</text:p>
          </table:table-cell>
          <table:table-cell table:formula="of:=ABS(([.D6] - [.B6])/[.D6])" office:value-type="float" office:value="0">
            <text:p>0</text:p>
          </table:table-cell>
          <table:table-cell table:formula="of:=ABS(([.D6] - [.C6])/[.D6])" office:value-type="float" office:value="0.0032269">
            <text:p>0,0032269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72">
            <text:p>-999,9972</text:p>
          </table:table-cell>
          <table:table-cell office:value-type="float" office:value="-1000">
            <text:p>-1000</text:p>
          </table:table-cell>
          <table:table-cell table:style-name="ce4" table:formula="of:=ABS(([.K6] - [.I6])/[.K6])" office:value-type="float" office:value="0">
            <text:p>0</text:p>
          </table:table-cell>
          <table:table-cell table:style-name="ce4" table:formula="of:=ABS(([.K6] - [.J6])/[.K6])" office:value-type="float" office:value="0.00000279999999997926">
            <text:p>0,0000028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-1000">
            <text:p>-1000</text:p>
          </table:table-cell>
          <table:table-cell table:style-name="ce4" table:formula="of:=ABS(([.R6] - [.P6])/[.R6])" office:value-type="float" office:value="0">
            <text:p>0</text:p>
          </table:table-cell>
          <table:table-cell table:formula="of:=ABS(([.R6] - [.Q6])/[.R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32269">
            <text:p>0,003226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279999999997926">
            <text:p>0,000002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99.9946">
            <text:p>-899,9946</text:p>
          </table:table-cell>
          <table:table-cell office:value-type="float" office:value="-899.9988">
            <text:p>-899,9988</text:p>
          </table:table-cell>
          <table:table-cell office:value-type="float" office:value="-900">
            <text:p>-900</text:p>
          </table:table-cell>
          <table:table-cell table:formula="of:=ABS(([.D7] - [.B7])/[.D7])" office:value-type="float" office:value="0.0000060000000000097">
            <text:p>0,000006</text:p>
          </table:table-cell>
          <table:table-cell table:formula="of:=ABS(([.D7] - [.C7])/[.D7])" office:value-type="float" office:value="0.0000013333333333776">
            <text:p>1,3333333333776E-006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K7] - [.I7])/[.K7])" office:value-type="float" office:value="0">
            <text:p>0</text:p>
          </table:table-cell>
          <table:table-cell table:style-name="ce4" table:formula="of:=ABS(([.K7] - [.J7])/[.K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R7] - [.P7])/[.R7])" office:value-type="float" office:value="0">
            <text:p>0</text:p>
          </table:table-cell>
          <table:table-cell table:formula="of:=ABS(([.R7] - [.Q7])/[.R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.0000060000000000097">
            <text:p>0,000006</text:p>
          </table:table-cell>
          <table:table-cell office:value-type="float" office:value="0.0000013333333333776">
            <text:p>1,3333333333776E-006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7.4983">
            <text:p>-797,4983</text:p>
          </table:table-cell>
          <table:table-cell office:value-type="float" office:value="-800">
            <text:p>-800</text:p>
          </table:table-cell>
          <table:table-cell table:formula="of:=ABS(([.D8] - [.B8])/[.D8])" office:value-type="float" office:value="0">
            <text:p>0</text:p>
          </table:table-cell>
          <table:table-cell table:formula="of:=ABS(([.D8] - [.C8])/[.D8])" office:value-type="float" office:value="0.00312712500000003">
            <text:p>0,00312712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9829">
            <text:p>-799,9829</text:p>
          </table:table-cell>
          <table:table-cell office:value-type="float" office:value="-800">
            <text:p>-800</text:p>
          </table:table-cell>
          <table:table-cell table:style-name="ce4" table:formula="of:=ABS(([.K8] - [.I8])/[.K8])" office:value-type="float" office:value="0">
            <text:p>0</text:p>
          </table:table-cell>
          <table:table-cell table:style-name="ce4" table:formula="of:=ABS(([.K8] - [.J8])/[.K8])" office:value-type="float" office:value="0.0000213750000000346">
            <text:p>0,000021375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-800">
            <text:p>-800</text:p>
          </table:table-cell>
          <table:table-cell table:style-name="ce4" table:formula="of:=ABS(([.R8] - [.P8])/[.R8])" office:value-type="float" office:value="0">
            <text:p>0</text:p>
          </table:table-cell>
          <table:table-cell table:formula="of:=ABS(([.R8] - [.Q8])/[.R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">
            <text:p>0</text:p>
          </table:table-cell>
          <table:table-cell office:value-type="float" office:value="0.00312712500000003">
            <text:p>0,0031271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213750000000346">
            <text:p>0,00002137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1.5221">
            <text:p>-691,5221</text:p>
          </table:table-cell>
          <table:table-cell office:value-type="float" office:value="-700">
            <text:p>-700</text:p>
          </table:table-cell>
          <table:table-cell table:formula="of:=ABS(([.D9] - [.B9])/[.D9])" office:value-type="float" office:value="0">
            <text:p>0</text:p>
          </table:table-cell>
          <table:table-cell table:formula="of:=ABS(([.D9] - [.C9])/[.D9])" office:value-type="float" office:value="0.0121112857142857">
            <text:p>0,0121112857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K9] - [.I9])/[.K9])" office:value-type="float" office:value="0">
            <text:p>0</text:p>
          </table:table-cell>
          <table:table-cell table:style-name="ce4" table:formula="of:=ABS(([.K9] - [.J9])/[.K9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R9] - [.P9])/[.R9])" office:value-type="float" office:value="0">
            <text:p>0</text:p>
          </table:table-cell>
          <table:table-cell table:formula="of:=ABS(([.R9] - [.Q9])/[.R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0.0121112857142857">
            <text:p>0,012111285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0594">
            <text:p>-599,0594</text:p>
          </table:table-cell>
          <table:table-cell office:value-type="float" office:value="-600">
            <text:p>-600</text:p>
          </table:table-cell>
          <table:table-cell table:formula="of:=ABS(([.D10] - [.B10])/[.D10])" office:value-type="float" office:value="0">
            <text:p>0</text:p>
          </table:table-cell>
          <table:table-cell table:formula="of:=ABS(([.D10] - [.C10])/[.D10])" office:value-type="float" office:value="0.0015676666666667">
            <text:p>0,0015676667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-600">
            <text:p>-600</text:p>
          </table:table-cell>
          <table:table-cell table:style-name="ce4" table:formula="of:=ABS(([.K10] - [.I10])/[.K10])" office:value-type="float" office:value="0">
            <text:p>0</text:p>
          </table:table-cell>
          <table:table-cell table:style-name="ce4" table:formula="of:=ABS(([.K10] - [.J10])/[.K10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8.9099">
            <text:p>-598,9099</text:p>
          </table:table-cell>
          <table:table-cell office:value-type="float" office:value="-600">
            <text:p>-600</text:p>
          </table:table-cell>
          <table:table-cell table:style-name="ce4" table:formula="of:=ABS(([.R10] - [.P10])/[.R10])" office:value-type="float" office:value="0">
            <text:p>0</text:p>
          </table:table-cell>
          <table:table-cell table:formula="of:=ABS(([.R10] - [.Q10])/[.R10])" office:value-type="float" office:value="0.00181683333333334">
            <text:p>0,0018168333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15676666666667">
            <text:p>0,0015676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181683333333334">
            <text:p>0,0018168333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99.9901">
            <text:p>-499,9901</text:p>
          </table:table-cell>
          <table:table-cell office:value-type="float" office:value="-499.0636">
            <text:p>-499,0636</text:p>
          </table:table-cell>
          <table:table-cell office:value-type="float" office:value="-500">
            <text:p>-500</text:p>
          </table:table-cell>
          <table:table-cell table:formula="of:=ABS(([.D11] - [.B11])/[.D11])" office:value-type="float" office:value="0.000019800000000032">
            <text:p>0,0000198</text:p>
          </table:table-cell>
          <table:table-cell table:formula="of:=ABS(([.D11] - [.C11])/[.D11])" office:value-type="float" office:value="0.00187279999999998">
            <text:p>0,0018728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942">
            <text:p>-499,8942</text:p>
          </table:table-cell>
          <table:table-cell office:value-type="float" office:value="-500">
            <text:p>-500</text:p>
          </table:table-cell>
          <table:table-cell table:style-name="ce4" table:formula="of:=ABS(([.K11] - [.I11])/[.K11])" office:value-type="float" office:value="0">
            <text:p>0</text:p>
          </table:table-cell>
          <table:table-cell table:style-name="ce4" table:formula="of:=ABS(([.K11] - [.J11])/[.K11])" office:value-type="float" office:value="0.000211599999999976">
            <text:p>0,0002116</text:p>
          </table:table-cell>
          <table:table-cell/>
          <table:table-cell office:value-type="float" office:value="10">
            <text:p>10</text:p>
          </table:table-cell>
          <table:table-cell office:value-type="float" office:value="-499.9926">
            <text:p>-499,9926</text:p>
          </table:table-cell>
          <table:table-cell office:value-type="float" office:value="-499.9522">
            <text:p>-499,9522</text:p>
          </table:table-cell>
          <table:table-cell office:value-type="float" office:value="-500">
            <text:p>-500</text:p>
          </table:table-cell>
          <table:table-cell table:style-name="ce4" table:formula="of:=ABS(([.R11] - [.P11])/[.R11])" office:value-type="float" office:value="0.0000148000000000366">
            <text:p>0,0000148</text:p>
          </table:table-cell>
          <table:table-cell table:formula="of:=ABS(([.R11] - [.Q11])/[.R11])" office:value-type="float" office:value="0.0000955999999999903">
            <text:p>0,0000956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019800000000032">
            <text:p>0,0000198</text:p>
          </table:table-cell>
          <table:table-cell office:value-type="float" office:value="0.00187279999999998">
            <text:p>0,00187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11599999999976">
            <text:p>0,0002116</text:p>
          </table:table-cell>
          <table:table-cell table:style-name="ce4" office:value-type="float" office:value="0.0000148000000000366">
            <text:p>0,0000148</text:p>
          </table:table-cell>
          <table:table-cell office:value-type="float" office:value="0.0000955999999999903">
            <text:p>0,0000956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9.7083">
            <text:p>-399,7083</text:p>
          </table:table-cell>
          <table:table-cell office:value-type="float" office:value="-400">
            <text:p>-400</text:p>
          </table:table-cell>
          <table:table-cell table:formula="of:=ABS(([.D12] - [.B12])/[.D12])" office:value-type="float" office:value="0">
            <text:p>0</text:p>
          </table:table-cell>
          <table:table-cell table:formula="of:=ABS(([.D12] - [.C12])/[.D12])" office:value-type="float" office:value="0.000729249999999979">
            <text:p>0,0007292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-400">
            <text:p>-400</text:p>
          </table:table-cell>
          <table:table-cell table:style-name="ce4" table:formula="of:=ABS(([.K12] - [.I12])/[.K12])" office:value-type="float" office:value="0">
            <text:p>0</text:p>
          </table:table-cell>
          <table:table-cell table:style-name="ce4" table:formula="of:=ABS(([.K12] - [.J12])/[.K12])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5.7877">
            <text:p>-395,7877</text:p>
          </table:table-cell>
          <table:table-cell office:value-type="float" office:value="-400">
            <text:p>-400</text:p>
          </table:table-cell>
          <table:table-cell table:style-name="ce4" table:formula="of:=ABS(([.R12] - [.P12])/[.R12])" office:value-type="float" office:value="0">
            <text:p>0</text:p>
          </table:table-cell>
          <table:table-cell table:formula="of:=ABS(([.R12] - [.Q12])/[.R12])" office:value-type="float" office:value="0.0105307500000001">
            <text:p>0,01053075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0729249999999979">
            <text:p>0,0007292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05307500000001">
            <text:p>0,01053075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7.9883">
            <text:p>-297,9883</text:p>
          </table:table-cell>
          <table:table-cell office:value-type="float" office:value="-300">
            <text:p>-300</text:p>
          </table:table-cell>
          <table:table-cell table:formula="of:=ABS(([.D13] - [.B13])/[.D13])" office:value-type="float" office:value="0">
            <text:p>0</text:p>
          </table:table-cell>
          <table:table-cell table:formula="of:=ABS(([.D13] - [.C13])/[.D13])" office:value-type="float" office:value="0.00670566666666673">
            <text:p>0,0067056667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0832">
            <text:p>-296,0832</text:p>
          </table:table-cell>
          <table:table-cell office:value-type="float" office:value="-300">
            <text:p>-300</text:p>
          </table:table-cell>
          <table:table-cell table:style-name="ce4" table:formula="of:=ABS(([.K13] - [.I13])/[.K13])" office:value-type="float" office:value="0">
            <text:p>0</text:p>
          </table:table-cell>
          <table:table-cell table:style-name="ce4" table:formula="of:=ABS(([.K13] - [.J13])/[.K13])" office:value-type="float" office:value="0.0130560000000001">
            <text:p>0,013056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6161">
            <text:p>-296,6161</text:p>
          </table:table-cell>
          <table:table-cell office:value-type="float" office:value="-300">
            <text:p>-300</text:p>
          </table:table-cell>
          <table:table-cell table:style-name="ce4" table:formula="of:=ABS(([.R13] - [.P13])/[.R13])" office:value-type="float" office:value="0">
            <text:p>0</text:p>
          </table:table-cell>
          <table:table-cell table:formula="of:=ABS(([.R13] - [.Q13])/[.R13])" office:value-type="float" office:value="0.0112796666666666">
            <text:p>0,0112796667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670566666666673">
            <text:p>0,006705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0560000000001">
            <text:p>0,013056</text:p>
          </table:table-cell>
          <table:table-cell table:style-name="ce4" office:value-type="float" office:value="0">
            <text:p>0</text:p>
          </table:table-cell>
          <table:table-cell office:value-type="float" office:value="0.0112796666666666">
            <text:p>0,0112796667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516">
            <text:p>-196,4516</text:p>
          </table:table-cell>
          <table:table-cell office:value-type="float" office:value="-200">
            <text:p>-200</text:p>
          </table:table-cell>
          <table:table-cell table:formula="of:=ABS(([.D14] - [.B14])/[.D14])" office:value-type="float" office:value="0">
            <text:p>0</text:p>
          </table:table-cell>
          <table:table-cell table:formula="of:=ABS(([.D14] - [.C14])/[.D14])" office:value-type="float" office:value="0.0177419999999999">
            <text:p>0,017742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91">
            <text:p>-196,4791</text:p>
          </table:table-cell>
          <table:table-cell office:value-type="float" office:value="-200">
            <text:p>-200</text:p>
          </table:table-cell>
          <table:table-cell table:style-name="ce4" table:formula="of:=ABS(([.K14] - [.I14])/[.K14])" office:value-type="float" office:value="0">
            <text:p>0</text:p>
          </table:table-cell>
          <table:table-cell table:style-name="ce4" table:formula="of:=ABS(([.K14] - [.J14])/[.K14])" office:value-type="float" office:value="0.0176045000000001">
            <text:p>0,0176045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-200">
            <text:p>-200</text:p>
          </table:table-cell>
          <table:table-cell table:style-name="ce4" table:formula="of:=ABS(([.R14] - [.P14])/[.R14])" office:value-type="float" office:value="0">
            <text:p>0</text:p>
          </table:table-cell>
          <table:table-cell table:formula="of:=ABS(([.R14] - [.Q14])/[.R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77419999999999">
            <text:p>0,0177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76045000000001">
            <text:p>0,017604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99.21282">
            <text:p>-99,21282</text:p>
          </table:table-cell>
          <table:table-cell office:value-type="float" office:value="-100">
            <text:p>-100</text:p>
          </table:table-cell>
          <table:table-cell table:formula="of:=ABS(([.D15] - [.B15])/[.D15])" office:value-type="float" office:value="0">
            <text:p>0</text:p>
          </table:table-cell>
          <table:table-cell table:formula="of:=ABS(([.D15] - [.C15])/[.D15])" office:value-type="float" office:value="0.00787180000000006">
            <text:p>0,0078718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5.42365">
            <text:p>-65,42365</text:p>
          </table:table-cell>
          <table:table-cell office:value-type="float" office:value="-100">
            <text:p>-100</text:p>
          </table:table-cell>
          <table:table-cell table:style-name="ce4" table:formula="of:=ABS(([.K15] - [.I15])/[.K15])" office:value-type="float" office:value="0">
            <text:p>0</text:p>
          </table:table-cell>
          <table:table-cell table:style-name="ce4" table:formula="of:=ABS(([.K15] - [.J15])/[.K15])" office:value-type="float" office:value="0.3457635">
            <text:p>0,3457635</text:p>
          </table:table-cell>
          <table:table-cell/>
          <table:table-cell office:value-type="float" office:value="14">
            <text:p>14</text:p>
          </table:table-cell>
          <table:table-cell office:value-type="float" office:value="-99.37565">
            <text:p>-99,37565</text:p>
          </table:table-cell>
          <table:table-cell office:value-type="float" office:value="-45.01767">
            <text:p>-45,01767</text:p>
          </table:table-cell>
          <table:table-cell office:value-type="float" office:value="-100">
            <text:p>-100</text:p>
          </table:table-cell>
          <table:table-cell table:style-name="ce4" table:formula="of:=ABS(([.R15] - [.P15])/[.R15])" office:value-type="float" office:value="0.00624350000000007">
            <text:p>0,0062435</text:p>
          </table:table-cell>
          <table:table-cell table:formula="of:=ABS(([.R15] - [.Q15])/[.R15])" office:value-type="float" office:value="0.5498233">
            <text:p>0,5498233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0.00787180000000006">
            <text:p>0,00787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457635">
            <text:p>0,3457635</text:p>
          </table:table-cell>
          <table:table-cell table:style-name="ce4" office:value-type="float" office:value="0.00624350000000007">
            <text:p>0,0062435</text:p>
          </table:table-cell>
          <table:table-cell office:value-type="float" office:value="0.5498233">
            <text:p>0,5498233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7.8144">
            <text:p>117,8144</text:p>
          </table:table-cell>
          <table:table-cell office:value-type="float" office:value="100">
            <text:p>100</text:p>
          </table:table-cell>
          <table:table-cell table:formula="of:=ABS(([.D16] - [.B16])/[.D16])" office:value-type="float" office:value="0.00312200000000004">
            <text:p>0,003122</text:p>
          </table:table-cell>
          <table:table-cell table:formula="of:=ABS(([.D16] - [.C16])/[.D16])" office:value-type="float" office:value="0.178144">
            <text:p>0,178144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30.4853">
            <text:p>130,4853</text:p>
          </table:table-cell>
          <table:table-cell office:value-type="float" office:value="100">
            <text:p>100</text:p>
          </table:table-cell>
          <table:table-cell table:style-name="ce4" table:formula="of:=ABS(([.K16] - [.I16])/[.K16])" office:value-type="float" office:value="0.00312200000000004">
            <text:p>0,003122</text:p>
          </table:table-cell>
          <table:table-cell table:style-name="ce4" table:formula="of:=ABS(([.K16] - [.J16])/[.K16])" office:value-type="float" office:value="0.304853">
            <text:p>0,30485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00.6243">
            <text:p>100,6243</text:p>
          </table:table-cell>
          <table:table-cell office:value-type="float" office:value="100">
            <text:p>100</text:p>
          </table:table-cell>
          <table:table-cell table:style-name="ce4" table:formula="of:=ABS(([.R16] - [.P16])/[.R16])" office:value-type="float" office:value="0">
            <text:p>0</text:p>
          </table:table-cell>
          <table:table-cell table:formula="of:=ABS(([.R16] - [.Q16])/[.R16])" office:value-type="float" office:value="0.00624300000000005">
            <text:p>0,006243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00312200000000004">
            <text:p>0,003122</text:p>
          </table:table-cell>
          <table:table-cell office:value-type="float" office:value="0.178144">
            <text:p>0,178144</text:p>
          </table:table-cell>
          <table:table-cell table:style-name="ce4" office:value-type="float" office:value="0.00312200000000004">
            <text:p>0,003122</text:p>
          </table:table-cell>
          <table:table-cell table:style-name="ce4" office:value-type="float" office:value="0.304853">
            <text:p>0,304853</text:p>
          </table:table-cell>
          <table:table-cell table:style-name="ce4" office:value-type="float" office:value="0">
            <text:p>0</text:p>
          </table:table-cell>
          <table:table-cell office:value-type="float" office:value="0.00624300000000005">
            <text:p>0,006243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7">
            <text:p>200,0007</text:p>
          </table:table-cell>
          <table:table-cell office:value-type="float" office:value="204.3826">
            <text:p>204,3826</text:p>
          </table:table-cell>
          <table:table-cell office:value-type="float" office:value="200">
            <text:p>200</text:p>
          </table:table-cell>
          <table:table-cell table:formula="of:=ABS(([.D17] - [.B17])/[.D17])" office:value-type="float" office:value="0.00000349999999997408">
            <text:p>0,0000035</text:p>
          </table:table-cell>
          <table:table-cell table:formula="of:=ABS(([.D17] - [.C17])/[.D17])" office:value-type="float" office:value="0.021913">
            <text:p>0,02191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6.4275">
            <text:p>206,4275</text:p>
          </table:table-cell>
          <table:table-cell office:value-type="float" office:value="200">
            <text:p>200</text:p>
          </table:table-cell>
          <table:table-cell table:style-name="ce4" table:formula="of:=ABS(([.K17] - [.I17])/[.K17])" office:value-type="float" office:value="0">
            <text:p>0</text:p>
          </table:table-cell>
          <table:table-cell table:style-name="ce4" table:formula="of:=ABS(([.K17] - [.J17])/[.K17])" office:value-type="float" office:value="0.0321375">
            <text:p>0,0321375</text:p>
          </table:table-cell>
          <table:table-cell/>
          <table:table-cell office:value-type="float" office:value="16">
            <text:p>16</text:p>
          </table:table-cell>
          <table:table-cell office:value-type="float" office:value="200.067">
            <text:p>200,067</text:p>
          </table:table-cell>
          <table:table-cell office:value-type="float" office:value="203.0594">
            <text:p>203,0594</text:p>
          </table:table-cell>
          <table:table-cell office:value-type="float" office:value="200">
            <text:p>200</text:p>
          </table:table-cell>
          <table:table-cell table:style-name="ce4" table:formula="of:=ABS(([.R17] - [.P17])/[.R17])" office:value-type="float" office:value="0.000335000000000036">
            <text:p>0,000335</text:p>
          </table:table-cell>
          <table:table-cell table:formula="of:=ABS(([.R17] - [.Q17])/[.R17])" office:value-type="float" office:value="0.0152970000000001">
            <text:p>0,015297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0000349999999997408">
            <text:p>0,0000035</text:p>
          </table:table-cell>
          <table:table-cell office:value-type="float" office:value="0.021913">
            <text:p>0,0219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321375">
            <text:p>0,0321375</text:p>
          </table:table-cell>
          <table:table-cell table:style-name="ce4" office:value-type="float" office:value="0.000335000000000036">
            <text:p>0,000335</text:p>
          </table:table-cell>
          <table:table-cell office:value-type="float" office:value="0.0152970000000001">
            <text:p>0,015297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.0626">
            <text:p>300,0626</text:p>
          </table:table-cell>
          <table:table-cell office:value-type="float" office:value="308.5668">
            <text:p>308,5668</text:p>
          </table:table-cell>
          <table:table-cell office:value-type="float" office:value="300">
            <text:p>300</text:p>
          </table:table-cell>
          <table:table-cell table:formula="of:=ABS(([.D18] - [.B18])/[.D18])" office:value-type="float" office:value="0.000208666666666583">
            <text:p>0,0002086667</text:p>
          </table:table-cell>
          <table:table-cell table:formula="of:=ABS(([.D18] - [.C18])/[.D18])" office:value-type="float" office:value="0.028556">
            <text:p>0,028556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774">
            <text:p>304,774</text:p>
          </table:table-cell>
          <table:table-cell office:value-type="float" office:value="300">
            <text:p>300</text:p>
          </table:table-cell>
          <table:table-cell table:style-name="ce4" table:formula="of:=ABS(([.K18] - [.I18])/[.K18])" office:value-type="float" office:value="0.00673200000000008">
            <text:p>0,006732</text:p>
          </table:table-cell>
          <table:table-cell table:style-name="ce4" table:formula="of:=ABS(([.K18] - [.J18])/[.K18])" office:value-type="float" office:value="0.0159133333333333">
            <text:p>0,0159133333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2.8151">
            <text:p>302,8151</text:p>
          </table:table-cell>
          <table:table-cell office:value-type="float" office:value="300">
            <text:p>300</text:p>
          </table:table-cell>
          <table:table-cell table:style-name="ce4" table:formula="of:=ABS(([.R18] - [.P18])/[.R18])" office:value-type="float" office:value="0.00673200000000008">
            <text:p>0,006732</text:p>
          </table:table-cell>
          <table:table-cell table:formula="of:=ABS(([.R18] - [.Q18])/[.R18])" office:value-type="float" office:value="0.00938366666666657">
            <text:p>0,0093836667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0208666666666583">
            <text:p>0,0002086667</text:p>
          </table:table-cell>
          <table:table-cell office:value-type="float" office:value="0.028556">
            <text:p>0,028556</text:p>
          </table:table-cell>
          <table:table-cell table:style-name="ce4" office:value-type="float" office:value="0.00673200000000008">
            <text:p>0,006732</text:p>
          </table:table-cell>
          <table:table-cell table:style-name="ce4" office:value-type="float" office:value="0.0159133333333333">
            <text:p>0,0159133333</text:p>
          </table:table-cell>
          <table:table-cell table:style-name="ce4" office:value-type="float" office:value="0.00673200000000008">
            <text:p>0,006732</text:p>
          </table:table-cell>
          <table:table-cell office:value-type="float" office:value="0.00938366666666657">
            <text:p>0,0093836667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33">
            <text:p>402,033</text:p>
          </table:table-cell>
          <table:table-cell office:value-type="float" office:value="407.6667">
            <text:p>407,6667</text:p>
          </table:table-cell>
          <table:table-cell office:value-type="float" office:value="400">
            <text:p>400</text:p>
          </table:table-cell>
          <table:table-cell table:formula="of:=ABS(([.D19] - [.B19])/[.D19])" office:value-type="float" office:value="0.00508250000000004">
            <text:p>0,0050825</text:p>
          </table:table-cell>
          <table:table-cell table:formula="of:=ABS(([.D19] - [.C19])/[.D19])" office:value-type="float" office:value="0.01916675">
            <text:p>0,0191667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6784">
            <text:p>404,6784</text:p>
          </table:table-cell>
          <table:table-cell office:value-type="float" office:value="400">
            <text:p>400</text:p>
          </table:table-cell>
          <table:table-cell table:style-name="ce4" table:formula="of:=ABS(([.K19] - [.I19])/[.K19])" office:value-type="float" office:value="0">
            <text:p>0</text:p>
          </table:table-cell>
          <table:table-cell table:style-name="ce4" table:formula="of:=ABS(([.K19] - [.J19])/[.K19])" office:value-type="float" office:value="0.011696">
            <text:p>0,011696</text:p>
          </table:table-cell>
          <table:table-cell/>
          <table:table-cell office:value-type="float" office:value="18">
            <text:p>18</text:p>
          </table:table-cell>
          <table:table-cell office:value-type="float" office:value="400.2014">
            <text:p>400,2014</text:p>
          </table:table-cell>
          <table:table-cell office:value-type="float" office:value="402.826">
            <text:p>402,826</text:p>
          </table:table-cell>
          <table:table-cell office:value-type="float" office:value="400">
            <text:p>400</text:p>
          </table:table-cell>
          <table:table-cell table:style-name="ce4" table:formula="of:=ABS(([.R19] - [.P19])/[.R19])" office:value-type="float" office:value="0.000503499999999946">
            <text:p>0,0005035</text:p>
          </table:table-cell>
          <table:table-cell table:formula="of:=ABS(([.R19] - [.Q19])/[.R19])" office:value-type="float" office:value="0.00706500000000005">
            <text:p>0,00706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0508250000000004">
            <text:p>0,0050825</text:p>
          </table:table-cell>
          <table:table-cell office:value-type="float" office:value="0.01916675">
            <text:p>0,019166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1696">
            <text:p>0,011696</text:p>
          </table:table-cell>
          <table:table-cell table:style-name="ce4" office:value-type="float" office:value="0.000503499999999946">
            <text:p>0,0005035</text:p>
          </table:table-cell>
          <table:table-cell office:value-type="float" office:value="0.00706500000000005">
            <text:p>0,007065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421">
            <text:p>500,1421</text:p>
          </table:table-cell>
          <table:table-cell office:value-type="float" office:value="500">
            <text:p>500</text:p>
          </table:table-cell>
          <table:table-cell table:formula="of:=ABS(([.D20] - [.B20])/[.D20])" office:value-type="float" office:value="0">
            <text:p>0</text:p>
          </table:table-cell>
          <table:table-cell table:formula="of:=ABS(([.D20] - [.C20])/[.D20])" office:value-type="float" office:value="0.000284200000000055">
            <text:p>0,0002842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223">
            <text:p>500,1223</text:p>
          </table:table-cell>
          <table:table-cell office:value-type="float" office:value="500">
            <text:p>500</text:p>
          </table:table-cell>
          <table:table-cell table:style-name="ce4" table:formula="of:=ABS(([.K20] - [.I20])/[.K20])" office:value-type="float" office:value="0">
            <text:p>0</text:p>
          </table:table-cell>
          <table:table-cell table:style-name="ce4" table:formula="of:=ABS(([.K20] - [.J20])/[.K20])" office:value-type="float" office:value="0.000244599999999991">
            <text:p>0,0002446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52">
            <text:p>500,0152</text:p>
          </table:table-cell>
          <table:table-cell office:value-type="float" office:value="500">
            <text:p>500</text:p>
          </table:table-cell>
          <table:table-cell table:style-name="ce4" table:formula="of:=ABS(([.R20] - [.P20])/[.R20])" office:value-type="float" office:value="0">
            <text:p>0</text:p>
          </table:table-cell>
          <table:table-cell table:formula="of:=ABS(([.R20] - [.Q20])/[.R20])" office:value-type="float" office:value="0.000030399999999986">
            <text:p>0,000030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84200000000055">
            <text:p>0,00028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44599999999991">
            <text:p>0,0002446</text:p>
          </table:table-cell>
          <table:table-cell table:style-name="ce4" office:value-type="float" office:value="0">
            <text:p>0</text:p>
          </table:table-cell>
          <table:table-cell office:value-type="float" office:value="0.000030399999999986">
            <text:p>0,000030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formula="of:=ABS(([.D21] - [.B21])/[.D21])" office:value-type="float" office:value="0.0000323333333333646">
            <text:p>3,23333333333646E-005</text:p>
          </table:table-cell>
          <table:table-cell table:formula="of:=ABS(([.D21] - [.C21])/[.D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style-name="ce4" table:formula="of:=ABS(([.K21] - [.I21])/[.K21])" office:value-type="float" office:value="0.0000323333333333646">
            <text:p>3,23333333333646E-005</text:p>
          </table:table-cell>
          <table:table-cell table:style-name="ce4" table:formula="of:=ABS(([.K21] - [.J21])/[.K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office:value-type="float" office:value="600">
            <text:p>600</text:p>
          </table:table-cell>
          <table:table-cell table:style-name="ce4" table:formula="of:=ABS(([.R21] - [.P21])/[.R21])" office:value-type="float" office:value="0">
            <text:p>0</text:p>
          </table:table-cell>
          <table:table-cell table:formula="of:=ABS(([.R21] - [.Q21])/[.R21])" office:value-type="float" office:value="0.0000324999999999894">
            <text:p>0,0000325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3333333333646">
            <text:p>3,23333333333646E-005</text:p>
          </table:table-cell>
          <table:table-cell table:number-columns-repeated="2" table:style-name="ce4" office:value-type="float" office:value="0.0000323333333333646">
            <text:p>3,23333333333646E-005</text:p>
          </table:table-cell>
          <table:table-cell table:style-name="ce4" office:value-type="float" office:value="0">
            <text:p>0</text:p>
          </table:table-cell>
          <table:table-cell office:value-type="float" office:value="0.0000324999999999894">
            <text:p>0,000032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8.9835">
            <text:p>918,9835</text:p>
          </table:table-cell>
          <table:table-cell office:value-type="float" office:value="700">
            <text:p>700</text:p>
          </table:table-cell>
          <table:table-cell table:formula="of:=ABS(([.D22] - [.B22])/[.D22])" office:value-type="float" office:value="0">
            <text:p>0</text:p>
          </table:table-cell>
          <table:table-cell table:formula="of:=ABS(([.D22] - [.C22])/[.D22])" office:value-type="float" office:value="0.312833571428571">
            <text:p>0,3128335714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0.7025">
            <text:p>910,7025</text:p>
          </table:table-cell>
          <table:table-cell office:value-type="float" office:value="700">
            <text:p>700</text:p>
          </table:table-cell>
          <table:table-cell table:style-name="ce4" table:formula="of:=ABS(([.K22] - [.I22])/[.K22])" office:value-type="float" office:value="0">
            <text:p>0</text:p>
          </table:table-cell>
          <table:table-cell table:style-name="ce4" table:formula="of:=ABS(([.K22] - [.J22])/[.K22])" office:value-type="float" office:value="0.301003571428571">
            <text:p>0,3010035714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700">
            <text:p>700</text:p>
          </table:table-cell>
          <table:table-cell table:style-name="ce4" table:formula="of:=ABS(([.R22] - [.P22])/[.R22])" office:value-type="float" office:value="0">
            <text:p>0</text:p>
          </table:table-cell>
          <table:table-cell table:formula="of:=ABS(([.R22] - [.Q22])/[.R22])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12833571428571">
            <text:p>0,31283357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01003571428571">
            <text:p>0,3010035714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1.6223">
            <text:p>801,6223</text:p>
          </table:table-cell>
          <table:table-cell office:value-type="float" office:value="865.5707">
            <text:p>865,5707</text:p>
          </table:table-cell>
          <table:table-cell office:value-type="float" office:value="800">
            <text:p>800</text:p>
          </table:table-cell>
          <table:table-cell table:formula="of:=ABS(([.D23] - [.B23])/[.D23])" office:value-type="float" office:value="0.00202787499999999">
            <text:p>0,002027875</text:p>
          </table:table-cell>
          <table:table-cell table:formula="of:=ABS(([.D23] - [.C23])/[.D23])" office:value-type="float" office:value="0.081963375">
            <text:p>0,0819633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1.7775">
            <text:p>851,7775</text:p>
          </table:table-cell>
          <table:table-cell office:value-type="float" office:value="800">
            <text:p>800</text:p>
          </table:table-cell>
          <table:table-cell table:style-name="ce4" table:formula="of:=ABS(([.K23] - [.I23])/[.K23])" office:value-type="float" office:value="0">
            <text:p>0</text:p>
          </table:table-cell>
          <table:table-cell table:style-name="ce4" table:formula="of:=ABS(([.K23] - [.J23])/[.K23])" office:value-type="float" office:value="0.064721875">
            <text:p>0,0647218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922.7553">
            <text:p>922,7553</text:p>
          </table:table-cell>
          <table:table-cell office:value-type="float" office:value="800">
            <text:p>800</text:p>
          </table:table-cell>
          <table:table-cell table:style-name="ce4" table:formula="of:=ABS(([.R23] - [.P23])/[.R23])" office:value-type="float" office:value="0">
            <text:p>0</text:p>
          </table:table-cell>
          <table:table-cell table:formula="of:=ABS(([.R23] - [.Q23])/[.R23])" office:value-type="float" office:value="0.153444125">
            <text:p>0,15344412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0202787499999999">
            <text:p>0,002027875</text:p>
          </table:table-cell>
          <table:table-cell office:value-type="float" office:value="0.081963375">
            <text:p>0,0819633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64721875">
            <text:p>0,064721875</text:p>
          </table:table-cell>
          <table:table-cell table:style-name="ce4" office:value-type="float" office:value="0">
            <text:p>0</text:p>
          </table:table-cell>
          <table:table-cell office:value-type="float" office:value="0.153444125">
            <text:p>0,15344412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150.765">
            <text:p>1150,765</text:p>
          </table:table-cell>
          <table:table-cell office:value-type="float" office:value="900">
            <text:p>900</text:p>
          </table:table-cell>
          <table:table-cell table:formula="of:=ABS(([.D24] - [.B24])/[.D24])" office:value-type="float" office:value="0">
            <text:p>0</text:p>
          </table:table-cell>
          <table:table-cell table:formula="of:=ABS(([.D24] - [.C24])/[.D24])" office:value-type="float" office:value="0.278627777777778">
            <text:p>0,2786277778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1163">
            <text:p>900,1163</text:p>
          </table:table-cell>
          <table:table-cell office:value-type="float" office:value="900">
            <text:p>900</text:p>
          </table:table-cell>
          <table:table-cell table:style-name="ce4" table:formula="of:=ABS(([.K24] - [.I24])/[.K24])" office:value-type="float" office:value="0">
            <text:p>0</text:p>
          </table:table-cell>
          <table:table-cell table:style-name="ce4" table:formula="of:=ABS(([.K24] - [.J24])/[.K24])" office:value-type="float" office:value="0.000129222222222249">
            <text:p>0,0001292222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61.9144">
            <text:p>961,9144</text:p>
          </table:table-cell>
          <table:table-cell office:value-type="float" office:value="900">
            <text:p>900</text:p>
          </table:table-cell>
          <table:table-cell table:style-name="ce4" table:formula="of:=ABS(([.R24] - [.P24])/[.R24])" office:value-type="float" office:value="0">
            <text:p>0</text:p>
          </table:table-cell>
          <table:table-cell table:formula="of:=ABS(([.R24] - [.Q24])/[.R24])" office:value-type="float" office:value="0.0687937777777778">
            <text:p>0,068793777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278627777777778">
            <text:p>0,278627777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129222222222249">
            <text:p>0,0001292222</text:p>
          </table:table-cell>
          <table:table-cell table:style-name="ce4" office:value-type="float" office:value="0">
            <text:p>0</text:p>
          </table:table-cell>
          <table:table-cell office:value-type="float" office:value="0.0687937777777778">
            <text:p>0,068793777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4.843">
            <text:p>1004,843</text:p>
          </table:table-cell>
          <table:table-cell office:value-type="float" office:value="1074.374">
            <text:p>1074,374</text:p>
          </table:table-cell>
          <table:table-cell office:value-type="float" office:value="1000">
            <text:p>1000</text:p>
          </table:table-cell>
          <table:table-cell table:formula="of:=ABS(([.D25] - [.B25])/[.D25])" office:value-type="float" office:value="0.00484299999999996">
            <text:p>0,004843</text:p>
          </table:table-cell>
          <table:table-cell table:formula="of:=ABS(([.D25] - [.C25])/[.D25])" office:value-type="float" office:value="0.074374">
            <text:p>0,074374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1000">
            <text:p>1000</text:p>
          </table:table-cell>
          <table:table-cell table:style-name="ce4" table:formula="of:=ABS(([.K25] - [.I25])/[.K25])" office:value-type="float" office:value="0">
            <text:p>0</text:p>
          </table:table-cell>
          <table:table-cell table:style-name="ce4" table:formula="of:=ABS(([.K25] - [.J25])/[.K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9.897">
            <text:p>1009,897</text:p>
          </table:table-cell>
          <table:table-cell office:value-type="float" office:value="1000">
            <text:p>1000</text:p>
          </table:table-cell>
          <table:table-cell table:style-name="ce4" table:formula="of:=ABS(([.R25] - [.P25])/[.R25])" office:value-type="float" office:value="0">
            <text:p>0</text:p>
          </table:table-cell>
          <table:table-cell table:formula="of:=ABS(([.R25] - [.Q25])/[.R25])" office:value-type="float" office:value="0.00989700000000005">
            <text:p>0,00989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00484299999999996">
            <text:p>0,004843</text:p>
          </table:table-cell>
          <table:table-cell office:value-type="float" office:value="0.074374">
            <text:p>0,074374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989700000000005">
            <text:p>0,009897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73.856">
            <text:p>1173,856</text:p>
          </table:table-cell>
          <table:table-cell office:value-type="float" office:value="1100">
            <text:p>1100</text:p>
          </table:table-cell>
          <table:table-cell table:formula="of:=ABS(([.D26] - [.B26])/[.D26])" office:value-type="float" office:value="0">
            <text:p>0</text:p>
          </table:table-cell>
          <table:table-cell table:formula="of:=ABS(([.D26] - [.C26])/[.D26])" office:value-type="float" office:value="0.0671418181818182">
            <text:p>0,0671418182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00.936">
            <text:p>1100,936</text:p>
          </table:table-cell>
          <table:table-cell office:value-type="float" office:value="1100">
            <text:p>1100</text:p>
          </table:table-cell>
          <table:table-cell table:style-name="ce4" table:formula="of:=ABS(([.K26] - [.I26])/[.K26])" office:value-type="float" office:value="0">
            <text:p>0</text:p>
          </table:table-cell>
          <table:table-cell table:style-name="ce4" table:formula="of:=ABS(([.K26] - [.J26])/[.K26])" office:value-type="float" office:value="0.00085090909090902">
            <text:p>0,0008509091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87.672">
            <text:p>1187,672</text:p>
          </table:table-cell>
          <table:table-cell office:value-type="float" office:value="1100">
            <text:p>1100</text:p>
          </table:table-cell>
          <table:table-cell table:style-name="ce4" table:formula="of:=ABS(([.R26] - [.P26])/[.R26])" office:value-type="float" office:value="0">
            <text:p>0</text:p>
          </table:table-cell>
          <table:table-cell table:formula="of:=ABS(([.R26] - [.Q26])/[.R26])" office:value-type="float" office:value="0.0797018181818182">
            <text:p>0,0797018182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671418181818182">
            <text:p>0,06714181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85090909090902">
            <text:p>0,0008509091</text:p>
          </table:table-cell>
          <table:table-cell table:style-name="ce4" office:value-type="float" office:value="0">
            <text:p>0</text:p>
          </table:table-cell>
          <table:table-cell office:value-type="float" office:value="0.0797018181818182">
            <text:p>0,0797018182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61.403">
            <text:p>1261,403</text:p>
          </table:table-cell>
          <table:table-cell office:value-type="float" office:value="1200">
            <text:p>1200</text:p>
          </table:table-cell>
          <table:table-cell table:formula="of:=ABS(([.D27] - [.B27])/[.D27])" office:value-type="float" office:value="0">
            <text:p>0</text:p>
          </table:table-cell>
          <table:table-cell table:formula="of:=ABS(([.D27] - [.C27])/[.D27])" office:value-type="float" office:value="0.0511691666666667">
            <text:p>0,0511691667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1200">
            <text:p>1200</text:p>
          </table:table-cell>
          <table:table-cell table:style-name="ce4" table:formula="of:=ABS(([.K27] - [.I27])/[.K27])" office:value-type="float" office:value="0">
            <text:p>0</text:p>
          </table:table-cell>
          <table:table-cell table:style-name="ce4" table:formula="of:=ABS(([.K27] - [.J27])/[.K27])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16.987">
            <text:p>1216,987</text:p>
          </table:table-cell>
          <table:table-cell office:value-type="float" office:value="1200">
            <text:p>1200</text:p>
          </table:table-cell>
          <table:table-cell table:style-name="ce4" table:formula="of:=ABS(([.R27] - [.P27])/[.R27])" office:value-type="float" office:value="0">
            <text:p>0</text:p>
          </table:table-cell>
          <table:table-cell table:formula="of:=ABS(([.R27] - [.Q27])/[.R27])" office:value-type="float" office:value="0.0141558333333334">
            <text:p>0,0141558333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511691666666667">
            <text:p>0,0511691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41558333333334">
            <text:p>0,0141558333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10.723">
            <text:p>1410,723</text:p>
          </table:table-cell>
          <table:table-cell office:value-type="float" office:value="1655.366">
            <text:p>1655,366</text:p>
          </table:table-cell>
          <table:table-cell office:value-type="float" office:value="1300">
            <text:p>1300</text:p>
          </table:table-cell>
          <table:table-cell table:formula="of:=ABS(([.D28] - [.B28])/[.D28])" office:value-type="float" office:value="0.0851715384615384">
            <text:p>0,0851715385</text:p>
          </table:table-cell>
          <table:table-cell table:formula="of:=ABS(([.D28] - [.C28])/[.D28])" office:value-type="float" office:value="0.273358461538462">
            <text:p>0,2733584615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0.332">
            <text:p>1630,332</text:p>
          </table:table-cell>
          <table:table-cell office:value-type="float" office:value="1300">
            <text:p>1300</text:p>
          </table:table-cell>
          <table:table-cell table:style-name="ce4" table:formula="of:=ABS(([.K28] - [.I28])/[.K28])" office:value-type="float" office:value="0.0769230769230769">
            <text:p>0,0769230769</text:p>
          </table:table-cell>
          <table:table-cell table:style-name="ce4" table:formula="of:=ABS(([.K28] - [.J28])/[.K28])" office:value-type="float" office:value="0.254101538461539">
            <text:p>0,2541015385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445.497">
            <text:p>1445,497</text:p>
          </table:table-cell>
          <table:table-cell office:value-type="float" office:value="1300">
            <text:p>1300</text:p>
          </table:table-cell>
          <table:table-cell table:style-name="ce4" table:formula="of:=ABS(([.R28] - [.P28])/[.R28])" office:value-type="float" office:value="0">
            <text:p>0</text:p>
          </table:table-cell>
          <table:table-cell table:formula="of:=ABS(([.R28] - [.Q28])/[.R28])" office:value-type="float" office:value="0.111920769230769">
            <text:p>0,111920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851715384615384">
            <text:p>0,0851715385</text:p>
          </table:table-cell>
          <table:table-cell office:value-type="float" office:value="0.273358461538462">
            <text:p>0,2733584615</text:p>
          </table:table-cell>
          <table:table-cell table:style-name="ce4" office:value-type="float" office:value="0.0769230769230769">
            <text:p>0,0769230769</text:p>
          </table:table-cell>
          <table:table-cell table:style-name="ce4" office:value-type="float" office:value="0.254101538461539">
            <text:p>0,2541015385</text:p>
          </table:table-cell>
          <table:table-cell table:style-name="ce4" office:value-type="float" office:value="0">
            <text:p>0</text:p>
          </table:table-cell>
          <table:table-cell office:value-type="float" office:value="0.111920769230769">
            <text:p>0,111920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6.662">
            <text:p>1406,662</text:p>
          </table:table-cell>
          <table:table-cell office:value-type="float" office:value="1458.961">
            <text:p>1458,961</text:p>
          </table:table-cell>
          <table:table-cell office:value-type="float" office:value="1400">
            <text:p>1400</text:p>
          </table:table-cell>
          <table:table-cell table:formula="of:=ABS(([.D29] - [.B29])/[.D29])" office:value-type="float" office:value="0.00475857142857145">
            <text:p>0,0047585714</text:p>
          </table:table-cell>
          <table:table-cell table:formula="of:=ABS(([.D29] - [.C29])/[.D29])" office:value-type="float" office:value="0.042115">
            <text:p>0,04211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7.966">
            <text:p>1507,966</text:p>
          </table:table-cell>
          <table:table-cell office:value-type="float" office:value="1400">
            <text:p>1400</text:p>
          </table:table-cell>
          <table:table-cell table:style-name="ce4" table:formula="of:=ABS(([.K29] - [.I29])/[.K29])" office:value-type="float" office:value="0">
            <text:p>0</text:p>
          </table:table-cell>
          <table:table-cell table:style-name="ce4" table:formula="of:=ABS(([.K29] - [.J29])/[.K29])" office:value-type="float" office:value="0.0771185714285714">
            <text:p>0,077118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6.462">
            <text:p>1506,462</text:p>
          </table:table-cell>
          <table:table-cell office:value-type="float" office:value="1400">
            <text:p>1400</text:p>
          </table:table-cell>
          <table:table-cell table:style-name="ce4" table:formula="of:=ABS(([.R29] - [.P29])/[.R29])" office:value-type="float" office:value="0">
            <text:p>0</text:p>
          </table:table-cell>
          <table:table-cell table:formula="of:=ABS(([.R29] - [.Q29])/[.R29])" office:value-type="float" office:value="0.0760442857142857">
            <text:p>0,0760442857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0475857142857145">
            <text:p>0,0047585714</text:p>
          </table:table-cell>
          <table:table-cell office:value-type="float" office:value="0.042115">
            <text:p>0,0421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71185714285714">
            <text:p>0,0771185714</text:p>
          </table:table-cell>
          <table:table-cell table:style-name="ce4" office:value-type="float" office:value="0">
            <text:p>0</text:p>
          </table:table-cell>
          <table:table-cell office:value-type="float" office:value="0.0760442857142857">
            <text:p>0,076044285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Arkusz2.K63" table:end-x="1.464cm" table:end-y="0.275cm" draw:z-index="0" draw:style-name="gr1" draw:text-style-name="P1" svg:width="28.376cm" svg:height="15.418cm" svg:x="0.011cm" svg:y="0.165cm">
              <draw:object draw:notify-on-update-of-ranges="Arkusz2.D1:Arkusz2.D1 Arkusz2.D2:Arkusz2.D29 Arkusz2.E1:Arkusz2.E1 Arkusz2.E2:Arkusz2.E29 Arkusz2.F1:Arkusz2.F1 Arkusz2.F2:Arkusz2.F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Arkusz2.Y63" table:end-x="1.817cm" table:end-y="0.385cm" draw:z-index="4" draw:style-name="gr1" draw:text-style-name="P1" svg:width="29.583cm" svg:height="15.526cm" svg:x="1.34cm" svg:y="0.167cm">
              <draw:object draw:notify-on-update-of-ranges="Arkusz2.V1:Arkusz2.V1 Arkusz2.V2:Arkusz2.V29 Arkusz2.W1:Arkusz2.W1 Arkusz2.W2:Arkusz2.W29 Arkusz2.Y1:Arkusz2.Y1 Arkusz2.Y2:Arkusz2.Y29 Arkusz2.AA1:Arkusz2.AA1 Arkusz2.AA2:Arkusz2.AA2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/>
          <table:table-cell>
            <draw:frame table:end-cell-address="Arkusz2.K95" table:end-x="1.353cm" table:end-y="0.218cm" draw:z-index="1" draw:style-name="gr1" draw:text-style-name="P1" svg:width="28.246cm" svg:height="15.381cm" svg:x="0.03cm" svg:y="0.145cm">
              <draw:object draw:notify-on-update-of-ranges="Arkusz2.K1:Arkusz2.K1 Arkusz2.K2:Arkusz2.K29 Arkusz2.L1:Arkusz2.L1 Arkusz2.L2:Arkusz2.L29 Arkusz2.M1:Arkusz2.M1 Arkusz2.M2:Arkusz2.M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Arkusz2.Y102" table:end-x="2.015cm" table:end-y="0.324cm" draw:z-index="3" draw:style-name="gr1" draw:text-style-name="P1" svg:width="29.794cm" svg:height="18.044cm" svg:x="1.327cm" svg:y="0.056cm">
              <draw:object draw:notify-on-update-of-ranges="Arkusz2.V1:Arkusz2.V1 Arkusz2.V2:Arkusz2.V29 Arkusz2.X1:Arkusz2.X1 Arkusz2.X2:Arkusz2.X29 Arkusz2.Z1:Arkusz2.Z1 Arkusz2.Z2:Arkusz2.Z29 Arkusz2.AB1:Arkusz2.AB1 Arkusz2.AB2:Arkusz2.AB2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2.K128" table:end-x="1.353cm" table:end-y="0.111cm" draw:z-index="2" draw:style-name="gr1" draw:text-style-name="P1" svg:width="28.215cm" svg:height="15.328cm" svg:x="0.061cm" svg:y="0.091cm">
              <draw:object draw:notify-on-update-of-ranges="Arkusz2.R1:Arkusz2.R1 Arkusz2.R2:Arkusz2.R29 Arkusz2.S1:Arkusz2.S1 Arkusz2.S2:Arkusz2.S29 Arkusz2.T1:Arkusz2.T1 Arkusz2.T2:Arkusz2.T2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6" table:default-cell-style-name="Excel_20_Built-in_20_Normal"/>
        <table:table-column table:style-name="co9" table:default-cell-style-name="Excel_20_Built-in_20_Normal"/>
        <table:table-column table:style-name="co27" table:default-cell-style-name="Excel_20_Built-in_20_Normal"/>
        <table:table-column table:style-name="co1" table:number-columns-repeated="4" table:default-cell-style-name="Excel_20_Built-in_20_Normal"/>
        <table:table-column table:style-name="co28" table:default-cell-style-name="Excel_20_Built-in_20_Normal"/>
        <table:table-column table:style-name="co20" table:default-cell-style-name="Excel_20_Built-in_20_Normal"/>
        <table:table-column table:style-name="co29" table:default-cell-style-name="Excel_20_Built-in_20_Normal"/>
        <table:table-column table:style-name="co1" table:number-columns-repeated="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office:value-type="string">
            <text:p>cr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/>
          <table:table-cell office:value-type="string">
            <text:p>cr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/>
          <table:table-cell office:value-type="string">
            <text:p>cr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number-columns-repeated="2"/>
          <table:table-cell table:style-name="ce2" office:value-type="string">
            <text:p>EXPECTED</text:p>
          </table:table-cell>
          <table:table-cell office:value-type="string">
            <text:p>rand cr=0.2</text:p>
          </table:table-cell>
          <table:table-cell office:value-type="string">
            <text:p>rand cr=0.5</text:p>
          </table:table-cell>
          <table:table-cell office:value-type="string">
            <text:p>rand cr=0.8</text:p>
          </table:table-cell>
          <table:table-cell/>
          <table:table-cell table:style-name="ce2" office:value-type="string">
            <text:p>EXPECTED</text:p>
          </table:table-cell>
          <table:table-cell office:value-type="string">
            <text:p>avg cr=0.2</text:p>
          </table:table-cell>
          <table:table-cell office:value-type="string">
            <text:p>avg cr=0.5</text:p>
          </table:table-cell>
          <table:table-cell office:value-type="string">
            <text:p>avg cr=0.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 - [.B2]) / [.D2])" office:value-type="float" office:value="0">
            <text:p>0</text:p>
          </table:table-cell>
          <table:table-cell table:formula="of:=ABS(([.D2] - [.C2]) / [.D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K2] - [.I2]) /[.K2])" office:value-type="float" office:value="0">
            <text:p>0</text:p>
          </table:table-cell>
          <table:table-cell table:formula="of:=ABS(([.K2] - [.J2]) /[.K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R2] - [.P2]) /[.R2])" office:value-type="float" office:value="0">
            <text:p>0</text:p>
          </table:table-cell>
          <table:table-cell table:formula="of:=ABS(([.R2] - [.Q2]) /[.R2])" office:value-type="float" office:value="0">
            <text:p>0</text:p>
          </table:table-cell>
          <table:table-cell table:number-columns-repeated="2"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638">
            <text:p>-1295,638</text:p>
          </table:table-cell>
          <table:table-cell table:style-name="ce3" office:value-type="float" office:value="-1300">
            <text:p>-1300</text:p>
          </table:table-cell>
          <table:table-cell table:formula="of:=ABS(([.D3] - [.B3]) / [.D3])" office:value-type="float" office:value="0">
            <text:p>0</text:p>
          </table:table-cell>
          <table:table-cell table:formula="of:=ABS(([.D3] - [.C3]) / [.D3])" office:value-type="float" office:value="0.00335538461538468">
            <text:p>0,0033553846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8.699">
            <text:p>-1298,699</text:p>
          </table:table-cell>
          <table:table-cell table:style-name="ce3" office:value-type="float" office:value="-1300">
            <text:p>-1300</text:p>
          </table:table-cell>
          <table:table-cell table:formula="of:=ABS(([.K3] - [.I3]) /[.K3])" office:value-type="float" office:value="0">
            <text:p>0</text:p>
          </table:table-cell>
          <table:table-cell table:formula="of:=ABS(([.K3] - [.J3]) /[.K3])" office:value-type="float" office:value="0.00100076923076918">
            <text:p>0,0010007692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53.495">
            <text:p>-1253,495</text:p>
          </table:table-cell>
          <table:table-cell table:style-name="ce3" office:value-type="float" office:value="-1300">
            <text:p>-1300</text:p>
          </table:table-cell>
          <table:table-cell table:formula="of:=ABS(([.R3] - [.P3]) /[.R3])" office:value-type="float" office:value="0">
            <text:p>0</text:p>
          </table:table-cell>
          <table:table-cell table:formula="of:=ABS(([.R3] - [.Q3]) /[.R3])" office:value-type="float" office:value="0.035773076923077">
            <text:p>0,0357730769</text:p>
          </table:table-cell>
          <table:table-cell table:number-columns-repeated="2"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.00335538461538468">
            <text:p>0,0033553846</text:p>
          </table:table-cell>
          <table:table-cell office:value-type="float" office:value="0.00100076923076918">
            <text:p>0,0010007692</text:p>
          </table:table-cell>
          <table:table-cell office:value-type="float" office:value="0.035773076923077">
            <text:p>0,035773076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834.6177">
            <text:p>-834,6177</text:p>
          </table:table-cell>
          <table:table-cell table:style-name="ce3" office:value-type="float" office:value="-1200">
            <text:p>-1200</text:p>
          </table:table-cell>
          <table:table-cell table:formula="of:=ABS(([.D4] - [.B4]) / [.D4])" office:value-type="float" office:value="0">
            <text:p>0</text:p>
          </table:table-cell>
          <table:table-cell table:formula="of:=ABS(([.D4] - [.C4]) / [.D4])" office:value-type="float" office:value="0.30448525">
            <text:p>0,30448525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507.5096">
            <text:p>-507,5096</text:p>
          </table:table-cell>
          <table:table-cell table:style-name="ce3" office:value-type="float" office:value="-1200">
            <text:p>-1200</text:p>
          </table:table-cell>
          <table:table-cell table:formula="of:=ABS(([.K4] - [.I4]) /[.K4])" office:value-type="float" office:value="0">
            <text:p>0</text:p>
          </table:table-cell>
          <table:table-cell table:formula="of:=ABS(([.K4] - [.J4]) /[.K4])" office:value-type="float" office:value="0.577075333333333">
            <text:p>0,5770753333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1005.128">
            <text:p>-1005,128</text:p>
          </table:table-cell>
          <table:table-cell table:style-name="ce3" office:value-type="float" office:value="-1200">
            <text:p>-1200</text:p>
          </table:table-cell>
          <table:table-cell table:formula="of:=ABS(([.R4] - [.P4]) /[.R4])" office:value-type="float" office:value="0">
            <text:p>0</text:p>
          </table:table-cell>
          <table:table-cell table:formula="of:=ABS(([.R4] - [.Q4]) /[.R4])" office:value-type="float" office:value="0.162393333333333">
            <text:p>0,1623933333</text:p>
          </table:table-cell>
          <table:table-cell table:number-columns-repeated="2"/>
          <table:table-cell table:style-name="ce3" office:value-type="float" office:value="-1200">
            <text:p>-1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.30448525">
            <text:p>0,30448525</text:p>
          </table:table-cell>
          <table:table-cell office:value-type="float" office:value="0.577075333333333">
            <text:p>0,5770753333</text:p>
          </table:table-cell>
          <table:table-cell office:value-type="float" office:value="0.162393333333333">
            <text:p>0,162393333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7.988">
            <text:p>-1097,988</text:p>
          </table:table-cell>
          <table:table-cell table:style-name="ce3" office:value-type="float" office:value="-1100">
            <text:p>-1100</text:p>
          </table:table-cell>
          <table:table-cell table:formula="of:=ABS(([.D5] - [.B5]) / [.D5])" office:value-type="float" office:value="0">
            <text:p>0</text:p>
          </table:table-cell>
          <table:table-cell table:formula="of:=ABS(([.D5] - [.C5]) / [.D5])" office:value-type="float" office:value="0.00182909090909086">
            <text:p>0,0018290909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67.658">
            <text:p>-1067,658</text:p>
          </table:table-cell>
          <table:table-cell table:style-name="ce3" office:value-type="float" office:value="-1100">
            <text:p>-1100</text:p>
          </table:table-cell>
          <table:table-cell table:formula="of:=ABS(([.K5] - [.I5]) /[.K5])" office:value-type="float" office:value="0">
            <text:p>0</text:p>
          </table:table-cell>
          <table:table-cell table:formula="of:=ABS(([.K5] - [.J5]) /[.K5])" office:value-type="float" office:value="0.0294018181818183">
            <text:p>0,0294018182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6.269">
            <text:p>-1096,269</text:p>
          </table:table-cell>
          <table:table-cell table:style-name="ce3" office:value-type="float" office:value="-1100">
            <text:p>-1100</text:p>
          </table:table-cell>
          <table:table-cell table:formula="of:=ABS(([.R5] - [.P5]) /[.R5])" office:value-type="float" office:value="0">
            <text:p>0</text:p>
          </table:table-cell>
          <table:table-cell table:formula="of:=ABS(([.R5] - [.Q5]) /[.R5])" office:value-type="float" office:value="0.00339181818181818">
            <text:p>0,0033918182</text:p>
          </table:table-cell>
          <table:table-cell table:number-columns-repeated="2"/>
          <table:table-cell table:style-name="ce3" office:value-type="float" office:value="-1100">
            <text:p>-11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.00182909090909086">
            <text:p>0,0018290909</text:p>
          </table:table-cell>
          <table:table-cell office:value-type="float" office:value="0.0294018181818183">
            <text:p>0,0294018182</text:p>
          </table:table-cell>
          <table:table-cell office:value-type="float" office:value="0.00339181818181818">
            <text:p>0,003391818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91">
            <text:p>-999,9991</text:p>
          </table:table-cell>
          <table:table-cell table:style-name="ce3" office:value-type="float" office:value="-1000">
            <text:p>-1000</text:p>
          </table:table-cell>
          <table:table-cell table:formula="of:=ABS(([.D6] - [.B6]) / [.D6])" office:value-type="float" office:value="0">
            <text:p>0</text:p>
          </table:table-cell>
          <table:table-cell table:formula="of:=ABS(([.D6] - [.C6]) / [.D6])" office:value-type="float" office:value="0.000000900000000001455">
            <text:p>0,0000009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K6] - [.I6]) /[.K6])" office:value-type="float" office:value="0">
            <text:p>0</text:p>
          </table:table-cell>
          <table:table-cell table:formula="of:=ABS(([.K6] - [.J6]) /[.K6]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">
            <text:p>-999,99</text:p>
          </table:table-cell>
          <table:table-cell table:style-name="ce3" office:value-type="float" office:value="-1000">
            <text:p>-1000</text:p>
          </table:table-cell>
          <table:table-cell table:formula="of:=ABS(([.R6] - [.P6]) /[.R6])" office:value-type="float" office:value="0">
            <text:p>0</text:p>
          </table:table-cell>
          <table:table-cell table:formula="of:=ABS(([.R6] - [.Q6]) /[.R6])" office:value-type="float" office:value="0.00000999999999999091">
            <text:p>0,00001</text:p>
          </table:table-cell>
          <table:table-cell table:number-columns-repeated="2"/>
          <table:table-cell table:style-name="ce3" office:value-type="float" office:value="-1000">
            <text:p>-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.000000900000000001455">
            <text:p>0,0000009</text:p>
          </table:table-cell>
          <table:table-cell office:value-type="float" office:value="0">
            <text:p>0</text:p>
          </table:table-cell>
          <table:table-cell office:value-type="float" office:value="0.00000999999999999091">
            <text:p>0,00001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 - [.B7]) / [.D7])" office:value-type="float" office:value="0">
            <text:p>0</text:p>
          </table:table-cell>
          <table:table-cell table:formula="of:=ABS(([.D7] - [.C7]) / [.D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K7] - [.I7]) /[.K7])" office:value-type="float" office:value="0">
            <text:p>0</text:p>
          </table:table-cell>
          <table:table-cell table:formula="of:=ABS(([.K7] - [.J7]) /[.K7])" office:value-type="float" office:value="0.00000011111111108322">
            <text:p>1,1111111108322E-007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R7] - [.P7]) /[.R7])" office:value-type="float" office:value="0">
            <text:p>0</text:p>
          </table:table-cell>
          <table:table-cell table:formula="of:=ABS(([.R7] - [.Q7]) /[.R7])" office:value-type="float" office:value="0">
            <text:p>0</text:p>
          </table:table-cell>
          <table:table-cell table:number-columns-repeated="2"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6433">
            <text:p>-799,6433</text:p>
          </table:table-cell>
          <table:table-cell table:style-name="ce3" office:value-type="float" office:value="-800">
            <text:p>-800</text:p>
          </table:table-cell>
          <table:table-cell table:formula="of:=ABS(([.D8] - [.B8]) / [.D8])" office:value-type="float" office:value="0">
            <text:p>0</text:p>
          </table:table-cell>
          <table:table-cell table:formula="of:=ABS(([.D8] - [.C8]) / [.D8])" office:value-type="float" office:value="0.000445875000000058">
            <text:p>0,000445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0.4417">
            <text:p>-790,4417</text:p>
          </table:table-cell>
          <table:table-cell table:style-name="ce3" office:value-type="float" office:value="-800">
            <text:p>-800</text:p>
          </table:table-cell>
          <table:table-cell table:formula="of:=ABS(([.K8] - [.I8]) /[.K8])" office:value-type="float" office:value="0">
            <text:p>0</text:p>
          </table:table-cell>
          <table:table-cell table:formula="of:=ABS(([.K8] - [.J8]) /[.K8])" office:value-type="float" office:value="0.011947875">
            <text:p>0,011947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8.1647">
            <text:p>-798,1647</text:p>
          </table:table-cell>
          <table:table-cell table:style-name="ce3" office:value-type="float" office:value="-800">
            <text:p>-800</text:p>
          </table:table-cell>
          <table:table-cell table:formula="of:=ABS(([.R8] - [.P8]) /[.R8])" office:value-type="float" office:value="0">
            <text:p>0</text:p>
          </table:table-cell>
          <table:table-cell table:formula="of:=ABS(([.R8] - [.Q8]) /[.R8])" office:value-type="float" office:value="0.00229412499999995">
            <text:p>0,002294125</text:p>
          </table:table-cell>
          <table:table-cell table:number-columns-repeated="2"/>
          <table:table-cell table:style-name="ce3" office:value-type="float" office:value="-800">
            <text:p>-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000445875000000058">
            <text:p>0,000445875</text:p>
          </table:table-cell>
          <table:table-cell office:value-type="float" office:value="0.011947875">
            <text:p>0,011947875</text:p>
          </table:table-cell>
          <table:table-cell office:value-type="float" office:value="0.00229412499999995">
            <text:p>0,00229412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7.424">
            <text:p>-697,424</text:p>
          </table:table-cell>
          <table:table-cell table:style-name="ce3" office:value-type="float" office:value="-700">
            <text:p>-700</text:p>
          </table:table-cell>
          <table:table-cell table:formula="of:=ABS(([.D9] - [.B9]) / [.D9])" office:value-type="float" office:value="0">
            <text:p>0</text:p>
          </table:table-cell>
          <table:table-cell table:formula="of:=ABS(([.D9] - [.C9]) / [.D9])" office:value-type="float" office:value="0.00368000000000003">
            <text:p>0,00368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7256">
            <text:p>-699,7256</text:p>
          </table:table-cell>
          <table:table-cell table:style-name="ce3" office:value-type="float" office:value="-700">
            <text:p>-700</text:p>
          </table:table-cell>
          <table:table-cell table:formula="of:=ABS(([.K9] - [.I9]) /[.K9])" office:value-type="float" office:value="0">
            <text:p>0</text:p>
          </table:table-cell>
          <table:table-cell table:formula="of:=ABS(([.K9] - [.J9]) /[.K9])" office:value-type="float" office:value="0.00039200000000002">
            <text:p>0,000392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9502">
            <text:p>-699,9502</text:p>
          </table:table-cell>
          <table:table-cell table:style-name="ce3" office:value-type="float" office:value="-700">
            <text:p>-700</text:p>
          </table:table-cell>
          <table:table-cell table:formula="of:=ABS(([.R9] - [.P9]) /[.R9])" office:value-type="float" office:value="0">
            <text:p>0</text:p>
          </table:table-cell>
          <table:table-cell table:formula="of:=ABS(([.R9] - [.Q9]) /[.R9])" office:value-type="float" office:value="0.0000711428571428639">
            <text:p>7,11428571428639E-005</text:p>
          </table:table-cell>
          <table:table-cell table:number-columns-repeated="2"/>
          <table:table-cell table:style-name="ce3" office:value-type="float" office:value="-700">
            <text:p>-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0368000000000003">
            <text:p>0,00368</text:p>
          </table:table-cell>
          <table:table-cell office:value-type="float" office:value="0.00039200000000002">
            <text:p>0,000392</text:p>
          </table:table-cell>
          <table:table-cell office:value-type="float" office:value="0.0000711428571428639">
            <text:p>7,11428571428639E-005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921">
            <text:p>-599,9921</text:p>
          </table:table-cell>
          <table:table-cell table:style-name="ce3" office:value-type="float" office:value="-600">
            <text:p>-600</text:p>
          </table:table-cell>
          <table:table-cell table:formula="of:=ABS(([.D10] - [.B10]) / [.D10])" office:value-type="float" office:value="0">
            <text:p>0</text:p>
          </table:table-cell>
          <table:table-cell table:formula="of:=ABS(([.D10] - [.C10]) / [.D10])" office:value-type="float" office:value="0.0000131666666665827">
            <text:p>1,31666666665827E-005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8844">
            <text:p>-599,8844</text:p>
          </table:table-cell>
          <table:table-cell table:style-name="ce3" office:value-type="float" office:value="-600">
            <text:p>-600</text:p>
          </table:table-cell>
          <table:table-cell table:formula="of:=ABS(([.K10] - [.I10]) /[.K10])" office:value-type="float" office:value="0">
            <text:p>0</text:p>
          </table:table-cell>
          <table:table-cell table:formula="of:=ABS(([.K10] - [.J10]) /[.K10])" office:value-type="float" office:value="0.00019266666666662">
            <text:p>0,0001926667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269">
            <text:p>-599,9269</text:p>
          </table:table-cell>
          <table:table-cell table:style-name="ce3" office:value-type="float" office:value="-600">
            <text:p>-600</text:p>
          </table:table-cell>
          <table:table-cell table:formula="of:=ABS(([.R10] - [.P10]) /[.R10])" office:value-type="float" office:value="0">
            <text:p>0</text:p>
          </table:table-cell>
          <table:table-cell table:formula="of:=ABS(([.R10] - [.Q10]) /[.R10])" office:value-type="float" office:value="0.000121833333333257">
            <text:p>0,0001218333</text:p>
          </table:table-cell>
          <table:table-cell table:number-columns-repeated="2"/>
          <table:table-cell table:style-name="ce3" office:value-type="float" office:value="-600">
            <text:p>-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00131666666665827">
            <text:p>1,31666666665827E-005</text:p>
          </table:table-cell>
          <table:table-cell office:value-type="float" office:value="0.00019266666666662">
            <text:p>0,0001926667</text:p>
          </table:table-cell>
          <table:table-cell office:value-type="float" office:value="0.000121833333333257">
            <text:p>0,0001218333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747">
            <text:p>-499,8747</text:p>
          </table:table-cell>
          <table:table-cell table:style-name="ce3" office:value-type="float" office:value="-500">
            <text:p>-500</text:p>
          </table:table-cell>
          <table:table-cell table:formula="of:=ABS(([.D11] - [.B11]) / [.D11])" office:value-type="float" office:value="0">
            <text:p>0</text:p>
          </table:table-cell>
          <table:table-cell table:formula="of:=ABS(([.D11] - [.C11]) / [.D11])" office:value-type="float" office:value="0.000250599999999963">
            <text:p>0,0002506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835">
            <text:p>-499,8835</text:p>
          </table:table-cell>
          <table:table-cell table:style-name="ce3" office:value-type="float" office:value="-500">
            <text:p>-500</text:p>
          </table:table-cell>
          <table:table-cell table:formula="of:=ABS(([.K11] - [.I11]) /[.K11])" office:value-type="float" office:value="0">
            <text:p>0</text:p>
          </table:table-cell>
          <table:table-cell table:formula="of:=ABS(([.K11] - [.J11]) /[.K11])" office:value-type="float" office:value="0.000232999999999947">
            <text:p>0,000233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527">
            <text:p>-499,8527</text:p>
          </table:table-cell>
          <table:table-cell table:style-name="ce3" office:value-type="float" office:value="-500">
            <text:p>-500</text:p>
          </table:table-cell>
          <table:table-cell table:formula="of:=ABS(([.R11] - [.P11]) /[.R11])" office:value-type="float" office:value="0">
            <text:p>0</text:p>
          </table:table-cell>
          <table:table-cell table:formula="of:=ABS(([.R11] - [.Q11]) /[.R11])" office:value-type="float" office:value="0.000294599999999946">
            <text:p>0,0002946</text:p>
          </table:table-cell>
          <table:table-cell table:number-columns-repeated="2"/>
          <table:table-cell table:style-name="ce3" office:value-type="float" office:value="-500">
            <text:p>-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250599999999963">
            <text:p>0,0002506</text:p>
          </table:table-cell>
          <table:table-cell office:value-type="float" office:value="0.000232999999999947">
            <text:p>0,000233</text:p>
          </table:table-cell>
          <table:table-cell office:value-type="float" office:value="0.000294599999999946">
            <text:p>0,000294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8.7644">
            <text:p>-398,7644</text:p>
          </table:table-cell>
          <table:table-cell table:style-name="ce3" office:value-type="float" office:value="-400">
            <text:p>-400</text:p>
          </table:table-cell>
          <table:table-cell table:formula="of:=ABS(([.D12] - [.B12]) / [.D12])" office:value-type="float" office:value="0">
            <text:p>0</text:p>
          </table:table-cell>
          <table:table-cell table:formula="of:=ABS(([.D12] - [.C12]) / [.D12])" office:value-type="float" office:value="0.00308899999999994">
            <text:p>0,003089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7.0982">
            <text:p>-397,0982</text:p>
          </table:table-cell>
          <table:table-cell table:style-name="ce3" office:value-type="float" office:value="-400">
            <text:p>-400</text:p>
          </table:table-cell>
          <table:table-cell table:formula="of:=ABS(([.K12] - [.I12]) /[.K12])" office:value-type="float" office:value="0">
            <text:p>0</text:p>
          </table:table-cell>
          <table:table-cell table:formula="of:=ABS(([.K12] - [.J12]) /[.K12])" office:value-type="float" office:value="0.00725449999999995">
            <text:p>0,0072545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2.9514">
            <text:p>-392,9514</text:p>
          </table:table-cell>
          <table:table-cell table:style-name="ce3" office:value-type="float" office:value="-400">
            <text:p>-400</text:p>
          </table:table-cell>
          <table:table-cell table:formula="of:=ABS(([.R12] - [.P12]) /[.R12])" office:value-type="float" office:value="0">
            <text:p>0</text:p>
          </table:table-cell>
          <table:table-cell table:formula="of:=ABS(([.R12] - [.Q12]) /[.R12])" office:value-type="float" office:value="0.0176215000000001">
            <text:p>0,0176215</text:p>
          </table:table-cell>
          <table:table-cell table:number-columns-repeated="2"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.00308899999999994">
            <text:p>0,003089</text:p>
          </table:table-cell>
          <table:table-cell office:value-type="float" office:value="0.00725449999999995">
            <text:p>0,0072545</text:p>
          </table:table-cell>
          <table:table-cell office:value-type="float" office:value="0.0176215000000001">
            <text:p>0,017621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 - [.B13]) / [.D13])" office:value-type="float" office:value="0">
            <text:p>0</text:p>
          </table:table-cell>
          <table:table-cell table:formula="of:=ABS(([.D13] - [.C13]) / [.D13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8926">
            <text:p>-298,8926</text:p>
          </table:table-cell>
          <table:table-cell table:style-name="ce3" office:value-type="float" office:value="-300">
            <text:p>-300</text:p>
          </table:table-cell>
          <table:table-cell table:formula="of:=ABS(([.K13] - [.I13]) /[.K13])" office:value-type="float" office:value="0">
            <text:p>0</text:p>
          </table:table-cell>
          <table:table-cell table:formula="of:=ABS(([.K13] - [.J13]) /[.K13])" office:value-type="float" office:value="0.00369133333333328">
            <text:p>0,0036913333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9142">
            <text:p>-298,9142</text:p>
          </table:table-cell>
          <table:table-cell table:style-name="ce3" office:value-type="float" office:value="-300">
            <text:p>-300</text:p>
          </table:table-cell>
          <table:table-cell table:formula="of:=ABS(([.R13] - [.P13]) /[.R13])" office:value-type="float" office:value="0">
            <text:p>0</text:p>
          </table:table-cell>
          <table:table-cell table:formula="of:=ABS(([.R13] - [.Q13]) /[.R13])" office:value-type="float" office:value="0.00361933333333335">
            <text:p>0,0036193333</text:p>
          </table:table-cell>
          <table:table-cell table:number-columns-repeated="2"/>
          <table:table-cell table:style-name="ce3" office:value-type="float" office:value="-300">
            <text:p>-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369133333333328">
            <text:p>0,0036913333</text:p>
          </table:table-cell>
          <table:table-cell office:value-type="float" office:value="0.00361933333333335">
            <text:p>0,003619333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88">
            <text:p>-196,4788</text:p>
          </table:table-cell>
          <table:table-cell table:style-name="ce3" office:value-type="float" office:value="-200">
            <text:p>-200</text:p>
          </table:table-cell>
          <table:table-cell table:formula="of:=ABS(([.D14] - [.B14]) / [.D14])" office:value-type="float" office:value="0">
            <text:p>0</text:p>
          </table:table-cell>
          <table:table-cell table:formula="of:=ABS(([.D14] - [.C14]) / [.D14])" office:value-type="float" office:value="0.017606">
            <text:p>0,017606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K14] - [.I14]) /[.K14])" office:value-type="float" office:value="0">
            <text:p>0</text:p>
          </table:table-cell>
          <table:table-cell table:formula="of:=ABS(([.K14] - [.J14]) /[.K14])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6559">
            <text:p>-196,6559</text:p>
          </table:table-cell>
          <table:table-cell table:style-name="ce3" office:value-type="float" office:value="-200">
            <text:p>-200</text:p>
          </table:table-cell>
          <table:table-cell table:formula="of:=ABS(([.R14] - [.P14]) /[.R14])" office:value-type="float" office:value="0">
            <text:p>0</text:p>
          </table:table-cell>
          <table:table-cell table:formula="of:=ABS(([.R14] - [.Q14]) /[.R14])" office:value-type="float" office:value="0.0167205">
            <text:p>0,0167205</text:p>
          </table:table-cell>
          <table:table-cell table:number-columns-repeated="2"/>
          <table:table-cell table:style-name="ce3" office:value-type="float" office:value="-200">
            <text:p>-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17606">
            <text:p>0,017606</text:p>
          </table:table-cell>
          <table:table-cell office:value-type="float" office:value="0">
            <text:p>0</text:p>
          </table:table-cell>
          <table:table-cell office:value-type="float" office:value="0.0167205">
            <text:p>0,016720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59.89997">
            <text:p>-59,89997</text:p>
          </table:table-cell>
          <table:table-cell table:style-name="ce3" office:value-type="float" office:value="-100">
            <text:p>-100</text:p>
          </table:table-cell>
          <table:table-cell table:formula="of:=ABS(([.D15] - [.B15]) / [.D15])" office:value-type="float" office:value="0.00312169999999995">
            <text:p>0,0031217</text:p>
          </table:table-cell>
          <table:table-cell table:formula="of:=ABS(([.D15] - [.C15]) / [.D15])" office:value-type="float" office:value="0.4010003">
            <text:p>0,4010003</text:p>
          </table:table-cell>
          <table:table-cell/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70.75123">
            <text:p>-70,75123</text:p>
          </table:table-cell>
          <table:table-cell table:style-name="ce3" office:value-type="float" office:value="-100">
            <text:p>-100</text:p>
          </table:table-cell>
          <table:table-cell table:formula="of:=ABS(([.K15] - [.I15]) /[.K15])" office:value-type="float" office:value="0.00312169999999995">
            <text:p>0,0031217</text:p>
          </table:table-cell>
          <table:table-cell table:formula="of:=ABS(([.K15] - [.J15]) /[.K15])" office:value-type="float" office:value="0.2924877">
            <text:p>0,2924877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3.93472">
            <text:p>-63,93472</text:p>
          </table:table-cell>
          <table:table-cell table:style-name="ce3" office:value-type="float" office:value="-100">
            <text:p>-100</text:p>
          </table:table-cell>
          <table:table-cell table:formula="of:=ABS(([.R15] - [.P15]) /[.R15])" office:value-type="float" office:value="0">
            <text:p>0</text:p>
          </table:table-cell>
          <table:table-cell table:formula="of:=ABS(([.R15] - [.Q15]) /[.R15])" office:value-type="float" office:value="0.3606528">
            <text:p>0,3606528</text:p>
          </table:table-cell>
          <table:table-cell table:number-columns-repeated="2"/>
          <table:table-cell table:style-name="ce3" office:value-type="float" office:value="-100">
            <text:p>-100</text:p>
          </table:table-cell>
          <table:table-cell table:number-columns-repeated="2" office:value-type="float" office:value="0.00312169999999995">
            <text:p>0,003121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4010003">
            <text:p>0,4010003</text:p>
          </table:table-cell>
          <table:table-cell office:value-type="float" office:value="0.2924877">
            <text:p>0,2924877</text:p>
          </table:table-cell>
          <table:table-cell office:value-type="float" office:value="0.3606528">
            <text:p>0,3606528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46.4051">
            <text:p>146,4051</text:p>
          </table:table-cell>
          <table:table-cell table:style-name="ce3" office:value-type="float" office:value="100">
            <text:p>100</text:p>
          </table:table-cell>
          <table:table-cell table:formula="of:=ABS(([.D16] - [.B16]) / [.D16])" office:value-type="float" office:value="0.00312200000000004">
            <text:p>0,003122</text:p>
          </table:table-cell>
          <table:table-cell table:formula="of:=ABS(([.D16] - [.C16]) / [.D16])" office:value-type="float" office:value="0.464051">
            <text:p>0,464051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8.7363">
            <text:p>118,7363</text:p>
          </table:table-cell>
          <table:table-cell table:style-name="ce3" office:value-type="float" office:value="100">
            <text:p>100</text:p>
          </table:table-cell>
          <table:table-cell table:formula="of:=ABS(([.K16] - [.I16]) /[.K16])" office:value-type="float" office:value="0.00312200000000004">
            <text:p>0,003122</text:p>
          </table:table-cell>
          <table:table-cell table:formula="of:=ABS(([.K16] - [.J16]) /[.K16])" office:value-type="float" office:value="0.187363">
            <text:p>0,18736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12.9297">
            <text:p>112,9297</text:p>
          </table:table-cell>
          <table:table-cell table:style-name="ce3" office:value-type="float" office:value="100">
            <text:p>100</text:p>
          </table:table-cell>
          <table:table-cell table:formula="of:=ABS(([.R16] - [.P16]) /[.R16])" office:value-type="float" office:value="0">
            <text:p>0</text:p>
          </table:table-cell>
          <table:table-cell table:formula="of:=ABS(([.R16] - [.Q16]) /[.R16])" office:value-type="float" office:value="0.129297">
            <text:p>0,129297</text:p>
          </table:table-cell>
          <table:table-cell table:number-columns-repeated="2"/>
          <table:table-cell table:style-name="ce3" office:value-type="float" office:value="100">
            <text:p>100</text:p>
          </table:table-cell>
          <table:table-cell table:number-columns-repeated="2" office:value-type="float" office:value="0.00312200000000004">
            <text:p>0,00312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464051">
            <text:p>0,464051</text:p>
          </table:table-cell>
          <table:table-cell office:value-type="float" office:value="0.187363">
            <text:p>0,187363</text:p>
          </table:table-cell>
          <table:table-cell office:value-type="float" office:value="0.129297">
            <text:p>0,129297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1">
            <text:p>200,0001</text:p>
          </table:table-cell>
          <table:table-cell office:value-type="float" office:value="207.1146">
            <text:p>207,1146</text:p>
          </table:table-cell>
          <table:table-cell table:style-name="ce3" office:value-type="float" office:value="200">
            <text:p>200</text:p>
          </table:table-cell>
          <table:table-cell table:formula="of:=ABS(([.D17] - [.B17]) / [.D17])" office:value-type="float" office:value="0.000000500000000016598">
            <text:p>0,0000005</text:p>
          </table:table-cell>
          <table:table-cell table:formula="of:=ABS(([.D17] - [.C17]) / [.D17])" office:value-type="float" office:value="0.035573">
            <text:p>0,03557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0848">
            <text:p>207,0848</text:p>
          </table:table-cell>
          <table:table-cell table:style-name="ce3" office:value-type="float" office:value="200">
            <text:p>200</text:p>
          </table:table-cell>
          <table:table-cell table:formula="of:=ABS(([.K17] - [.I17]) /[.K17])" office:value-type="float" office:value="0">
            <text:p>0</text:p>
          </table:table-cell>
          <table:table-cell table:formula="of:=ABS(([.K17] - [.J17]) /[.K17])" office:value-type="float" office:value="0.035424">
            <text:p>0,035424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4706">
            <text:p>207,4706</text:p>
          </table:table-cell>
          <table:table-cell table:style-name="ce3" office:value-type="float" office:value="200">
            <text:p>200</text:p>
          </table:table-cell>
          <table:table-cell table:formula="of:=ABS(([.R17] - [.P17]) /[.R17])" office:value-type="float" office:value="0">
            <text:p>0</text:p>
          </table:table-cell>
          <table:table-cell table:formula="of:=ABS(([.R17] - [.Q17]) /[.R17])" office:value-type="float" office:value="0.0373529999999999">
            <text:p>0,037353</text:p>
          </table:table-cell>
          <table:table-cell table:number-columns-repeated="2"/>
          <table:table-cell table:style-name="ce3" office:value-type="float" office:value="200">
            <text:p>200</text:p>
          </table:table-cell>
          <table:table-cell office:value-type="float" office:value="0.000000500000000016598">
            <text:p>0,000000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35573">
            <text:p>0,035573</text:p>
          </table:table-cell>
          <table:table-cell office:value-type="float" office:value="0.035424">
            <text:p>0,035424</text:p>
          </table:table-cell>
          <table:table-cell office:value-type="float" office:value="0.0373529999999999">
            <text:p>0,037353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3.7807">
            <text:p>303,7807</text:p>
          </table:table-cell>
          <table:table-cell table:style-name="ce3" office:value-type="float" office:value="300">
            <text:p>300</text:p>
          </table:table-cell>
          <table:table-cell table:formula="of:=ABS(([.D18] - [.B18]) / [.D18])" office:value-type="float" office:value="0.00673200000000008">
            <text:p>0,006732</text:p>
          </table:table-cell>
          <table:table-cell table:formula="of:=ABS(([.D18] - [.C18]) / [.D18])" office:value-type="float" office:value="0.0126023333333334">
            <text:p>0,0126023333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4.5201">
            <text:p>304,5201</text:p>
          </table:table-cell>
          <table:table-cell table:style-name="ce3" office:value-type="float" office:value="300">
            <text:p>300</text:p>
          </table:table-cell>
          <table:table-cell table:formula="of:=ABS(([.K18] - [.I18]) /[.K18])" office:value-type="float" office:value="0">
            <text:p>0</text:p>
          </table:table-cell>
          <table:table-cell table:formula="of:=ABS(([.K18] - [.J18]) /[.K18])" office:value-type="float" office:value="0.015067">
            <text:p>0,015067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4148">
            <text:p>304,4148</text:p>
          </table:table-cell>
          <table:table-cell table:style-name="ce3" office:value-type="float" office:value="300">
            <text:p>300</text:p>
          </table:table-cell>
          <table:table-cell table:formula="of:=ABS(([.R18] - [.P18]) /[.R18])" office:value-type="float" office:value="0.00673200000000008">
            <text:p>0,006732</text:p>
          </table:table-cell>
          <table:table-cell table:formula="of:=ABS(([.R18] - [.Q18]) /[.R18])" office:value-type="float" office:value="0.014716">
            <text:p>0,014716</text:p>
          </table:table-cell>
          <table:table-cell table:number-columns-repeated="2"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">
            <text:p>0</text:p>
          </table:table-cell>
          <table:table-cell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126023333333334">
            <text:p>0,0126023333</text:p>
          </table:table-cell>
          <table:table-cell office:value-type="float" office:value="0.015067">
            <text:p>0,015067</text:p>
          </table:table-cell>
          <table:table-cell office:value-type="float" office:value="0.014716">
            <text:p>0,014716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5338">
            <text:p>404,5338</text:p>
          </table:table-cell>
          <table:table-cell table:style-name="ce3" office:value-type="float" office:value="400">
            <text:p>400</text:p>
          </table:table-cell>
          <table:table-cell table:formula="of:=ABS(([.D19] - [.B19]) / [.D19])" office:value-type="float" office:value="0.00500524999999996">
            <text:p>0,00500525</text:p>
          </table:table-cell>
          <table:table-cell table:formula="of:=ABS(([.D19] - [.C19]) / [.D19])" office:value-type="float" office:value="0.0113345">
            <text:p>0,011334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8775">
            <text:p>404,8775</text:p>
          </table:table-cell>
          <table:table-cell table:style-name="ce3" office:value-type="float" office:value="400">
            <text:p>400</text:p>
          </table:table-cell>
          <table:table-cell table:formula="of:=ABS(([.K19] - [.I19]) /[.K19])" office:value-type="float" office:value="0">
            <text:p>0</text:p>
          </table:table-cell>
          <table:table-cell table:formula="of:=ABS(([.K19] - [.J19]) /[.K19])" office:value-type="float" office:value="0.01219375">
            <text:p>0,01219375</text:p>
          </table:table-cell>
          <table:table-cell/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437">
            <text:p>404,437</text:p>
          </table:table-cell>
          <table:table-cell table:style-name="ce3" office:value-type="float" office:value="400">
            <text:p>400</text:p>
          </table:table-cell>
          <table:table-cell table:formula="of:=ABS(([.R19] - [.P19]) /[.R19])" office:value-type="float" office:value="0.00500524999999996">
            <text:p>0,00500525</text:p>
          </table:table-cell>
          <table:table-cell table:formula="of:=ABS(([.R19] - [.Q19]) /[.R19])" office:value-type="float" office:value="0.0110925">
            <text:p>0,0110925</text:p>
          </table:table-cell>
          <table:table-cell table:number-columns-repeated="2"/>
          <table:table-cell table:style-name="ce3" office:value-type="float" office:value="400">
            <text:p>400</text:p>
          </table:table-cell>
          <table:table-cell office:value-type="float" office:value="0.00500524999999996">
            <text:p>0,00500525</text:p>
          </table:table-cell>
          <table:table-cell office:value-type="float" office:value="0">
            <text:p>0</text:p>
          </table:table-cell>
          <table:table-cell office:value-type="float" office:value="0.00500524999999996">
            <text:p>0,0050052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113345">
            <text:p>0,0113345</text:p>
          </table:table-cell>
          <table:table-cell office:value-type="float" office:value="0.01219375">
            <text:p>0,01219375</text:p>
          </table:table-cell>
          <table:table-cell office:value-type="float" office:value="0.0110925">
            <text:p>0,0110925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D20] - [.B20]) / [.D20])" office:value-type="float" office:value="0">
            <text:p>0</text:p>
          </table:table-cell>
          <table:table-cell table:formula="of:=ABS(([.D20] - [.C20]) / [.D20])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629">
            <text:p>500,0629</text:p>
          </table:table-cell>
          <table:table-cell table:style-name="ce3" office:value-type="float" office:value="500">
            <text:p>500</text:p>
          </table:table-cell>
          <table:table-cell table:formula="of:=ABS(([.K20] - [.I20]) /[.K20])" office:value-type="float" office:value="0">
            <text:p>0</text:p>
          </table:table-cell>
          <table:table-cell table:formula="of:=ABS(([.K20] - [.J20]) /[.K20])" office:value-type="float" office:value="0.000125800000000027">
            <text:p>0,0001258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97">
            <text:p>500,0197</text:p>
          </table:table-cell>
          <table:table-cell table:style-name="ce3" office:value-type="float" office:value="500">
            <text:p>500</text:p>
          </table:table-cell>
          <table:table-cell table:formula="of:=ABS(([.R20] - [.P20]) /[.R20])" office:value-type="float" office:value="0">
            <text:p>0</text:p>
          </table:table-cell>
          <table:table-cell table:formula="of:=ABS(([.R20] - [.Q20]) /[.R20])" office:value-type="float" office:value="0.0000394000000000005">
            <text:p>0,0000394</text:p>
          </table:table-cell>
          <table:table-cell table:number-columns-repeated="2"/>
          <table:table-cell table:style-name="ce3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125800000000027">
            <text:p>0,0001258</text:p>
          </table:table-cell>
          <table:table-cell office:value-type="float" office:value="0.0000394000000000005">
            <text:p>0,0000394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 - [.B21]) / [.D21])" office:value-type="float" office:value="0">
            <text:p>0</text:p>
          </table:table-cell>
          <table:table-cell table:formula="of:=ABS(([.D21] - [.C21]) / [.D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K21] - [.I21]) /[.K21])" office:value-type="float" office:value="0">
            <text:p>0</text:p>
          </table:table-cell>
          <table:table-cell table:formula="of:=ABS(([.K21] - [.J21]) /[.K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R21] - [.P21]) /[.R21])" office:value-type="float" office:value="0">
            <text:p>0</text:p>
          </table:table-cell>
          <table:table-cell table:formula="of:=ABS(([.R21] - [.Q21]) /[.R21])" office:value-type="float" office:value="0.0000323333333333646">
            <text:p>3,23333333333646E-005</text:p>
          </table:table-cell>
          <table:table-cell table:number-columns-repeated="2"/>
          <table:table-cell table:style-name="ce3"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4999999999894">
            <text:p>0,0000325</text:p>
          </table:table-cell>
          <table:table-cell office:value-type="float" office:value="0.0000323333333333646">
            <text:p>3,23333333333646E-005</text:p>
          </table:table-cell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3.0204">
            <text:p>903,0204</text:p>
          </table:table-cell>
          <table:table-cell table:style-name="ce3" office:value-type="float" office:value="700">
            <text:p>700</text:p>
          </table:table-cell>
          <table:table-cell table:formula="of:=ABS(([.D22] - [.B22]) / [.D22])" office:value-type="float" office:value="0">
            <text:p>0</text:p>
          </table:table-cell>
          <table:table-cell table:formula="of:=ABS(([.D22] - [.C22]) / [.D22])" office:value-type="float" office:value="0.290029142857143">
            <text:p>0,2900291429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3.5236">
            <text:p>703,5236</text:p>
          </table:table-cell>
          <table:table-cell table:style-name="ce3" office:value-type="float" office:value="700">
            <text:p>700</text:p>
          </table:table-cell>
          <table:table-cell table:formula="of:=ABS(([.K22] - [.I22]) /[.K22])" office:value-type="float" office:value="0">
            <text:p>0</text:p>
          </table:table-cell>
          <table:table-cell table:formula="of:=ABS(([.K22] - [.J22]) /[.K22])" office:value-type="float" office:value="0.00503371428571427">
            <text:p>0,0050337143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0.0023">
            <text:p>700,0023</text:p>
          </table:table-cell>
          <table:table-cell table:style-name="ce3" office:value-type="float" office:value="700">
            <text:p>700</text:p>
          </table:table-cell>
          <table:table-cell table:formula="of:=ABS(([.R22] - [.P22]) /[.R22])" office:value-type="float" office:value="0">
            <text:p>0</text:p>
          </table:table-cell>
          <table:table-cell table:formula="of:=ABS(([.R22] - [.Q22]) /[.R22])" office:value-type="float" office:value="0.00000328571428570155">
            <text:p>3,28571428570155E-006</text:p>
          </table:table-cell>
          <table:table-cell table:number-columns-repeated="2"/>
          <table:table-cell table:style-name="ce3"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90029142857143">
            <text:p>0,2900291429</text:p>
          </table:table-cell>
          <table:table-cell office:value-type="float" office:value="0.00503371428571427">
            <text:p>0,0050337143</text:p>
          </table:table-cell>
          <table:table-cell office:value-type="float" office:value="0.00000328571428570155">
            <text:p>3,28571428570155E-006</text:p>
          </table:table-cell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41.8824">
            <text:p>841,8824</text:p>
          </table:table-cell>
          <table:table-cell table:style-name="ce3" office:value-type="float" office:value="800">
            <text:p>800</text:p>
          </table:table-cell>
          <table:table-cell table:formula="of:=ABS(([.D23] - [.B23]) / [.D23])" office:value-type="float" office:value="0">
            <text:p>0</text:p>
          </table:table-cell>
          <table:table-cell table:formula="of:=ABS(([.D23] - [.C23]) / [.D23])" office:value-type="float" office:value="0.052353">
            <text:p>0,052353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6.9928">
            <text:p>856,9928</text:p>
          </table:table-cell>
          <table:table-cell table:style-name="ce3" office:value-type="float" office:value="800">
            <text:p>800</text:p>
          </table:table-cell>
          <table:table-cell table:formula="of:=ABS(([.K23] - [.I23]) /[.K23])" office:value-type="float" office:value="0">
            <text:p>0</text:p>
          </table:table-cell>
          <table:table-cell table:formula="of:=ABS(([.K23] - [.J23]) /[.K23])" office:value-type="float" office:value="0.071241">
            <text:p>0,071241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800">
            <text:p>800</text:p>
          </table:table-cell>
          <table:table-cell table:style-name="ce3" office:value-type="float" office:value="800">
            <text:p>800</text:p>
          </table:table-cell>
          <table:table-cell table:formula="of:=ABS(([.R23] - [.P23]) /[.R23])" office:value-type="float" office:value="0">
            <text:p>0</text:p>
          </table:table-cell>
          <table:table-cell table:formula="of:=ABS(([.R23] - [.Q23]) /[.R23])" office:value-type="float" office:value="0">
            <text:p>0</text:p>
          </table:table-cell>
          <table:table-cell table:number-columns-repeated="2"/>
          <table:table-cell table:style-name="ce3"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52353">
            <text:p>0,052353</text:p>
          </table:table-cell>
          <table:table-cell office:value-type="float" office:value="0.071241">
            <text:p>0,07124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6188">
            <text:p>916,6188</text:p>
          </table:table-cell>
          <table:table-cell table:style-name="ce3" office:value-type="float" office:value="900">
            <text:p>900</text:p>
          </table:table-cell>
          <table:table-cell table:formula="of:=ABS(([.D24] - [.B24]) / [.D24])" office:value-type="float" office:value="0">
            <text:p>0</text:p>
          </table:table-cell>
          <table:table-cell table:formula="of:=ABS(([.D24] - [.C24]) / [.D24])" office:value-type="float" office:value="0.0184653333333333">
            <text:p>0,0184653333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K24] - [.I24]) /[.K24])" office:value-type="float" office:value="0">
            <text:p>0</text:p>
          </table:table-cell>
          <table:table-cell table:formula="of:=ABS(([.K24] - [.J24]) /[.K24])" office:value-type="float" office:value="0.0179245555555556">
            <text:p>0,0179245556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5693">
            <text:p>900,5693</text:p>
          </table:table-cell>
          <table:table-cell table:style-name="ce3" office:value-type="float" office:value="900">
            <text:p>900</text:p>
          </table:table-cell>
          <table:table-cell table:formula="of:=ABS(([.R24] - [.P24]) /[.R24])" office:value-type="float" office:value="0">
            <text:p>0</text:p>
          </table:table-cell>
          <table:table-cell table:formula="of:=ABS(([.R24] - [.Q24]) /[.R24])" office:value-type="float" office:value="0.000632555555555554">
            <text:p>0,0006325556</text:p>
          </table:table-cell>
          <table:table-cell table:number-columns-repeated="2"/>
          <table:table-cell table:style-name="ce3"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0184653333333333">
            <text:p>0,0184653333</text:p>
          </table:table-cell>
          <table:table-cell office:value-type="float" office:value="0.0179245555555556">
            <text:p>0,0179245556</text:p>
          </table:table-cell>
          <table:table-cell office:value-type="float" office:value="0.000632555555555554">
            <text:p>0,0006325556</text:p>
          </table:table-cell>
          <table:table-cell table:number-columns-repeated="99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 - [.B25]) / [.D25])" office:value-type="float" office:value="0">
            <text:p>0</text:p>
          </table:table-cell>
          <table:table-cell table:formula="of:=ABS(([.D25] - [.C25]) / [.D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0.009">
            <text:p>1000,009</text:p>
          </table:table-cell>
          <table:table-cell table:style-name="ce3" office:value-type="float" office:value="1000">
            <text:p>1000</text:p>
          </table:table-cell>
          <table:table-cell table:formula="of:=ABS(([.K25] - [.I25]) /[.K25])" office:value-type="float" office:value="0">
            <text:p>0</text:p>
          </table:table-cell>
          <table:table-cell table:formula="of:=ABS(([.K25] - [.J25]) /[.K25])" office:value-type="float" office:value="0.00000900000000001455">
            <text:p>0,000009</text:p>
          </table:table-cell>
          <table:table-cell/>
          <table:table-cell office:value-type="float" office:value="24">
            <text:p>24</text:p>
          </table:table-cell>
          <table:table-cell office:value-type="float" office:value="1003.147">
            <text:p>1003,147</text:p>
          </table:table-cell>
          <table:table-cell office:value-type="float" office:value="1007.098">
            <text:p>1007,098</text:p>
          </table:table-cell>
          <table:table-cell table:style-name="ce3" office:value-type="float" office:value="1000">
            <text:p>1000</text:p>
          </table:table-cell>
          <table:table-cell table:formula="of:=ABS(([.R25] - [.P25]) /[.R25])" office:value-type="float" office:value="0.00314700000000005">
            <text:p>0,003147</text:p>
          </table:table-cell>
          <table:table-cell table:formula="of:=ABS(([.R25] - [.Q25]) /[.R25])" office:value-type="float" office:value="0.00709799999999996">
            <text:p>0,007098</text:p>
          </table:table-cell>
          <table:table-cell table:number-columns-repeated="2"/>
          <table:table-cell table:style-name="ce3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4700000000005">
            <text:p>0,00314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000900000000001455">
            <text:p>0,000009</text:p>
          </table:table-cell>
          <table:table-cell office:value-type="float" office:value="0.00709799999999996">
            <text:p>0,007098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4.077">
            <text:p>1204,077</text:p>
          </table:table-cell>
          <table:table-cell table:style-name="ce3" office:value-type="float" office:value="1100">
            <text:p>1100</text:p>
          </table:table-cell>
          <table:table-cell table:formula="of:=ABS(([.D26] - [.B26]) / [.D26])" office:value-type="float" office:value="0">
            <text:p>0</text:p>
          </table:table-cell>
          <table:table-cell table:formula="of:=ABS(([.D26] - [.C26]) / [.D26])" office:value-type="float" office:value="0.0946154545454546">
            <text:p>0,0946154545</text:p>
          </table:table-cell>
          <table:table-cell/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199.718">
            <text:p>1199,718</text:p>
          </table:table-cell>
          <table:table-cell table:style-name="ce3" office:value-type="float" office:value="1100">
            <text:p>1100</text:p>
          </table:table-cell>
          <table:table-cell table:formula="of:=ABS(([.K26] - [.I26]) /[.K26])" office:value-type="float" office:value="0.0909090909090909">
            <text:p>0,0909090909</text:p>
          </table:table-cell>
          <table:table-cell table:formula="of:=ABS(([.K26] - [.J26]) /[.K26])" office:value-type="float" office:value="0.0906527272727274">
            <text:p>0,0906527273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5.81">
            <text:p>1205,81</text:p>
          </table:table-cell>
          <table:table-cell table:style-name="ce3" office:value-type="float" office:value="1100">
            <text:p>1100</text:p>
          </table:table-cell>
          <table:table-cell table:formula="of:=ABS(([.R26] - [.P26]) /[.R26])" office:value-type="float" office:value="0">
            <text:p>0</text:p>
          </table:table-cell>
          <table:table-cell table:formula="of:=ABS(([.R26] - [.Q26]) /[.R26])" office:value-type="float" office:value="0.096190909090909">
            <text:p>0,0961909091</text:p>
          </table:table-cell>
          <table:table-cell table:number-columns-repeated="2"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,0909090909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46154545454546">
            <text:p>0,0946154545</text:p>
          </table:table-cell>
          <table:table-cell office:value-type="float" office:value="0.0906527272727274">
            <text:p>0,0906527273</text:p>
          </table:table-cell>
          <table:table-cell office:value-type="float" office:value="0.096190909090909">
            <text:p>0,0961909091</text:p>
          </table:table-cell>
          <table:table-cell table:number-columns-repeated="993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D27] - [.B27]) / [.D27])" office:value-type="float" office:value="0.0000674999999999197">
            <text:p>0,0000675</text:p>
          </table:table-cell>
          <table:table-cell table:formula="of:=ABS(([.D27] - [.C27]) / [.D27])" office:value-type="float" office:value="0.0000674999999999197">
            <text:p>0,00006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381">
            <text:p>1200,381</text:p>
          </table:table-cell>
          <table:table-cell table:style-name="ce3" office:value-type="float" office:value="1200">
            <text:p>1200</text:p>
          </table:table-cell>
          <table:table-cell table:formula="of:=ABS(([.K27] - [.I27]) /[.K27])" office:value-type="float" office:value="0">
            <text:p>0</text:p>
          </table:table-cell>
          <table:table-cell table:formula="of:=ABS(([.K27] - [.J27]) /[.K27])" office:value-type="float" office:value="0.000317500000000071">
            <text:p>0,00031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296">
            <text:p>1200,296</text:p>
          </table:table-cell>
          <table:table-cell table:style-name="ce3" office:value-type="float" office:value="1200">
            <text:p>1200</text:p>
          </table:table-cell>
          <table:table-cell table:formula="of:=ABS(([.R27] - [.P27]) /[.R27])" office:value-type="float" office:value="0">
            <text:p>0</text:p>
          </table:table-cell>
          <table:table-cell table:formula="of:=ABS(([.R27] - [.Q27]) /[.R27])" office:value-type="float" office:value="0.000246666666666708">
            <text:p>0,0002466667</text:p>
          </table:table-cell>
          <table:table-cell table:number-columns-repeated="2"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0317500000000071">
            <text:p>0,0003175</text:p>
          </table:table-cell>
          <table:table-cell office:value-type="float" office:value="0.000246666666666708">
            <text:p>0,0002466667</text:p>
          </table:table-cell>
          <table:table-cell table:number-columns-repeated="99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425.116">
            <text:p>1425,116</text:p>
          </table:table-cell>
          <table:table-cell table:style-name="ce3" office:value-type="float" office:value="1300">
            <text:p>1300</text:p>
          </table:table-cell>
          <table:table-cell table:formula="of:=ABS(([.D28] - [.B28]) / [.D28])" office:value-type="float" office:value="0.0769230769230769">
            <text:p>0,0769230769</text:p>
          </table:table-cell>
          <table:table-cell table:formula="of:=ABS(([.D28] - [.C28]) / [.D28])" office:value-type="float" office:value="0.0962430769230769">
            <text:p>0,0962430769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618.015">
            <text:p>1618,015</text:p>
          </table:table-cell>
          <table:table-cell table:style-name="ce3" office:value-type="float" office:value="1300">
            <text:p>1300</text:p>
          </table:table-cell>
          <table:table-cell table:formula="of:=ABS(([.K28] - [.I28]) /[.K28])" office:value-type="float" office:value="0">
            <text:p>0</text:p>
          </table:table-cell>
          <table:table-cell table:formula="of:=ABS(([.K28] - [.J28]) /[.K28])" office:value-type="float" office:value="0.244626923076923">
            <text:p>0,2446269231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5.926">
            <text:p>1635,926</text:p>
          </table:table-cell>
          <table:table-cell table:style-name="ce3" office:value-type="float" office:value="1300">
            <text:p>1300</text:p>
          </table:table-cell>
          <table:table-cell table:formula="of:=ABS(([.R28] - [.P28]) /[.R28])" office:value-type="float" office:value="0.0769230769230769">
            <text:p>0,0769230769</text:p>
          </table:table-cell>
          <table:table-cell table:formula="of:=ABS(([.R28] - [.Q28]) /[.R28])" office:value-type="float" office:value="0.258404615384615">
            <text:p>0,2584046154</text:p>
          </table:table-cell>
          <table:table-cell table:number-columns-repeated="2"/>
          <table:table-cell table:style-name="ce3" office:value-type="float" office:value="1300">
            <text:p>1300</text:p>
          </table:table-cell>
          <table:table-cell office:value-type="float" office:value="0.0769230769230769">
            <text:p>0,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962430769230769">
            <text:p>0,0962430769</text:p>
          </table:table-cell>
          <table:table-cell office:value-type="float" office:value="0.244626923076923">
            <text:p>0,2446269231</text:p>
          </table:table-cell>
          <table:table-cell office:value-type="float" office:value="0.258404615384615">
            <text:p>0,2584046154</text:p>
          </table:table-cell>
          <table:table-cell table:number-columns-repeated="99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79">
            <text:p>1504,179</text:p>
          </table:table-cell>
          <table:table-cell table:style-name="ce3" office:value-type="float" office:value="1400">
            <text:p>1400</text:p>
          </table:table-cell>
          <table:table-cell table:formula="of:=ABS(([.D29] - [.B29]) / [.D29])" office:value-type="float" office:value="0">
            <text:p>0</text:p>
          </table:table-cell>
          <table:table-cell table:formula="of:=ABS(([.D29] - [.C29]) / [.D29])" office:value-type="float" office:value="0.0744135714285715">
            <text:p>0,074413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39">
            <text:p>1504,139</text:p>
          </table:table-cell>
          <table:table-cell table:style-name="ce3" office:value-type="float" office:value="1400">
            <text:p>1400</text:p>
          </table:table-cell>
          <table:table-cell table:formula="of:=ABS(([.K29] - [.I29]) /[.K29])" office:value-type="float" office:value="0">
            <text:p>0</text:p>
          </table:table-cell>
          <table:table-cell table:formula="of:=ABS(([.K29] - [.J29]) /[.K29])" office:value-type="float" office:value="0.0743849999999999">
            <text:p>0,07438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5.076">
            <text:p>1505,076</text:p>
          </table:table-cell>
          <table:table-cell table:style-name="ce3" office:value-type="float" office:value="1400">
            <text:p>1400</text:p>
          </table:table-cell>
          <table:table-cell table:formula="of:=ABS(([.R29] - [.P29]) /[.R29])" office:value-type="float" office:value="0">
            <text:p>0</text:p>
          </table:table-cell>
          <table:table-cell table:formula="of:=ABS(([.R29] - [.Q29]) /[.R29])" office:value-type="float" office:value="0.0750542857142857">
            <text:p>0,0750542857</text:p>
          </table:table-cell>
          <table:table-cell table:number-columns-repeated="2"/>
          <table:table-cell table:style-name="ce3" office:value-type="float" office:value="1400">
            <text:p>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744135714285715">
            <text:p>0,0744135714</text:p>
          </table:table-cell>
          <table:table-cell office:value-type="float" office:value="0.0743849999999999">
            <text:p>0,074385</text:p>
          </table:table-cell>
          <table:table-cell office:value-type="float" office:value="0.0750542857142857">
            <text:p>0,0750542857</text:p>
          </table:table-cell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Arkusz3.K61" table:end-x="0.924cm" table:end-y="0.446cm" draw:z-index="0" draw:style-name="gr1" draw:text-style-name="P1" svg:width="25.201cm" svg:height="14.238cm" svg:x="1.834cm" svg:y="0.035cm">
              <draw:object draw:notify-on-update-of-ranges="Arkusz3.D1:Arkusz3.D1 Arkusz3.D2:Arkusz3.D29 Arkusz3.E1:Arkusz3.E1 Arkusz3.E2:Arkusz3.E29 Arkusz3.F1:Arkusz3.F1 Arkusz3.F2:Arkusz3.F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  <table:table-cell>
            <draw:frame table:end-cell-address="Arkusz3.Z61" table:end-x="0.223cm" table:end-y="0.339cm" draw:z-index="3" draw:style-name="gr1" draw:text-style-name="P1" svg:width="26.328cm" svg:height="14.076cm" svg:x="0.109cm" svg:y="0.09cm">
              <draw:object draw:notify-on-update-of-ranges="Arkusz3.W1:Arkusz3.W1 Arkusz3.W2:Arkusz3.W29 Arkusz3.X1:Arkusz3.X1 Arkusz3.X2:Arkusz3.X29 Arkusz3.Y1:Arkusz3.Y1 Arkusz3.Y2:Arkusz3.Y29 Arkusz3.Z1:Arkusz3.Z1 Arkusz3.Z2:Arkusz3.Z2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>
            <draw:frame table:end-cell-address="Arkusz3.K92" table:end-x="1.074cm" table:end-y="0.204cm" draw:z-index="1" draw:style-name="gr1" draw:text-style-name="P1" svg:width="25.288cm" svg:height="14.77cm" svg:x="0.045cm" svg:y="0.248cm">
              <draw:object draw:notify-on-update-of-ranges="Arkusz3.K1:Arkusz3.K1 Arkusz3.K2:Arkusz3.K29 Arkusz3.L1:Arkusz3.L1 Arkusz3.L2:Arkusz3.L29 Arkusz3.M1:Arkusz3.M1 Arkusz3.M2:Arkusz3.M2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Arkusz3.Z92" table:end-x="0.279cm" table:end-y="0.208cm" draw:z-index="4" draw:style-name="gr1" draw:text-style-name="P1" svg:width="26.44cm" svg:height="14.296cm" svg:x="0.053cm" svg:y="0.232cm">
              <draw:object draw:notify-on-update-of-ranges="Arkusz3.AB1:Arkusz3.AB1 Arkusz3.AB2:Arkusz3.AB29 Arkusz3.AC1:Arkusz3.AC1 Arkusz3.AC2:Arkusz3.AC29 Arkusz3.AD1:Arkusz3.AD1 Arkusz3.AD2:Arkusz3.AD29 Arkusz3.AE1:Arkusz3.AE1 Arkusz3.AE2:Arkusz3.AE2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3.K124" table:end-x="1.259cm" table:end-y="0.102cm" draw:z-index="2" draw:style-name="gr1" draw:text-style-name="P1" svg:width="25.341cm" svg:height="14.642cm" svg:x="0.177cm" svg:y="0.274cm">
              <draw:object draw:notify-on-update-of-ranges="Arkusz3.R1:Arkusz3.R1 Arkusz3.R2:Arkusz3.R29 Arkusz3.S1:Arkusz3.S1 Arkusz3.S2:Arkusz3.S29 Arkusz3.T1:Arkusz3.T1 Arkusz3.T2:Arkusz3.T29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.06.2016</text:date>, <text:time>01:01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00:59:52.98</dc:date>
    <dc:creator>Sylwia Nowak</dc:creator>
    <meta:generator>OpenOffice/4.1.1$Win32 OpenOffice.org_project/411m6$Build-9775</meta:generator>
    <meta:editing-duration>PT1H18M1S</meta:editing-duration>
    <meta:editing-cycles>5</meta:editing-cycles>
    <meta:document-statistic meta:table-count="3" meta:cell-count="217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12cm" svg:height="13.9cm" xlink:href=".." xlink:type="simple" chart:class="chart:scatter" chart:style-name="ch1">
        <chart:title svg:x="7.056cm" svg:y="0.414cm" chart:style-name="ch2">
          <text:p>Błąd względny dla rand w zależności od krzyżowania</text:p>
        </chart:title>
        <chart:legend chart:legend-position="end" svg:x="22.122cm" svg:y="6.376cm" style:legend-expansion="high" chart:style-name="ch3"/>
        <chart:plot-area chart:style-name="ch4" table:cell-range-address="Arkusz1.D1:Arkusz1.F29" chart:data-source-has-labels="both" svg:x="1.526cm" svg:y="2.027cm" svg:width="19.62cm" svg:height="10.587cm">
          <chartooo:coordinate-region svg:x="1.951cm" svg:y="2.239cm" svg:width="18.823cm" svg:height="9.702cm"/>
          <chart:axis chart:dimension="x" chart:name="primary-x" chart:style-name="ch5" chartooo:axis-type="auto">
            <chart:title svg:x="9.797cm" svg:y="12.893cm" chart:style-name="ch6">
              <text:p>Oczekiwana wartość</text:p>
            </chart:title>
            <chart:categories table:cell-range-address="Arkusz1.D2:Arkusz1.D29"/>
            <chart:grid chart:style-name="ch7" chart:class="major"/>
          </chart:axis>
          <chart:axis chart:dimension="y" chart:name="primary-y" chart:style-name="ch8">
            <chart:title svg:x="0.451cm" svg:y="8.40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E2:Arkusz1.E29" chart:label-cell-address="Arkusz1.E1:Arkusz1.E1" chart:class="chart:scatter">
            <chart:domain table:cell-range-address="Arkusz1.D2:Arkusz1.D29"/>
            <chart:data-point chart:repeated="28"/>
          </chart:series>
          <chart:series chart:style-name="ch11" chart:values-cell-range-address="Arkusz1.F2:Arkusz1.F29" chart:label-cell-address="Arkusz1.F1:Arkusz1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 / bin</text:p>
                <draw:g>
                  <svg:desc>Arkusz1.E1:Arkusz1.E1</svg:desc>
                </draw:g>
              </table:table-cell>
              <table:table-cell office:value-type="string">
                <text:p>rand / exp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D2:Arkusz1.D29</svg:desc>
                </draw:g>
              </table:table-cell>
              <table:table-cell office:value-type="float" office:value="0">
                <text:p>0</text:p>
                <draw:g>
                  <svg:desc>Arkusz1.E2:Arkusz1.E29</svg:desc>
                </draw:g>
              </table:table-cell>
              <table:table-cell office:value-type="float" office:value="0">
                <text:p>0</text:p>
                <draw:g>
                  <svg:desc>Arkusz1.F2:Arkusz1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1104185">
                <text:p>0.110418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285718571428572">
                <text:p>0.028571857142857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165826666666667">
                <text:p>0.0165826666666667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5.585593">
                <text:p>5.5855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749496">
                <text:p>0.7494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8422475">
                <text:p>0.84224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600732222222222">
                <text:p>0.6007322222222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129194">
                <text:p>0.1291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80764">
                <text:p>0.807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799011428571429">
                <text:p>0.79901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42cm" svg:height="14.643cm" xlink:href=".." xlink:type="simple" chart:class="chart:scatter" chart:style-name="ch1">
        <chart:title svg:x="9.122cm" svg:y="0.428cm" chart:style-name="ch2">
          <text:p>Błąd względny dla parametru cr=0.8</text:p>
        </chart:title>
        <chart:legend chart:legend-position="end" svg:x="23.926cm" svg:y="6.747cm" style:legend-expansion="high" chart:style-name="ch3"/>
        <chart:plot-area chart:style-name="ch4" table:cell-range-address="Arkusz3.R1:Arkusz3.T29" chart:data-source-has-labels="both" svg:x="1.544cm" svg:y="2.083cm" svg:width="21.37cm" svg:height="11.26cm">
          <chartooo:coordinate-region svg:x="1.968cm" svg:y="2.295cm" svg:width="20.574cm" svg:height="10.375cm"/>
          <chart:axis chart:dimension="x" chart:name="primary-x" chart:style-name="ch5" chartooo:axis-type="auto">
            <chart:title svg:x="10.65cm" svg:y="13.636cm" chart:style-name="ch6">
              <text:p>Oczekiwane wartości</text:p>
            </chart:title>
            <chart:categories table:cell-range-address="Arkusz3.R2:Arkusz3.R29"/>
            <chart:grid chart:style-name="ch7" chart:class="major"/>
          </chart:axis>
          <chart:axis chart:dimension="y" chart:name="primary-y" chart:style-name="ch8">
            <chart:title svg:x="0.451cm" svg:y="8.802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S2:Arkusz3.S29" chart:label-cell-address="Arkusz3.S1:Arkusz3.S1" chart:class="chart:scatter">
            <chart:domain table:cell-range-address="Arkusz3.R2:Arkusz3.R29"/>
            <chart:data-point chart:repeated="28"/>
          </chart:series>
          <chart:series chart:style-name="ch11" chart:values-cell-range-address="Arkusz3.T2:Arkusz3.T29" chart:label-cell-address="Arkusz3.T1:Arkusz3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3.S1:Arkusz3.S1</svg:desc>
                </draw:g>
              </table:table-cell>
              <table:table-cell office:value-type="string">
                <text:p>avg</text:p>
                <draw:g>
                  <svg:desc>Arkusz3.T1:Arkusz3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R2:Arkusz3.R29</svg:desc>
                </draw:g>
              </table:table-cell>
              <table:table-cell office:value-type="float" office:value="0">
                <text:p>0</text:p>
                <draw:g>
                  <svg:desc>Arkusz3.S2:Arkusz3.S29</svg:desc>
                </draw:g>
              </table:table-cell>
              <table:table-cell office:value-type="float" office:value="0">
                <text:p>0</text:p>
                <draw:g>
                  <svg:desc>Arkusz3.T2:Arkusz3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14700000000005">
                <text:p>0.0031470000000000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29cm" svg:height="14.077cm" xlink:href=".." xlink:type="simple" chart:class="chart:scatter" chart:style-name="ch1">
        <chart:title svg:x="9.125cm" svg:y="0.417cm" chart:style-name="ch2">
          <text:p>Błąd względny dla rand w zleżności od cr</text:p>
        </chart:title>
        <chart:legend chart:legend-position="end" svg:x="23.828cm" svg:y="6.202cm" style:legend-expansion="high" chart:style-name="ch3"/>
        <chart:plot-area chart:style-name="ch4" table:cell-range-address="Arkusz3.W1:Arkusz3.Z29" chart:data-source-has-labels="both" svg:x="1.564cm" svg:y="2.039cm" svg:width="21.212cm" svg:height="10.749cm">
          <chartooo:coordinate-region svg:x="1.988cm" svg:y="2.251cm" svg:width="20.416cm" svg:height="9.864cm"/>
          <chart:axis chart:dimension="x" chart:name="primary-x" chart:style-name="ch5" chartooo:axis-type="auto">
            <chart:title svg:x="10.631cm" svg:y="13.07cm" chart:style-name="ch6">
              <text:p>Oczekiwana wartość</text:p>
            </chart:title>
            <chart:categories table:cell-range-address="Arkusz3.W2:Arkusz3.W29"/>
            <chart:grid chart:style-name="ch7" chart:class="major"/>
          </chart:axis>
          <chart:axis chart:dimension="y" chart:name="primary-y" chart:style-name="ch8">
            <chart:title svg:x="0.451cm" svg:y="8.502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X2:Arkusz3.X29" chart:label-cell-address="Arkusz3.X1:Arkusz3.X1" chart:class="chart:scatter">
            <chart:domain table:cell-range-address="Arkusz3.W2:Arkusz3.W29"/>
            <chart:data-point chart:repeated="28"/>
          </chart:series>
          <chart:series chart:style-name="ch11" chart:values-cell-range-address="Arkusz3.Y2:Arkusz3.Y29" chart:label-cell-address="Arkusz3.Y1:Arkusz3.Y1" chart:class="chart:scatter">
            <chart:data-point chart:repeated="28"/>
          </chart:series>
          <chart:series chart:style-name="ch12" chart:values-cell-range-address="Arkusz3.Z2:Arkusz3.Z29" chart:label-cell-address="Arkusz3.Z1:Arkusz3.Z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 cr=0.2</text:p>
                <draw:g>
                  <svg:desc>Arkusz3.X1:Arkusz3.X1</svg:desc>
                </draw:g>
              </table:table-cell>
              <table:table-cell office:value-type="string">
                <text:p>rand cr=0.5</text:p>
                <draw:g>
                  <svg:desc>Arkusz3.Y1:Arkusz3.Y1</svg:desc>
                </draw:g>
              </table:table-cell>
              <table:table-cell office:value-type="string">
                <text:p>rand cr=0.8</text:p>
                <draw:g>
                  <svg:desc>Arkusz3.Z1:Arkusz3.Z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W2:Arkusz3.W29</svg:desc>
                </draw:g>
              </table:table-cell>
              <table:table-cell office:value-type="float" office:value="0">
                <text:p>0</text:p>
                <draw:g>
                  <svg:desc>Arkusz3.X2:Arkusz3.X29</svg:desc>
                </draw:g>
              </table:table-cell>
              <table:table-cell office:value-type="float" office:value="0">
                <text:p>0</text:p>
                <draw:g>
                  <svg:desc>Arkusz3.Y2:Arkusz3.Y29</svg:desc>
                </draw:g>
              </table:table-cell>
              <table:table-cell office:value-type="float" office:value="0">
                <text:p>0</text:p>
                <draw:g>
                  <svg:desc>Arkusz3.Z2:Arkusz3.Z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">
                <text:p>0</text:p>
              </table:table-cell>
              <table:table-cell office:value-type="float" office:value="0.00500524999999996">
                <text:p>0.005005249999999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700000000005">
                <text:p>0.00314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41cm" svg:height="14.297cm" xlink:href=".." xlink:type="simple" chart:class="chart:scatter" chart:style-name="ch1">
        <chart:title svg:x="9.168cm" svg:y="0.421cm" chart:style-name="ch2">
          <text:p>Błąd względny dla avg w zależności od cr</text:p>
        </chart:title>
        <chart:legend chart:legend-position="end" svg:x="24.098cm" svg:y="6.312cm" style:legend-expansion="high" chart:style-name="ch3"/>
        <chart:plot-area chart:style-name="ch4" table:cell-range-address="Arkusz3.AB1:Arkusz3.AE29" chart:data-source-has-labels="both" svg:x="1.566cm" svg:y="2.055cm" svg:width="21.476cm" svg:height="10.949cm">
          <chartooo:coordinate-region svg:x="1.99cm" svg:y="2.268cm" svg:width="20.68cm" svg:height="10.063cm"/>
          <chart:axis chart:dimension="x" chart:name="primary-x" chart:style-name="ch5" chartooo:axis-type="auto">
            <chart:title svg:x="10.725cm" svg:y="13.29cm" chart:style-name="ch6">
              <text:p>Oczekiwane wartości</text:p>
            </chart:title>
            <chart:categories table:cell-range-address="Arkusz3.AB2:Arkusz3.AB29"/>
            <chart:grid chart:style-name="ch7" chart:class="major"/>
          </chart:axis>
          <chart:axis chart:dimension="y" chart:name="primary-y" chart:style-name="ch8">
            <chart:title svg:x="0.451cm" svg:y="8.618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AC2:Arkusz3.AC29" chart:label-cell-address="Arkusz3.AC1:Arkusz3.AC1" chart:class="chart:scatter">
            <chart:domain table:cell-range-address="Arkusz3.AB2:Arkusz3.AB29"/>
            <chart:data-point chart:repeated="28"/>
          </chart:series>
          <chart:series chart:style-name="ch11" chart:values-cell-range-address="Arkusz3.AD2:Arkusz3.AD29" chart:label-cell-address="Arkusz3.AD1:Arkusz3.AD1" chart:class="chart:scatter">
            <chart:data-point chart:repeated="28"/>
          </chart:series>
          <chart:series chart:style-name="ch12" chart:values-cell-range-address="Arkusz3.AE2:Arkusz3.AE29" chart:label-cell-address="Arkusz3.AE1:Arkusz3.AE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cr=0.2</text:p>
                <draw:g>
                  <svg:desc>Arkusz3.AC1:Arkusz3.AC1</svg:desc>
                </draw:g>
              </table:table-cell>
              <table:table-cell office:value-type="string">
                <text:p>avg cr=0.5</text:p>
                <draw:g>
                  <svg:desc>Arkusz3.AD1:Arkusz3.AD1</svg:desc>
                </draw:g>
              </table:table-cell>
              <table:table-cell office:value-type="string">
                <text:p>avg cr=0.8</text:p>
                <draw:g>
                  <svg:desc>Arkusz3.AE1:Arkusz3.AE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AB2:Arkusz3.AB29</svg:desc>
                </draw:g>
              </table:table-cell>
              <table:table-cell office:value-type="float" office:value="0">
                <text:p>0</text:p>
                <draw:g>
                  <svg:desc>Arkusz3.AC2:Arkusz3.AC29</svg:desc>
                </draw:g>
              </table:table-cell>
              <table:table-cell office:value-type="float" office:value="0">
                <text:p>0</text:p>
                <draw:g>
                  <svg:desc>Arkusz3.AD2:Arkusz3.AD29</svg:desc>
                </draw:g>
              </table:table-cell>
              <table:table-cell office:value-type="float" office:value="0">
                <text:p>0</text:p>
                <draw:g>
                  <svg:desc>Arkusz3.AE2:Arkusz3.AE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.00335538461538468">
                <text:p>0.00335538461538468</text:p>
              </table:table-cell>
              <table:table-cell office:value-type="float" office:value="0.00100076923076918">
                <text:p>0.00100076923076918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.30448525">
                <text:p>0.30448525</text:p>
              </table:table-cell>
              <table:table-cell office:value-type="float" office:value="0.577075333333333">
                <text:p>0.577075333333333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.00182909090909086">
                <text:p>0.00182909090909086</text:p>
              </table:table-cell>
              <table:table-cell office:value-type="float" office:value="0.0294018181818183">
                <text:p>0.0294018181818183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000000900000000001455">
                <text:p>0.000000900000000001455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000445875000000058">
                <text:p>0.000445875000000058</text:p>
              </table:table-cell>
              <table:table-cell office:value-type="float" office:value="0.011947875">
                <text:p>0.011947875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0368000000000003">
                <text:p>0.00368000000000003</text:p>
              </table:table-cell>
              <table:table-cell office:value-type="float" office:value="0.00039200000000002">
                <text:p>0.00039200000000002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0000131666666665827">
                <text:p>0.0000131666666665827</text:p>
              </table:table-cell>
              <table:table-cell office:value-type="float" office:value="0.00019266666666662">
                <text:p>0.00019266666666662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0250599999999963">
                <text:p>0.000250599999999963</text:p>
              </table:table-cell>
              <table:table-cell office:value-type="float" office:value="0.000232999999999947">
                <text:p>0.000232999999999947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.00308899999999994">
                <text:p>0.00308899999999994</text:p>
              </table:table-cell>
              <table:table-cell office:value-type="float" office:value="0.00725449999999995">
                <text:p>0.00725449999999995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.017606">
                <text:p>0.017606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4010003">
                <text:p>0.4010003</text:p>
              </table:table-cell>
              <table:table-cell office:value-type="float" office:value="0.2924877">
                <text:p>0.2924877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4051">
                <text:p>0.464051</text:p>
              </table:table-cell>
              <table:table-cell office:value-type="float" office:value="0.187363">
                <text:p>0.187363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5573">
                <text:p>0.035573</text:p>
              </table:table-cell>
              <table:table-cell office:value-type="float" office:value="0.035424">
                <text:p>0.035424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26023333333334">
                <text:p>0.0126023333333334</text:p>
              </table:table-cell>
              <table:table-cell office:value-type="float" office:value="0.015067">
                <text:p>0.015067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13345">
                <text:p>0.0113345</text:p>
              </table:table-cell>
              <table:table-cell office:value-type="float" office:value="0.01219375">
                <text:p>0.01219375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90029142857143">
                <text:p>0.290029142857143</text:p>
              </table:table-cell>
              <table:table-cell office:value-type="float" office:value="0.00503371428571427">
                <text:p>0.00503371428571427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2353">
                <text:p>0.052353</text:p>
              </table:table-cell>
              <table:table-cell office:value-type="float" office:value="0.071241">
                <text:p>0.07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84653333333333">
                <text:p>0.0184653333333333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46154545454546">
                <text:p>0.0946154545454546</text:p>
              </table:table-cell>
              <table:table-cell office:value-type="float" office:value="0.0906527272727274">
                <text:p>0.0906527272727274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317500000000071">
                <text:p>0.000317500000000071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962430769230769">
                <text:p>0.0962430769230769</text:p>
              </table:table-cell>
              <table:table-cell office:value-type="float" office:value="0.244626923076923">
                <text:p>0.244626923076923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744135714285715">
                <text:p>0.0744135714285715</text:p>
              </table:table-cell>
              <table:table-cell office:value-type="float" office:value="0.0743849999999999">
                <text:p>0.0743849999999999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71cm" svg:height="13.94cm" xlink:href=".." xlink:type="simple" chart:class="chart:scatter" chart:style-name="ch1">
        <chart:title svg:x="7.228cm" svg:y="0.414cm" chart:style-name="ch2">
          <text:p>Błąd względny dla bez w zależności od krzyżowania</text:p>
        </chart:title>
        <chart:legend chart:legend-position="end" svg:x="22.281cm" svg:y="6.396cm" style:legend-expansion="high" chart:style-name="ch3"/>
        <chart:plot-area chart:style-name="ch4" table:cell-range-address="Arkusz1.P1:Arkusz1.R29" chart:data-source-has-labels="both" svg:x="1.529cm" svg:y="2.027cm" svg:width="19.77cm" svg:height="10.627cm">
          <chartooo:coordinate-region svg:x="1.953cm" svg:y="2.239cm" svg:width="18.974cm" svg:height="9.742cm"/>
          <chart:axis chart:dimension="x" chart:name="primary-x" chart:style-name="ch5" chartooo:axis-type="auto">
            <chart:title svg:x="9.835cm" svg:y="12.933cm" chart:style-name="ch6">
              <text:p>Oczekiwane wartości</text:p>
            </chart:title>
            <chart:categories table:cell-range-address="Arkusz1.P2:Arkusz1.P29"/>
            <chart:grid chart:style-name="ch7" chart:class="major"/>
          </chart:axis>
          <chart:axis chart:dimension="y" chart:name="primary-y" chart:style-name="ch8">
            <chart:title svg:x="0.451cm" svg:y="8.42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Q2:Arkusz1.Q29" chart:label-cell-address="Arkusz1.Q1:Arkusz1.Q1" chart:class="chart:scatter">
            <chart:domain table:cell-range-address="Arkusz1.P2:Arkusz1.P29"/>
            <chart:data-point chart:repeated="28"/>
          </chart:series>
          <chart:series chart:style-name="ch11" chart:values-cell-range-address="Arkusz1.R2:Arkusz1.R29" chart:label-cell-address="Arkusz1.R1:Arkusz1.R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/ bin</text:p>
                <draw:g>
                  <svg:desc>Arkusz1.Q1:Arkusz1.Q1</svg:desc>
                </draw:g>
              </table:table-cell>
              <table:table-cell office:value-type="string">
                <text:p>best / exp</text:p>
                <draw:g>
                  <svg:desc>Arkusz1.R1:Arkusz1.R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P2:Arkusz1.P29</svg:desc>
                </draw:g>
              </table:table-cell>
              <table:table-cell office:value-type="float" office:value="0">
                <text:p>0</text:p>
                <draw:g>
                  <svg:desc>Arkusz1.Q2:Arkusz1.Q29</svg:desc>
                </draw:g>
              </table:table-cell>
              <table:table-cell office:value-type="float" office:value="0">
                <text:p>0</text:p>
                <draw:g>
                  <svg:desc>Arkusz1.R2:Arkusz1.R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0000121666666666442">
                <text:p>0.0000121666666666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0694">
                <text:p>0.170694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24873333333333">
                <text:p>0.0124873333333333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0874999999994">
                <text:p>0.00500874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548985">
                <text:p>0.154898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875193333333333">
                <text:p>0.0875193333333333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199454545454542">
                <text:p>0.00199454545454542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85cm" svg:height="13.995cm" xlink:href=".." xlink:type="simple" chart:class="chart:scatter" chart:style-name="ch1">
        <chart:title svg:x="4.327cm" svg:y="0.415cm" chart:style-name="ch2">
          <text:p>Błąd względny dla krzyżowania dwumianowego w zależności od rodzaju selekcji głównego rodzica w mutacji</text:p>
        </chart:title>
        <chart:legend chart:legend-position="end" svg:x="27.301cm" svg:y="6.161cm" style:legend-expansion="high" chart:style-name="ch3"/>
        <chart:plot-area chart:style-name="ch4" table:cell-range-address="Arkusz1.T1:Arkusz1.W29" chart:data-source-has-labels="both" svg:x="1.627cm" svg:y="2.031cm" svg:width="24.496cm" svg:height="10.677cm">
          <chartooo:coordinate-region svg:x="2.051cm" svg:y="2.243cm" svg:width="23.7cm" svg:height="9.792cm"/>
          <chart:axis chart:dimension="x" chart:name="primary-x" chart:style-name="ch5" chartooo:axis-type="auto">
            <chart:title svg:x="12.296cm" svg:y="12.988cm" chart:style-name="ch6">
              <text:p>Oczekiwane wartości</text:p>
            </chart:title>
            <chart:categories table:cell-range-address="Arkusz1.T2:Arkusz1.T29"/>
            <chart:grid chart:style-name="ch7" chart:class="major"/>
          </chart:axis>
          <chart:axis chart:dimension="y" chart:name="primary-y" chart:style-name="ch8">
            <chart:title svg:x="0.451cm" svg:y="8.458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U2:Arkusz1.U29" chart:label-cell-address="Arkusz1.U1:Arkusz1.U1" chart:class="chart:scatter">
            <chart:domain table:cell-range-address="Arkusz1.T2:Arkusz1.T29"/>
            <chart:data-point chart:repeated="28"/>
          </chart:series>
          <chart:series chart:style-name="ch11" chart:values-cell-range-address="Arkusz1.V2:Arkusz1.V29" chart:label-cell-address="Arkusz1.V1:Arkusz1.V1" chart:class="chart:scatter">
            <chart:data-point chart:repeated="28"/>
          </chart:series>
          <chart:series chart:style-name="ch12" chart:values-cell-range-address="Arkusz1.W2:Arkusz1.W29" chart:label-cell-address="Arkusz1.W1:Arkusz1.W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 / bin</text:p>
                <draw:g>
                  <svg:desc>Arkusz1.U1:Arkusz1.U1</svg:desc>
                </draw:g>
              </table:table-cell>
              <table:table-cell office:value-type="string">
                <text:p>avg / bin</text:p>
                <draw:g>
                  <svg:desc>Arkusz1.V1:Arkusz1.V1</svg:desc>
                </draw:g>
              </table:table-cell>
              <table:table-cell office:value-type="string">
                <text:p>best / bin</text:p>
                <draw:g>
                  <svg:desc>Arkusz1.W1:Arkusz1.W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T2:Arkusz1.T29</svg:desc>
                </draw:g>
              </table:table-cell>
              <table:table-cell office:value-type="float" office:value="0">
                <text:p>0</text:p>
                <draw:g>
                  <svg:desc>Arkusz1.U2:Arkusz1.U29</svg:desc>
                </draw:g>
              </table:table-cell>
              <table:table-cell office:value-type="float" office:value="0">
                <text:p>0</text:p>
                <draw:g>
                  <svg:desc>Arkusz1.V2:Arkusz1.V29</svg:desc>
                </draw:g>
              </table:table-cell>
              <table:table-cell office:value-type="float" office:value="0">
                <text:p>0</text:p>
                <draw:g>
                  <svg:desc>Arkusz1.W2:Arkusz1.W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4595">
                <text:p>0.1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21666666666442">
                <text:p>0.000012166666666644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170694">
                <text:p>0.1706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267305">
                <text:p>0.026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24873333333333">
                <text:p>0.012487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0500874999999994">
                <text:p>0.0050087499999999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1548985">
                <text:p>0.1548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875193333333333">
                <text:p>0.087519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.00199454545454542">
                <text:p>0.001994545454545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05cm" svg:height="14.15cm" xlink:href=".." xlink:type="simple" chart:class="chart:scatter" chart:style-name="ch1">
        <chart:title svg:x="4.403cm" svg:y="0.419cm" chart:style-name="ch2">
          <text:p>Błąd względny dla krzyżowania wykładniczego w zależności od rodzaju selekcji głównego rodzica w mutacji</text:p>
        </chart:title>
        <chart:legend chart:legend-position="end" svg:x="27.215cm" svg:y="6.239cm" style:legend-expansion="high" chart:style-name="ch3"/>
        <chart:plot-area chart:style-name="ch4" table:cell-range-address="Arkusz1.Y1:Arkusz1.AB29" chart:data-source-has-labels="both" svg:x="1.628cm" svg:y="2.047cm" svg:width="24.407cm" svg:height="10.812cm">
          <chartooo:coordinate-region svg:x="2.052cm" svg:y="2.259cm" svg:width="23.611cm" svg:height="9.927cm"/>
          <chart:axis chart:dimension="x" chart:name="primary-x" chart:style-name="ch5" chartooo:axis-type="auto">
            <chart:title svg:x="12.252cm" svg:y="13.143cm" chart:style-name="ch6">
              <text:p>Oczekiwane wartości</text:p>
            </chart:title>
            <chart:categories table:cell-range-address="Arkusz1.Y2:Arkusz1.Y29"/>
            <chart:grid chart:style-name="ch7" chart:class="major"/>
          </chart:axis>
          <chart:axis chart:dimension="y" chart:name="primary-y" chart:style-name="ch8">
            <chart:title svg:x="0.451cm" svg:y="8.542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Z2:Arkusz1.Z29" chart:label-cell-address="Arkusz1.Z1:Arkusz1.Z1" chart:class="chart:scatter">
            <chart:domain table:cell-range-address="Arkusz1.Y2:Arkusz1.Y29"/>
            <chart:data-point chart:repeated="28"/>
          </chart:series>
          <chart:series chart:style-name="ch11" chart:values-cell-range-address="Arkusz1.AA2:Arkusz1.AA29" chart:label-cell-address="Arkusz1.AA1:Arkusz1.AA1" chart:class="chart:scatter">
            <chart:data-point chart:repeated="28"/>
          </chart:series>
          <chart:series chart:style-name="ch12" chart:values-cell-range-address="Arkusz1.AB2:Arkusz1.AB29" chart:label-cell-address="Arkusz1.AB1:Arkusz1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 / exp</text:p>
                <draw:g>
                  <svg:desc>Arkusz1.Z1:Arkusz1.Z1</svg:desc>
                </draw:g>
              </table:table-cell>
              <table:table-cell office:value-type="string">
                <text:p>avg / exp</text:p>
                <draw:g>
                  <svg:desc>Arkusz1.AA1:Arkusz1.AA1</svg:desc>
                </draw:g>
              </table:table-cell>
              <table:table-cell office:value-type="string">
                <text:p>best / exp</text:p>
                <draw:g>
                  <svg:desc>Arkusz1.AB1:Arkusz1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Y2:Arkusz1.Y29</svg:desc>
                </draw:g>
              </table:table-cell>
              <table:table-cell office:value-type="float" office:value="0">
                <text:p>0</text:p>
                <draw:g>
                  <svg:desc>Arkusz1.Z2:Arkusz1.Z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AA2:Arkusz1.AA29</svg:desc>
                </draw:g>
              </table:table-cell>
              <table:table-cell office:value-type="float" office:value="0">
                <text:p>0</text:p>
                <draw:g>
                  <svg:desc>Arkusz1.AB2:Arkusz1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200440416666667">
                <text:p>0.20044041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257602454545455">
                <text:p>0.257602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199999999949796">
                <text:p>0.00000019999999994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000649875000000009">
                <text:p>0.000649875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285718571428572">
                <text:p>0.0285718571428572</text:p>
              </table:table-cell>
              <table:table-cell office:value-type="float" office:value="0.00000657142857140311">
                <text:p>0.00000657142857140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005">
                <text:p>0.005</text:p>
              </table:table-cell>
              <table:table-cell office:value-type="float" office:value="0.0000178333333334043">
                <text:p>0.000017833333333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555600000000027">
                <text:p>0.000555600000000027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0165826666666667">
                <text:p>0.016582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5.585593">
                <text:p>5.585593</text:p>
              </table:table-cell>
              <table:table-cell office:value-type="float" office:value="0.2003243">
                <text:p>0.2003243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496">
                <text:p>0.749496</text:p>
              </table:table-cell>
              <table:table-cell office:value-type="float" office:value="0.22652">
                <text:p>0.22652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88965">
                <text:p>0.038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34246666666667">
                <text:p>0.0134246666666667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6009999999999">
                <text:p>0.01260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55400000000009">
                <text:p>0.000255400000000009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000375714285714171">
                <text:p>0.0000375714285714171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641145">
                <text:p>0.064114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00732222222222">
                <text:p>0.600732222222222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9194">
                <text:p>0.129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427999999999997">
                <text:p>0.00427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80764">
                <text:p>0.80764</text:p>
              </table:table-cell>
              <table:table-cell office:value-type="float" office:value="0.241195384615385">
                <text:p>0.241195384615385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00357142857150653">
                <text:p>0.00000357142857150653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4cm" svg:height="14.064cm" xlink:href=".." xlink:type="simple" chart:class="chart:scatter" chart:style-name="ch1">
        <chart:title svg:x="7.337cm" svg:y="0.417cm" chart:style-name="ch2">
          <text:p>Błąd wzgldny dla avg w zależności od krzyżowania</text:p>
        </chart:title>
        <chart:legend chart:legend-position="end" svg:x="22.393cm" svg:y="6.458cm" style:legend-expansion="high" chart:style-name="ch3"/>
        <chart:plot-area chart:style-name="ch4" table:cell-range-address="Arkusz1.J1:Arkusz1.L29" chart:data-source-has-labels="both" svg:x="1.528cm" svg:y="2.039cm" svg:width="19.885cm" svg:height="10.736cm">
          <chartooo:coordinate-region svg:x="1.952cm" svg:y="2.251cm" svg:width="19.089cm" svg:height="9.851cm"/>
          <chart:axis chart:dimension="x" chart:name="primary-x" chart:style-name="ch5" chartooo:axis-type="auto">
            <chart:title svg:x="9.891cm" svg:y="13.057cm" chart:style-name="ch6">
              <text:p>Oczekiwane wartości</text:p>
            </chart:title>
            <chart:categories table:cell-range-address="Arkusz1.J2:Arkusz1.J29"/>
            <chart:grid chart:style-name="ch7" chart:class="major"/>
          </chart:axis>
          <chart:axis chart:dimension="y" chart:name="primary-y" chart:style-name="ch8">
            <chart:title svg:x="0.451cm" svg:y="8.49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K2:Arkusz1.K29" chart:label-cell-address="Arkusz1.K1:Arkusz1.K1" chart:class="chart:scatter">
            <chart:domain table:cell-range-address="Arkusz1.J2:Arkusz1.J29"/>
            <chart:data-point chart:repeated="28"/>
          </chart:series>
          <chart:series chart:style-name="ch11" chart:values-cell-range-address="Arkusz1.L2:Arkusz1.L29" chart:label-cell-address="Arkusz1.L1:Arkusz1.L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bin</text:p>
                <draw:g>
                  <svg:desc>Arkusz1.K1:Arkusz1.K1</svg:desc>
                </draw:g>
              </table:table-cell>
              <table:table-cell office:value-type="string">
                <text:p>avg / exp</text:p>
                <draw:g>
                  <svg:desc>Arkusz1.L1:Arkusz1.L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J2:Arkusz1.J29</svg:desc>
                </draw:g>
              </table:table-cell>
              <table:table-cell office:value-type="float" office:value="0">
                <text:p>0</text:p>
                <draw:g>
                  <svg:desc>Arkusz1.K2:Arkusz1.K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L2:Arkusz1.L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.14595">
                <text:p>0.14595</text:p>
              </table:table-cell>
              <table:table-cell office:value-type="float" office:value="0.200440416666667">
                <text:p>0.20044041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.257602454545455">
                <text:p>0.25760245454545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.000000199999999949796">
                <text:p>0.00000019999999994979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649875000000009">
                <text:p>0.000649875000000009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.00000657142857140311">
                <text:p>0.00000657142857140311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78333333334043">
                <text:p>0.0000178333333334043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.000555600000000027">
                <text:p>0.00055560000000002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2003243">
                <text:p>0.2003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22652">
                <text:p>0.226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67305">
                <text:p>0.0267305</text:p>
              </table:table-cell>
              <table:table-cell office:value-type="float" office:value="0.0388965">
                <text:p>0.03889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34246666666667">
                <text:p>0.01342466666666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126009999999999">
                <text:p>0.01260099999999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.000255400000000009">
                <text:p>0.0002554000000000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0000375714285714171">
                <text:p>0.00003757142857141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0641145">
                <text:p>0.064114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241195384615385">
                <text:p>0.2411953846153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0000357142857150653">
                <text:p>0.00000357142857150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77cm" svg:height="15.419cm" xlink:href=".." xlink:type="simple" chart:class="chart:scatter" chart:style-name="ch1">
        <chart:title svg:x="10.705cm" svg:y="0.444cm" chart:style-name="ch2">
          <text:p>Błąd względny dla parametru F=0.2</text:p>
        </chart:title>
        <chart:legend chart:legend-position="end" svg:x="26.961cm" svg:y="7.135cm" style:legend-expansion="high" chart:style-name="ch3"/>
        <chart:plot-area chart:style-name="ch4" table:cell-range-address="Arkusz2.D1:Arkusz2.F29" chart:data-source-has-labels="both" svg:x="1.605cm" svg:y="2.147cm" svg:width="24.222cm" svg:height="11.956cm">
          <chartooo:coordinate-region svg:x="2.03cm" svg:y="2.359cm" svg:width="23.425cm" svg:height="11.071cm"/>
          <chart:axis chart:dimension="x" chart:name="primary-x" chart:style-name="ch5" chartooo:axis-type="auto">
            <chart:title svg:x="12.137cm" svg:y="14.412cm" chart:style-name="ch6">
              <text:p>Oczekiwane wartości</text:p>
            </chart:title>
            <chart:categories table:cell-range-address="Arkusz2.D2:Arkusz2.D29"/>
            <chart:grid chart:style-name="ch7" chart:class="major"/>
          </chart:axis>
          <chart:axis chart:dimension="y" chart:name="primary-y" chart:style-name="ch8">
            <chart:title svg:x="0.451cm" svg:y="9.214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E2:Arkusz2.E29" chart:label-cell-address="Arkusz2.E1:Arkusz2.E1" chart:class="chart:scatter">
            <chart:domain table:cell-range-address="Arkusz2.D2:Arkusz2.D29"/>
            <chart:data-point chart:repeated="28"/>
          </chart:series>
          <chart:series chart:style-name="ch11" chart:values-cell-range-address="Arkusz2.F2:Arkusz2.F29" chart:label-cell-address="Arkusz2.F1:Arkusz2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2.E1:Arkusz2.E1</svg:desc>
                </draw:g>
              </table:table-cell>
              <table:table-cell office:value-type="string">
                <text:p>avg</text:p>
                <draw:g>
                  <svg:desc>Arkusz2.F1:Arkusz2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D2:Arkusz2.D29</svg:desc>
                </draw:g>
              </table:table-cell>
              <table:table-cell office:value-type="float" office:value="0">
                <text:p>0</text:p>
                <draw:g>
                  <svg:desc>Arkusz2.E2:Arkusz2.E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F2:Arkusz2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18.8813461538462">
                <text:p>18.8813461538462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931.096666666667">
                <text:p>931.09666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165.695">
                <text:p>165.69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32269">
                <text:p>0.0032269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.0000013333333333776">
                <text:p>0.0000013333333333776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312712500000003">
                <text:p>0.00312712500000003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121112857142857">
                <text:p>0.0121112857142857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5676666666667">
                <text:p>0.001567666666666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.00187279999999998">
                <text:p>0.00187279999999998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0729249999999979">
                <text:p>0.000729249999999979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670566666666673">
                <text:p>0.00670566666666673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7419999999999">
                <text:p>0.0177419999999999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00787180000000006">
                <text:p>0.0078718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78144">
                <text:p>0.178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.021913">
                <text:p>0.0219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28556">
                <text:p>0.0285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.01916675">
                <text:p>0.019166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84200000000055">
                <text:p>0.0002842000000000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12833571428571">
                <text:p>0.31283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.081963375">
                <text:p>0.081963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278627777777778">
                <text:p>0.27862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.074374">
                <text:p>0.0743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671418181818182">
                <text:p>0.06714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511691666666667">
                <text:p>0.05116916666666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273358461538462">
                <text:p>0.27335846153846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.042115">
                <text:p>0.042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47cm" svg:height="15.382cm" xlink:href=".." xlink:type="simple" chart:class="chart:scatter" chart:style-name="ch1">
        <chart:title svg:x="10.64cm" svg:y="0.443cm" chart:style-name="ch2">
          <text:p>Błąd względny dla parametru F=0.5</text:p>
        </chart:title>
        <chart:legend chart:legend-position="end" svg:x="26.831cm" svg:y="7.117cm" style:legend-expansion="high" chart:style-name="ch3"/>
        <chart:plot-area chart:style-name="ch4" table:cell-range-address="Arkusz2.K1:Arkusz2.M29" chart:data-source-has-labels="both" svg:x="1.602cm" svg:y="2.143cm" svg:width="24.101cm" svg:height="11.924cm">
          <chartooo:coordinate-region svg:x="2.026cm" svg:y="2.356cm" svg:width="23.306cm" svg:height="11.038cm"/>
          <chart:axis chart:dimension="x" chart:name="primary-x" chart:style-name="ch5" chartooo:axis-type="auto">
            <chart:title svg:x="12.073cm" svg:y="14.375cm" chart:style-name="ch6">
              <text:p>Oczekiwane wartości</text:p>
            </chart:title>
            <chart:categories table:cell-range-address="Arkusz2.K2:Arkusz2.K29"/>
            <chart:grid chart:style-name="ch7" chart:class="major"/>
          </chart:axis>
          <chart:axis chart:dimension="y" chart:name="primary-y" chart:style-name="ch8">
            <chart:title svg:x="0.451cm" svg:y="9.194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L2:Arkusz2.L29" chart:label-cell-address="Arkusz2.L1:Arkusz2.L1" chart:class="chart:scatter">
            <chart:domain table:cell-range-address="Arkusz2.K2:Arkusz2.K29"/>
            <chart:data-point chart:repeated="28"/>
          </chart:series>
          <chart:series chart:style-name="ch11" chart:values-cell-range-address="Arkusz2.M2:Arkusz2.M29" chart:label-cell-address="Arkusz2.M1:Arkusz2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2.L1:Arkusz2.L1</svg:desc>
                </draw:g>
              </table:table-cell>
              <table:table-cell office:value-type="string">
                <text:p>avg</text:p>
                <draw:g>
                  <svg:desc>Arkusz2.M1:Arkusz2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K2:Arkusz2.K29</svg:desc>
                </draw:g>
              </table:table-cell>
              <table:table-cell office:value-type="float" office:value="0">
                <text:p>0</text:p>
                <draw:g>
                  <svg:desc>Arkusz2.L2:Arkusz2.L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M2:Arkusz2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63615384615391">
                <text:p>0.00363615384615391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84948083333333">
                <text:p>0.18494808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279999999997926">
                <text:p>0.0000027999999999792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0213750000000346">
                <text:p>0.0000213750000000346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11599999999976">
                <text:p>0.00021159999999997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30560000000001">
                <text:p>0.0130560000000001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45000000001">
                <text:p>0.0176045000000001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457635">
                <text:p>0.34576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304853">
                <text:p>0.3048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21375">
                <text:p>0.03213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59133333333333">
                <text:p>0.015913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44599999999991">
                <text:p>0.0002445999999999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1003571428571">
                <text:p>0.30100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64721875">
                <text:p>0.0647218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129222222222249">
                <text:p>0.0001292222222222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0085090909090902">
                <text:p>0.000850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4101538461539">
                <text:p>0.2541015384615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71185714285714">
                <text:p>0.07711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16cm" svg:height="15.329cm" xlink:href=".." xlink:type="simple" chart:class="chart:scatter" chart:style-name="ch1">
        <chart:title svg:x="10.493cm" svg:y="0.442cm" chart:style-name="ch2">
          <text:p>Błąd względny dla parametru F = 0.8</text:p>
        </chart:title>
        <chart:legend chart:legend-position="end" svg:x="26.8cm" svg:y="7.09cm" style:legend-expansion="high" chart:style-name="ch3"/>
        <chart:plot-area chart:style-name="ch4" table:cell-range-address="Arkusz2.R1:Arkusz2.T29" chart:data-source-has-labels="both" svg:x="1.602cm" svg:y="2.139cm" svg:width="24.07cm" svg:height="11.876cm">
          <chartooo:coordinate-region svg:x="2.026cm" svg:y="2.351cm" svg:width="23.274cm" svg:height="10.991cm"/>
          <chart:axis chart:dimension="x" chart:name="primary-x" chart:style-name="ch5" chartooo:axis-type="auto">
            <chart:title svg:x="12.058cm" svg:y="14.322cm" chart:style-name="ch6">
              <text:p>Oczekiwane wartości</text:p>
            </chart:title>
            <chart:categories table:cell-range-address="Arkusz2.R2:Arkusz2.R29"/>
            <chart:grid chart:style-name="ch7" chart:class="major"/>
          </chart:axis>
          <chart:axis chart:dimension="y" chart:name="primary-y" chart:style-name="ch8">
            <chart:title svg:x="0.451cm" svg:y="9.16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S2:Arkusz2.S29" chart:label-cell-address="Arkusz2.S1:Arkusz2.S1" chart:class="chart:scatter">
            <chart:domain table:cell-range-address="Arkusz2.R2:Arkusz2.R29"/>
            <chart:data-point chart:repeated="28"/>
          </chart:series>
          <chart:series chart:style-name="ch11" chart:values-cell-range-address="Arkusz2.T2:Arkusz2.T29" chart:label-cell-address="Arkusz2.T1:Arkusz2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2.S1:Arkusz2.S1</svg:desc>
                </draw:g>
              </table:table-cell>
              <table:table-cell office:value-type="string">
                <text:p>avg</text:p>
                <draw:g>
                  <svg:desc>Arkusz2.T1:Arkusz2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R2:Arkusz2.R29</svg:desc>
                </draw:g>
              </table:table-cell>
              <table:table-cell office:value-type="float" office:value="0">
                <text:p>0</text:p>
                <draw:g>
                  <svg:desc>Arkusz2.S2:Arkusz2.S29</svg:desc>
                </draw:g>
              </table:table-cell>
              <table:table-cell office:value-type="float" office:value="0">
                <text:p>0</text:p>
                <draw:g>
                  <svg:desc>Arkusz2.T2:Arkusz2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00148000000000366">
                <text:p>0.000014800000000036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335000000000036">
                <text:p>0.000335000000000036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503499999999946">
                <text:p>0.00050349999999994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95cm" svg:height="18.045cm" xlink:href=".." xlink:type="simple" chart:class="chart:scatter" chart:style-name="ch1">
        <chart:title svg:x="10.911cm" svg:y="0.496cm" chart:style-name="ch2">
          <text:p>Błąd względny dla avg w zależności od F</text:p>
        </chart:title>
        <chart:legend svg:x="27.235cm" svg:y="7.04cm" style:legend-expansion="custom" chartooo:width="1.981cm" chartooo:height="3.652cm" style:legend-expansion-aspect-ratio="0.542442497261774" chart:style-name="ch3"/>
        <chart:plot-area chart:style-name="ch4" table:cell-range-address="Arkusz2.V1:Arkusz2.V29 Arkusz2.X1:Arkusz2.X29 Arkusz2.Z1:Arkusz2.Z29 Arkusz2.AB1:Arkusz2.AB29" chart:data-source-has-labels="both" svg:x="1.481cm" svg:y="2.498cm" svg:width="24.992cm" svg:height="13.966cm">
          <chartooo:coordinate-region svg:x="1.905cm" svg:y="2.71cm" svg:width="24.196cm" svg:height="13.081cm"/>
          <chart:axis chart:dimension="x" chart:name="primary-x" chart:style-name="ch5" chartooo:axis-type="auto">
            <chart:title svg:x="12.398cm" svg:y="16.825cm" chart:style-name="ch6">
              <text:p>Oczekiwane wartości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299cm" svg:y="10.5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X2:Arkusz2.X29" chart:label-cell-address="Arkusz2.X1:Arkusz2.X1" chart:class="chart:scatter">
            <chart:domain table:cell-range-address="Arkusz2.V2:Arkusz2.V29"/>
            <chart:data-point chart:repeated="28"/>
          </chart:series>
          <chart:series chart:style-name="ch11" chart:values-cell-range-address="Arkusz2.Z2:Arkusz2.Z29" chart:label-cell-address="Arkusz2.Z1:Arkusz2.Z1" chart:class="chart:scatter">
            <chart:data-point chart:repeated="28"/>
          </chart:series>
          <chart:series chart:style-name="ch12" chart:values-cell-range-address="Arkusz2.AB2:Arkusz2.AB29" chart:label-cell-address="Arkusz2.AB1:Arkusz2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F=0.2</text:p>
                <draw:g>
                  <svg:desc>Arkusz2.X1:Arkusz2.X1</svg:desc>
                </draw:g>
              </table:table-cell>
              <table:table-cell office:value-type="string">
                <text:p>avg F =0.5</text:p>
                <draw:g>
                  <svg:desc>Arkusz2.Z1:Arkusz2.Z1</svg:desc>
                </draw:g>
              </table:table-cell>
              <table:table-cell office:value-type="string">
                <text:p>avg F =0.8</text:p>
                <draw:g>
                  <svg:desc>Arkusz2.AB1:Arkusz2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X2:Arkusz2.X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Z2:Arkusz2.Z29</svg:desc>
                </draw:g>
              </table:table-cell>
              <table:table-cell office:value-type="float" office:value="0">
                <text:p>0</text:p>
                <draw:g>
                  <svg:desc>Arkusz2.AB2:Arkusz2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18.8813461538462">
                <text:p>18.8813461538462</text:p>
              </table:table-cell>
              <table:table-cell office:value-type="float" office:value="0.00363615384615391">
                <text:p>0.0036361538461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931.096666666667">
                <text:p>931.096666666667</text:p>
              </table:table-cell>
              <table:table-cell office:value-type="float" office:value="0.184948083333333">
                <text:p>0.184948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165.695">
                <text:p>165.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0032269">
                <text:p>0.0032269</text:p>
              </table:table-cell>
              <table:table-cell office:value-type="float" office:value="0.00000279999999997926">
                <text:p>0.0000027999999999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.0000013333333333776">
                <text:p>0.0000013333333333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00312712500000003">
                <text:p>0.00312712500000003</text:p>
              </table:table-cell>
              <table:table-cell office:value-type="float" office:value="0.0000213750000000346">
                <text:p>0.000021375000000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0121112857142857">
                <text:p>0.012111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0015676666666667">
                <text:p>0.0015676666666667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187279999999998">
                <text:p>0.00187279999999998</text:p>
              </table:table-cell>
              <table:table-cell office:value-type="float" office:value="0.000211599999999976">
                <text:p>0.00021159999999997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.000729249999999979">
                <text:p>0.000729249999999979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00670566666666673">
                <text:p>0.00670566666666673</text:p>
              </table:table-cell>
              <table:table-cell office:value-type="float" office:value="0.0130560000000001">
                <text:p>0.0130560000000001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.0177419999999999">
                <text:p>0.0177419999999999</text:p>
              </table:table-cell>
              <table:table-cell office:value-type="float" office:value="0.0176045000000001">
                <text:p>0.0176045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787180000000006">
                <text:p>0.00787180000000006</text:p>
              </table:table-cell>
              <table:table-cell office:value-type="float" office:value="0.3457635">
                <text:p>0.3457635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8144">
                <text:p>0.178144</text:p>
              </table:table-cell>
              <table:table-cell office:value-type="float" office:value="0.304853">
                <text:p>0.304853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1913">
                <text:p>0.021913</text:p>
              </table:table-cell>
              <table:table-cell office:value-type="float" office:value="0.0321375">
                <text:p>0.0321375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8556">
                <text:p>0.028556</text:p>
              </table:table-cell>
              <table:table-cell office:value-type="float" office:value="0.0159133333333333">
                <text:p>0.0159133333333333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916675">
                <text:p>0.01916675</text:p>
              </table:table-cell>
              <table:table-cell office:value-type="float" office:value="0.011696">
                <text:p>0.01169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84200000000055">
                <text:p>0.000284200000000055</text:p>
              </table:table-cell>
              <table:table-cell office:value-type="float" office:value="0.000244599999999991">
                <text:p>0.000244599999999991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12833571428571">
                <text:p>0.312833571428571</text:p>
              </table:table-cell>
              <table:table-cell office:value-type="float" office:value="0.301003571428571">
                <text:p>0.301003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81963375">
                <text:p>0.081963375</text:p>
              </table:table-cell>
              <table:table-cell office:value-type="float" office:value="0.064721875">
                <text:p>0.064721875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78627777777778">
                <text:p>0.278627777777778</text:p>
              </table:table-cell>
              <table:table-cell office:value-type="float" office:value="0.000129222222222249">
                <text:p>0.000129222222222249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374">
                <text:p>0.074374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71418181818182">
                <text:p>0.0671418181818182</text:p>
              </table:table-cell>
              <table:table-cell office:value-type="float" office:value="0.00085090909090902">
                <text:p>0.00085090909090902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511691666666667">
                <text:p>0.0511691666666667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73358461538462">
                <text:p>0.273358461538462</text:p>
              </table:table-cell>
              <table:table-cell office:value-type="float" office:value="0.254101538461539">
                <text:p>0.254101538461539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42115">
                <text:p>0.042115</text:p>
              </table:table-cell>
              <table:table-cell office:value-type="float" office:value="0.0771185714285714">
                <text:p>0.0771185714285714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84cm" svg:height="15.527cm" xlink:href=".." xlink:type="simple" chart:class="chart:scatter" chart:style-name="ch1">
        <chart:title svg:x="10.7cm" svg:y="0.446cm" chart:style-name="ch2">
          <text:p>Błąd względny dla rand w zależności do F</text:p>
        </chart:title>
        <chart:legend chart:legend-position="end" svg:x="27.162cm" svg:y="6.927cm" style:legend-expansion="high" chart:style-name="ch3"/>
        <chart:plot-area chart:style-name="ch4" table:cell-range-address="Arkusz2.V1:Arkusz2.W29 Arkusz2.Y1:Arkusz2.Y29 Arkusz2.AA1:Arkusz2.AA29" chart:data-source-has-labels="both" svg:x="1.629cm" svg:y="2.155cm" svg:width="24.351cm" svg:height="12.054cm">
          <chartooo:coordinate-region svg:x="2.054cm" svg:y="2.367cm" svg:width="23.554cm" svg:height="11.169cm"/>
          <chart:axis chart:dimension="x" chart:name="primary-x" chart:style-name="ch5" chartooo:axis-type="auto">
            <chart:title svg:x="12.265cm" svg:y="14.52cm" chart:style-name="ch6">
              <text:p>Oczekiwana wartość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451cm" svg:y="9.271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W2:Arkusz2.W29" chart:label-cell-address="Arkusz2.W1:Arkusz2.W1" chart:class="chart:scatter">
            <chart:domain table:cell-range-address="Arkusz2.V2:Arkusz2.V29"/>
            <chart:data-point chart:repeated="28"/>
          </chart:series>
          <chart:series chart:style-name="ch11" chart:values-cell-range-address="Arkusz2.Y2:Arkusz2.Y29" chart:label-cell-address="Arkusz2.Y1:Arkusz2.Y1" chart:class="chart:scatter">
            <chart:data-point chart:repeated="28"/>
          </chart:series>
          <chart:series chart:style-name="ch12" chart:values-cell-range-address="Arkusz2.AA2:Arkusz2.AA29" chart:label-cell-address="Arkusz2.AA1:Arkusz2.AA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 F=0.2</text:p>
                <draw:g>
                  <svg:desc>Arkusz2.W1:Arkusz2.W1</svg:desc>
                </draw:g>
              </table:table-cell>
              <table:table-cell office:value-type="string">
                <text:p>rand F=0.5</text:p>
                <draw:g>
                  <svg:desc>Arkusz2.Y1:Arkusz2.Y1</svg:desc>
                </draw:g>
              </table:table-cell>
              <table:table-cell office:value-type="string">
                <text:p>rand F=0.8</text:p>
                <draw:g>
                  <svg:desc>Arkusz2.AA1:Arkusz2.AA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">
                <text:p>0</text:p>
                <draw:g>
                  <svg:desc>Arkusz2.W2:Arkusz2.W29</svg:desc>
                </draw:g>
              </table:table-cell>
              <table:table-cell office:value-type="float" office:value="0">
                <text:p>0</text:p>
                <draw:g>
                  <svg:desc>Arkusz2.Y2:Arkusz2.Y29</svg:desc>
                </draw:g>
              </table:table-cell>
              <table:table-cell office:value-type="float" office:value="0">
                <text:p>0</text:p>
                <draw:g>
                  <svg:desc>Arkusz2.AA2:Arkusz2.AA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">
                <text:p>0</text:p>
              </table:table-cell>
              <table:table-cell office:value-type="float" office:value="0.000335000000000036">
                <text:p>0.000335000000000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">
                <text:p>0</text:p>
              </table:table-cell>
              <table:table-cell office:value-type="float" office:value="0.000503499999999946">
                <text:p>0.0005034999999999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2cm" svg:height="14.239cm" xlink:href=".." xlink:type="simple" chart:class="chart:scatter" chart:style-name="ch1">
        <chart:title svg:x="9.052cm" svg:y="0.42cm" chart:style-name="ch2">
          <text:p>Błąd względny dla parametru cr=0.2</text:p>
        </chart:title>
        <chart:legend chart:legend-position="end" svg:x="23.786cm" svg:y="6.545cm" style:legend-expansion="high" chart:style-name="ch3"/>
        <chart:plot-area chart:style-name="ch4" table:cell-range-address="Arkusz3.D1:Arkusz3.F29" chart:data-source-has-labels="both" svg:x="1.542cm" svg:y="2.051cm" svg:width="21.236cm" svg:height="10.896cm">
          <chartooo:coordinate-region svg:x="1.966cm" svg:y="2.263cm" svg:width="20.44cm" svg:height="10.011cm"/>
          <chart:axis chart:dimension="x" chart:name="primary-x" chart:style-name="ch5" chartooo:axis-type="auto">
            <chart:title svg:x="10.581cm" svg:y="13.232cm" chart:style-name="ch6">
              <text:p>Oczekiwane wartości</text:p>
            </chart:title>
            <chart:categories table:cell-range-address="Arkusz3.D2:Arkusz3.D29"/>
            <chart:grid chart:style-name="ch7" chart:class="major"/>
          </chart:axis>
          <chart:axis chart:dimension="y" chart:name="primary-y" chart:style-name="ch8">
            <chart:title svg:x="0.451cm" svg:y="8.588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E2:Arkusz3.E29" chart:label-cell-address="Arkusz3.E1:Arkusz3.E1" chart:class="chart:scatter">
            <chart:domain table:cell-range-address="Arkusz3.D2:Arkusz3.D29"/>
            <chart:data-point chart:repeated="28"/>
          </chart:series>
          <chart:series chart:style-name="ch11" chart:values-cell-range-address="Arkusz3.F2:Arkusz3.F29" chart:label-cell-address="Arkusz3.F1:Arkusz3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3.E1:Arkusz3.E1</svg:desc>
                </draw:g>
              </table:table-cell>
              <table:table-cell office:value-type="string">
                <text:p>avg</text:p>
                <draw:g>
                  <svg:desc>Arkusz3.F1:Arkusz3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D2:Arkusz3.D29</svg:desc>
                </draw:g>
              </table:table-cell>
              <table:table-cell office:value-type="float" office:value="0">
                <text:p>0</text:p>
                <draw:g>
                  <svg:desc>Arkusz3.E2:Arkusz3.E29</svg:desc>
                </draw:g>
              </table:table-cell>
              <table:table-cell office:value-type="float" office:value="0">
                <text:p>0</text:p>
                <draw:g>
                  <svg:desc>Arkusz3.F2:Arkusz3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35538461538468">
                <text:p>0.0033553846153846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30448525">
                <text:p>0.30448525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182909090909086">
                <text:p>0.00182909090909086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900000000001455">
                <text:p>0.000000900000000001455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445875000000058">
                <text:p>0.000445875000000058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368000000000003">
                <text:p>0.00368000000000003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0131666666665827">
                <text:p>0.000013166666666582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50599999999963">
                <text:p>0.00025059999999996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308899999999994">
                <text:p>0.00308899999999994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6">
                <text:p>0.017606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4010003">
                <text:p>0.40100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464051">
                <text:p>0.4640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26023333333334">
                <text:p>0.01260233333333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3345">
                <text:p>0.01133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90029142857143">
                <text:p>0.2900291428571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52353">
                <text:p>0.0523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84653333333333">
                <text:p>0.018465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46154545454546">
                <text:p>0.09461545454545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962430769230769">
                <text:p>0.09624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4135714285715">
                <text:p>0.0744135714285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89cm" svg:height="14.771cm" xlink:href=".." xlink:type="simple" chart:class="chart:scatter" chart:style-name="ch1">
        <chart:title svg:x="9.095cm" svg:y="0.431cm" chart:style-name="ch2">
          <text:p>Błąd względny dla parametru cr=0.5</text:p>
        </chart:title>
        <chart:legend chart:legend-position="end" svg:x="23.873cm" svg:y="6.811cm" style:legend-expansion="high" chart:style-name="ch3"/>
        <chart:plot-area chart:style-name="ch4" table:cell-range-address="Arkusz3.K1:Arkusz3.M29" chart:data-source-has-labels="both" svg:x="1.543cm" svg:y="2.095cm" svg:width="21.32cm" svg:height="11.373cm">
          <chartooo:coordinate-region svg:x="1.967cm" svg:y="2.308cm" svg:width="20.524cm" svg:height="10.487cm"/>
          <chart:axis chart:dimension="x" chart:name="primary-x" chart:style-name="ch5" chartooo:axis-type="auto">
            <chart:title svg:x="10.624cm" svg:y="13.764cm" chart:style-name="ch6">
              <text:p>Oczekiwane wartości</text:p>
            </chart:title>
            <chart:categories table:cell-range-address="Arkusz3.K2:Arkusz3.K29"/>
            <chart:grid chart:style-name="ch7" chart:class="major"/>
          </chart:axis>
          <chart:axis chart:dimension="y" chart:name="primary-y" chart:style-name="ch8">
            <chart:title svg:x="0.451cm" svg:y="8.8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L2:Arkusz3.L29" chart:label-cell-address="Arkusz3.L1:Arkusz3.L1" chart:class="chart:scatter">
            <chart:domain table:cell-range-address="Arkusz3.K2:Arkusz3.K29"/>
            <chart:data-point chart:repeated="28"/>
          </chart:series>
          <chart:series chart:style-name="ch11" chart:values-cell-range-address="Arkusz3.M2:Arkusz3.M29" chart:label-cell-address="Arkusz3.M1:Arkusz3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Arkusz3.L1:Arkusz3.L1</svg:desc>
                </draw:g>
              </table:table-cell>
              <table:table-cell office:value-type="string">
                <text:p>avg</text:p>
                <draw:g>
                  <svg:desc>Arkusz3.M1:Arkusz3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K2:Arkusz3.K29</svg:desc>
                </draw:g>
              </table:table-cell>
              <table:table-cell office:value-type="float" office:value="0">
                <text:p>0</text:p>
                <draw:g>
                  <svg:desc>Arkusz3.L2:Arkusz3.L29</svg:desc>
                </draw:g>
              </table:table-cell>
              <table:table-cell office:value-type="float" office:value="0">
                <text:p>0</text:p>
                <draw:g>
                  <svg:desc>Arkusz3.M2:Arkusz3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100076923076918">
                <text:p>0.0010007692307691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577075333333333">
                <text:p>0.577075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294018181818183">
                <text:p>0.0294018181818183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11947875">
                <text:p>0.01194787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39200000000002">
                <text:p>0.0003920000000000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9266666666662">
                <text:p>0.0001926666666666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32999999999947">
                <text:p>0.00023299999999994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725449999999995">
                <text:p>0.00725449999999995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2924877">
                <text:p>0.29248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87363">
                <text:p>0.1873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5424">
                <text:p>0.0354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5067">
                <text:p>0.0150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19375">
                <text:p>0.01219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503371428571427">
                <text:p>0.0050337142857142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71241">
                <text:p>0.07124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6527272727274">
                <text:p>0.09065272727272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317500000000071">
                <text:p>0.00031750000000007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244626923076923">
                <text:p>0.24462692307692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3849999999999">
                <text:p>0.074384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